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80.25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77.95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138.16pt"/>
    </style:style>
    <style:style style:name="co16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87d1d1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450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7a19a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f7a19a" style:text-align-source="fix" style:repeat-content="false" fo:border-left="0.06pt solid #000000" fo:border-right="0.99pt solid #000000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 style:data-style-name="N11">
      <style:table-cell-properties fo:border-bottom="0.06pt solid #000000" fo:background-color="#f7a19a" fo:border-left="0.06pt solid #000000" fo:border-right="0.99pt solid #000000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f7a19a" fo:border-left="0.06pt solid #000000" fo:border-right="0.99pt solid #000000" fo:border-top="0.06pt solid #000000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fo:background-color="#f7a19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 style:data-style-name="N11">
      <style:table-cell-properties fo:background-color="#f7a19a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61">
      <style:table-cell-properties fo:background-color="#f7a19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 style:data-style-name="N61">
      <style:table-cell-properties fo:background-color="#f7a19a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 style:data-style-name="N11">
      <style:table-cell-properties fo:background-color="#c2e0ae" fo:border="0.06pt solid #000000"/>
      <style:text-properties fo:font-size="12pt" style:font-size-asian="12pt" style:font-size-complex="12pt"/>
    </style:style>
    <style:style style:name="ce17" style:family="table-cell" style:parent-style-name="Default" style:data-style-name="N11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 style:data-style-name="N11">
      <style:table-cell-properties fo:background-color="#c2e0ae" fo:border="0.06pt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453.46pt" svg:height="255.26pt" svg:x="163.9pt" svg:y="47.42pt">
            <loext:p/>
            <draw:object draw:notify-on-update-of-ranges="Sheet1.B27:Sheet1.B37 Sheet1.A14:Sheet1.A14 Sheet1.M4:Sheet1.M14 Sheet1.A15:Sheet1.A15 Sheet1.M15:Sheet1.M25 Sheet1.A27:Sheet1.A27 Sheet1.M27:Sheet1.M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40.8pt" svg:y="50.49pt">
            <loext:p/>
            <draw:object draw:notify-on-update-of-ranges="Sheet1.B27:Sheet1.B37 Sheet1.A14:Sheet1.A14 Sheet1.Q4:Sheet1.Q14 Sheet1.A15:Sheet1.A15 Sheet1.T15:Sheet1.T25 Sheet1.A27:Sheet1.A27 Sheet1.T27:Sheet1.T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1152.03pt" svg:y="51.25pt">
            <loext:p/>
            <draw:object draw:notify-on-update-of-ranges="Sheet1.B27:Sheet1.B38 Sheet1.A14:Sheet1.A14 Sheet1.AK4:Sheet1.AK14 Sheet1.A15:Sheet1.A15 Sheet1.AK15:Sheet1.AK26 Sheet1.A27:Sheet1.A27 Sheet1.AK27:Sheet1.AK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65.49pt" svg:y="324.54pt">
            <loext:p/>
            <draw:object draw:notify-on-update-of-ranges="Sheet1.B27:Sheet1.B37 Sheet1.A14:Sheet1.A14 Sheet1.AG4:Sheet1.AG14 Sheet1.A27:Sheet1.A27 Sheet1.AG27:Sheet1.AG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640.03pt" svg:y="324.54pt">
            <loext:p/>
            <draw:object draw:notify-on-update-of-ranges="Sheet1.B27:Sheet1.B38 Sheet1.A14:Sheet1.A14 Sheet1.AJ4:Sheet1.AJ14 Sheet1.A27:Sheet1.A27 Sheet1.AJ27:Sheet1.AJ3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1152.03pt" svg:y="320.03pt">
            <loext:p/>
            <draw:object draw:notify-on-update-of-ranges="Sheet1.B27:Sheet1.B37 Sheet1.A14:Sheet1.A14 Sheet1.AM4:Sheet1.AM14 Sheet1.A15:Sheet1.A15 Sheet1.AM15:Sheet1.AM26 Sheet1.A27:Sheet1.A27 Sheet1.AM27:Sheet1.AM3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6pt" svg:x="1663.99pt" svg:y="318.53pt">
            <loext:p/>
            <draw:object draw:notify-on-update-of-ranges="Sheet1.B27:Sheet1.B37 Sheet1.A14:Sheet1.A14 Sheet1.AP4:Sheet1.AP14 Sheet1.A27:Sheet1.A27 Sheet1.AP27:Sheet1.AP3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46pt" svg:height="255.26pt" svg:x="163.93pt" svg:y="603.86pt">
            <loext:p/>
            <draw:object draw:notify-on-update-of-ranges="Sheet1.B15:Sheet1.B26 Sheet1.A14:Sheet1.A14 Sheet1.AV4:Sheet1.AV14 Sheet1.A15:Sheet1.A15 Sheet1.AV15:Sheet1.AV26 Sheet1.A27:Sheet1.A27 Sheet1.AV27:Sheet1.AV3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46pt" svg:height="255.26pt" svg:x="1660.9pt" svg:y="49.75pt">
            <loext:p/>
            <draw:object draw:notify-on-update-of-ranges="Sheet1.B27:Sheet1.B38 Sheet1.A14:Sheet1.A14 Sheet1.AN4:Sheet1.AN14 Sheet1.A15:Sheet1.A15 Sheet1.AN15:Sheet1.AN26 Sheet1.A27:Sheet1.A27 Sheet1.AN27:Sheet1.AN3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46pt" svg:height="255.26pt" svg:x="643.15pt" svg:y="603.1pt">
            <loext:p/>
            <draw:object draw:notify-on-update-of-ranges="Sheet1.B15:Sheet1.B26 Sheet1.A14:Sheet1.A14 Sheet1.H4:Sheet1.H14 Sheet1.A15:Sheet1.A15 Sheet1.H15:Sheet1.H26 Sheet1.A27:Sheet1.A27 Sheet1.H27:Sheet1.H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46pt" svg:height="255.26pt" svg:x="1152pt" svg:y="601.63pt">
            <loext:p/>
            <draw:object draw:notify-on-update-of-ranges="Sheet1.B28:Sheet1.B38 Sheet1.AE3:Sheet1.AE3 Sheet1.AE28:Sheet1.AE38 Sheet1.AF3:Sheet1.AF3 Sheet1.AG27:Sheet1.AG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5" table:default-cell-style-name="ce4"/>
        <table:table-column table:style-name="co9" table:default-cell-style-name="ce4"/>
        <table:table-column table:style-name="co10" table:default-cell-style-name="ce6"/>
        <table:table-column table:style-name="co11" table:default-cell-style-name="ce6"/>
        <table:table-column table:style-name="co1" table:number-columns-repeated="13" table:default-cell-style-name="ce6"/>
        <table:table-column table:style-name="co12" table:default-cell-style-name="ce6"/>
        <table:table-column table:style-name="co1" table:number-columns-repeated="4" table:default-cell-style-name="ce8"/>
        <table:table-column table:style-name="co1" table:default-cell-style-name="ce11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13"/>
        <table:table-column table:style-name="co13" table:default-cell-style-name="ce26"/>
        <table:table-column table:style-name="co14" table:default-cell-style-name="ce26"/>
        <table:table-column table:style-name="co14" table:default-cell-style-name="ce13"/>
        <table:table-column table:style-name="co15" table:default-cell-style-name="ce14"/>
        <table:table-column table:style-name="co16" table:default-cell-style-name="ce14"/>
        <table:table-column table:style-name="co1" table:default-cell-style-name="ce16"/>
        <table:table-column table:style-name="co1" table:number-columns-repeated="976" table:default-cell-style-name="ce18"/>
        <table:table-row table:style-name="ro2">
          <table:table-cell table:style-name="ce1" office:value-type="string" calcext:value-type="string" table:number-columns-spanned="3" table:number-rows-spanned="1">
            <text:p>Test Settings</text:p>
          </table:table-cell>
          <table:covered-table-cell table:number-columns-repeated="2" table:style-name="ce1"/>
          <table:table-cell table:style-name="ce5" office:value-type="string" calcext:value-type="string" table:number-columns-spanned="9" table:number-rows-spanned="1">
            <text:p>Cost (Number of containers)</text:p>
          </table:table-cell>
          <table:covered-table-cell table:number-columns-repeated="8" table:style-name="ce5"/>
          <table:table-cell table:style-name="ce9" office:value-type="string" calcext:value-type="string" table:number-columns-spanned="16" table:number-rows-spanned="1">
            <text:p>Resource Utilisation</text:p>
          </table:table-cell>
          <table:covered-table-cell table:number-columns-repeated="15" table:style-name="ce9"/>
          <table:table-cell table:style-name="ce15" office:value-type="string" calcext:value-type="string" table:number-columns-spanned="17" table:number-rows-spanned="1">
            <text:p>Overhead</text:p>
          </table:table-cell>
          <table:covered-table-cell table:number-columns-repeated="3" table:style-name="ce15"/>
          <table:covered-table-cell table:style-name="ce20"/>
          <table:covered-table-cell table:number-columns-repeated="2" table:style-name="ce15"/>
          <table:covered-table-cell table:style-name="ce23"/>
          <table:covered-table-cell table:number-columns-repeated="2" table:style-name="ce15"/>
          <table:covered-table-cell table:style-name="ce23"/>
          <table:covered-table-cell table:number-columns-repeated="2" table:style-name="ce15"/>
          <table:covered-table-cell table:style-name="ce23"/>
          <table:covered-table-cell table:number-columns-repeated="2" table:style-name="ce25"/>
          <table:covered-table-cell table:style-name="ce23"/>
          <table:table-cell table:style-name="ce28" office:value-type="string" calcext:value-type="string" table:number-columns-spanned="3" table:number-rows-spanned="1">
            <text:p>SLA</text:p>
          </table:table-cell>
          <table:covered-table-cell table:style-name="ce28"/>
          <table:covered-table-cell table:style-name="ce31"/>
          <table:table-cell table:number-columns-repeated="976"/>
        </table:table-row>
        <table:table-row table:style-name="ro3">
          <table:table-cell table:style-name="ce1" office:value-type="string" calcext:value-type="string" table:number-columns-spanned="1" table:number-rows-spanned="2">
            <text:p>Evaluation</text:p>
          </table:table-cell>
          <table:table-cell table:style-name="ce1" office:value-type="string" calcext:value-type="string" table:number-columns-spanned="1" table:number-rows-spanned="2">
            <text:p>Users</text:p>
          </table:table-cell>
          <table:table-cell table:style-name="ce1" office:value-type="string" calcext:value-type="string" table:number-columns-spanned="1" table:number-rows-spanned="2">
            <text:p>Requests</text:p>
          </table:table-cell>
          <table:table-cell table:style-name="ce5" office:value-type="string" calcext:value-type="string" table:number-columns-spanned="5" table:number-rows-spanned="1">
            <text:p>Avg Scale</text:p>
          </table:table-cell>
          <table:covered-table-cell table:number-columns-repeated="4" table:style-name="ce5"/>
          <table:table-cell table:style-name="ce5" office:value-type="string" calcext:value-type="string" table:number-columns-spanned="4" table:number-rows-spanned="1">
            <text:p>Max Scale</text:p>
          </table:table-cell>
          <table:covered-table-cell table:number-columns-repeated="3" table:style-name="ce5"/>
          <table:table-cell table:style-name="ce9" office:value-type="string" calcext:value-type="string" table:number-columns-spanned="4" table:number-rows-spanned="1">
            <text:p>CPU (Average Percentage)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emory (Average Bytes)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etwork IN (Average Rate, Bytes/sec)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etwork OUT (Average Rate, Bytes/sec)</text:p>
          </table:table-cell>
          <table:covered-table-cell table:number-columns-repeated="3" table:style-name="ce9"/>
          <table:table-cell table:style-name="ce15" office:value-type="string" calcext:value-type="string" table:number-columns-spanned="5" table:number-rows-spanned="1">
            <text:p>CPU</text:p>
          </table:table-cell>
          <table:covered-table-cell table:number-columns-repeated="3" table:style-name="ce15"/>
          <table:covered-table-cell table:style-name="ce20"/>
          <table:table-cell table:style-name="ce15" office:value-type="string" calcext:value-type="string" table:number-columns-spanned="3" table:number-rows-spanned="1">
            <text:p>Memory</text:p>
          </table:table-cell>
          <table:covered-table-cell table:style-name="ce15"/>
          <table:covered-table-cell table:style-name="ce23"/>
          <table:table-cell table:style-name="ce15" office:value-type="string" calcext:value-type="string" table:number-columns-spanned="3" table:number-rows-spanned="1">
            <text:p>Network In</text:p>
          </table:table-cell>
          <table:covered-table-cell table:style-name="ce15"/>
          <table:covered-table-cell table:style-name="ce23"/>
          <table:table-cell table:style-name="ce15" office:value-type="string" calcext:value-type="string" table:number-columns-spanned="3" table:number-rows-spanned="1">
            <text:p>Network Out</text:p>
          </table:table-cell>
          <table:covered-table-cell table:style-name="ce15"/>
          <table:covered-table-cell table:style-name="ce23"/>
          <table:table-cell table:style-name="ce25" office:value-type="string" calcext:value-type="string" table:number-columns-spanned="3" table:number-rows-spanned="1">
            <text:p>Network Total</text:p>
          </table:table-cell>
          <table:covered-table-cell table:style-name="ce25"/>
          <table:covered-table-cell table:style-name="ce23"/>
          <table:table-cell table:style-name="ce29" office:value-type="string" calcext:value-type="string" table:number-columns-spanned="1" table:number-rows-spanned="2">
            <text:p>Requests #</text:p>
          </table:table-cell>
          <table:table-cell table:style-name="ce29" office:value-type="string" calcext:value-type="string" table:number-columns-spanned="1" table:number-rows-spanned="2">
            <text:p>Violations #</text:p>
          </table:table-cell>
          <table:table-cell table:style-name="ce17" office:value-type="string" calcext:value-type="string" table:number-columns-spanned="1" table:number-rows-spanned="2">
            <text:p>%</text:p>
          </table:table-cell>
          <table:table-cell table:number-columns-repeated="976"/>
        </table:table-row>
        <table:table-row table:style-name="ro3">
          <table:covered-table-cell table:number-columns-repeated="3" table:style-name="ce1"/>
          <table:table-cell table:style-name="ce5" office:value-type="string" calcext:value-type="string">
            <text:p>Business/Monolith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Memory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siness/Monolith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9" office:value-type="string" calcext:value-type="string">
            <text:p>Business/Monolith</text:p>
          </table:table-cell>
          <table:table-cell table:style-name="ce9" office:value-type="string" calcext:value-type="string">
            <text:p>IO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Memory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15" office:value-type="string" calcext:value-type="string">
            <text:p>Normalised Workload</text:p>
          </table:table-cell>
          <table:table-cell table:style-name="ce15" office:value-type="string" calcext:value-type="string">
            <text:p>Normalised Controller</text:p>
          </table:table-cell>
          <table:table-cell table:style-name="ce20" office:value-type="string" calcext:value-type="string">
            <text:p>Overhead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table-cell table:style-name="ce25" office:value-type="string" calcext:value-type="string">
            <text:p>Workload</text:p>
          </table:table-cell>
          <table:table-cell table:style-name="ce25" office:value-type="string" calcext:value-type="string">
            <text:p>Controller</text:p>
          </table:table-cell>
          <table:table-cell table:style-name="ce23" office:value-type="string" calcext:value-type="string">
            <text:p>Overhead</text:p>
          </table:table-cell>
          <table:covered-table-cell table:number-columns-repeated="2" table:style-name="ce29"/>
          <table:covered-table-cell table:style-name="ce31"/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/A</text:p>
          </table:table-cell>
          <table:table-cell table:formula="of:=SUM([.$D4:.$G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8.6385600534351" calcext:value-type="float">
            <text:p>28.638560053435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8312741.647059" calcext:value-type="float">
            <text:p>128312741.64705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311.7070090068" calcext:value-type="float">
            <text:p>10311.707009006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053.88079258554" calcext:value-type="float">
            <text:p>6053.8807925855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7.2771201068702" calcext:value-type="float">
            <text:p>57.2771201068702</text:p>
          </table:table-cell>
          <table:table-cell office:value-type="float" office:value="118.527589365792" calcext:value-type="float">
            <text:p>118.527589365792</text:p>
          </table:table-cell>
          <table:table-cell table:number-columns-repeated="2"/>
          <table:table-cell table:style-name="ce10" table:formula="of:=[.$AD4]/([.$AD4]+[.$AC4])" office:value-type="percentage" office:value="0.674200308520308" calcext:value-type="percentage">
            <text:p>67.42%</text:p>
          </table:table-cell>
          <table:table-cell office:value-type="float" office:value="128312741.647059" calcext:value-type="float">
            <text:p>128312741.647059</text:p>
          </table:table-cell>
          <table:table-cell office:value-type="float" office:value="641605154.061925" calcext:value-type="float">
            <text:p>641605154.061925</text:p>
          </table:table-cell>
          <table:table-cell table:formula="of:=[.$AI4]/([.$AI4]+[.$AH4])" office:value-type="percentage" office:value="0.833342305248144" calcext:value-type="percentage">
            <text:p>83.33%</text:p>
          </table:table-cell>
          <table:table-cell office:value-type="float" office:value="8619027.57465221" calcext:value-type="float">
            <text:p>8619027.57465221</text:p>
          </table:table-cell>
          <table:table-cell office:value-type="float" office:value="77055320.7727164" calcext:value-type="float">
            <text:p>77055320.7727164</text:p>
          </table:table-cell>
          <table:table-cell table:formula="of:=[.$AL4]/([.$AL4]+[.$AK4])" office:value-type="percentage" office:value="0.899397804116278" calcext:value-type="percentage">
            <text:p>89.94%</text:p>
          </table:table-cell>
          <table:table-cell office:value-type="float" office:value="5008763.60042026" calcext:value-type="float">
            <text:p>5008763.60042026</text:p>
          </table:table-cell>
          <table:table-cell office:value-type="float" office:value="73154633.9572847" calcext:value-type="float">
            <text:p>73154633.9572847</text:p>
          </table:table-cell>
          <table:table-cell table:formula="of:=[.$AO4]/([.$AO4]+[.$AN4])" office:value-type="percentage" office:value="0.935919320846788" calcext:value-type="percentage">
            <text:p>93.59%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$AU4]/[.$AT4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.58353510895884" calcext:value-type="float">
            <text:p>1.58353510895884</text:p>
          </table:table-cell>
          <table:table-cell table:number-columns-repeated="3" office:value-type="string" calcext:value-type="string">
            <text:p>N/A</text:p>
          </table:table-cell>
          <table:table-cell table:formula="of:=SUM([.$D5:.$G5])" office:value-type="float" office:value="1.58353510895884" calcext:value-type="float">
            <text:p>1.583535108958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7.3132768555595" calcext:value-type="float">
            <text:p>27.313276855559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76098318.075601" calcext:value-type="float">
            <text:p>176098318.07560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924.33186565004" calcext:value-type="float">
            <text:p>5924.3318656500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172.50646429932" calcext:value-type="float">
            <text:p>5172.5064642993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65.596427806424" calcext:value-type="float">
            <text:p>165.596427806424</text:p>
          </table:table-cell>
          <table:table-cell office:value-type="float" office:value="113.538362612953" calcext:value-type="float">
            <text:p>113.538362612953</text:p>
          </table:table-cell>
          <table:table-cell table:number-columns-repeated="2"/>
          <table:table-cell table:style-name="ce10" table:formula="of:=[.$AD5]/([.$AD5]+[.$AC5])" office:value-type="percentage" office:value="0.406751026779467" calcext:value-type="percentage">
            <text:p>40.68%</text:p>
          </table:table-cell>
          <table:table-cell office:value-type="float" office:value="479283572.461723" calcext:value-type="float">
            <text:p>479283572.461723</text:p>
          </table:table-cell>
          <table:table-cell office:value-type="float" office:value="625497118.611719" calcext:value-type="float">
            <text:p>625497118.611719</text:p>
          </table:table-cell>
          <table:table-cell table:formula="of:=[.$AI5]/([.$AI5]+[.$AH5])" office:value-type="percentage" office:value="0.566173108985065" calcext:value-type="percentage">
            <text:p>56.62%</text:p>
          </table:table-cell>
          <table:table-cell office:value-type="float" office:value="13137997.1183842" calcext:value-type="float">
            <text:p>13137997.1183842</text:p>
          </table:table-cell>
          <table:table-cell office:value-type="float" office:value="123302683.537403" calcext:value-type="float">
            <text:p>123302683.537403</text:p>
          </table:table-cell>
          <table:table-cell table:formula="of:=[.$AL5]/([.$AL5]+[.$AK5])" office:value-type="percentage" office:value="0.903709091341102" calcext:value-type="percentage">
            <text:p>90.37%</text:p>
          </table:table-cell>
          <table:table-cell office:value-type="float" office:value="11598092.2773624" calcext:value-type="float">
            <text:p>11598092.2773624</text:p>
          </table:table-cell>
          <table:table-cell office:value-type="float" office:value="109513471.692152" calcext:value-type="float">
            <text:p>109513471.692152</text:p>
          </table:table-cell>
          <table:table-cell table:formula="of:=[.$AO5]/([.$AO5]+[.$AN5])" office:value-type="percentage" office:value="0.904236293403974" calcext:value-type="percentage">
            <text:p>90.42%</text:p>
          </table:table-cell>
          <table:table-cell table:formula="of:=[.$AK5]+[.$AN5]" office:value-type="float" office:value="24736089.3957466" calcext:value-type="float">
            <text:p>2.47E+07</text:p>
          </table:table-cell>
          <table:table-cell table:formula="of:=[.$AL5]+[.$AO5]" office:value-type="float" office:value="232816155.229555" calcext:value-type="float">
            <text:p>2.33E+08</text:p>
          </table:table-cell>
          <table:table-cell table:formula="of:=[.$AR5]/([.$AR5]+[.$AQ5])" office:value-type="percentage" office:value="0.903957003241289" calcext:value-type="percentage">
            <text:p>90.40%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[.$AU5]/[.$AT5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1.80913978494624" calcext:value-type="float">
            <text:p>1.80913978494624</text:p>
          </table:table-cell>
          <table:table-cell table:number-columns-repeated="3" office:value-type="string" calcext:value-type="string">
            <text:p>N/A</text:p>
          </table:table-cell>
          <table:table-cell table:formula="of:=SUM([.$D6:.$G6])" office:value-type="float" office:value="1.80913978494624" calcext:value-type="float">
            <text:p>1.809139784946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0.5999317295139" calcext:value-type="float">
            <text:p>50.599931729513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37062362.968553" calcext:value-type="float">
            <text:p>237062362.96855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137.9152410553" calcext:value-type="float">
            <text:p>12137.915241055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699.29210554466" calcext:value-type="float">
            <text:p>6699.2921055446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93.840404128087" calcext:value-type="float">
            <text:p>293.840404128087</text:p>
          </table:table-cell>
          <table:table-cell office:value-type="float" office:value="112.054767183475" calcext:value-type="float">
            <text:p>112.054767183475</text:p>
          </table:table-cell>
          <table:table-cell table:number-columns-repeated="2"/>
          <table:table-cell table:style-name="ce10" table:formula="of:=[.$AD6]/([.$AD6]+[.$AC6])" office:value-type="percentage" office:value="0.276068243978844" calcext:value-type="percentage">
            <text:p>27.61%</text:p>
          </table:table-cell>
          <table:table-cell office:value-type="float" office:value="685675854.7919" calcext:value-type="float">
            <text:p>685675854.7919</text:p>
          </table:table-cell>
          <table:table-cell office:value-type="float" office:value="632341307.527809" calcext:value-type="float">
            <text:p>632341307.527809</text:p>
          </table:table-cell>
          <table:table-cell table:formula="of:=[.$AI6]/([.$AI6]+[.$AH6])" office:value-type="percentage" office:value="0.479767127170703" calcext:value-type="percentage">
            <text:p>47.98%</text:p>
          </table:table-cell>
          <table:table-cell office:value-type="float" office:value="29134336.7608212" calcext:value-type="float">
            <text:p>29134336.7608212</text:p>
          </table:table-cell>
          <table:table-cell office:value-type="float" office:value="117342721.99983" calcext:value-type="float">
            <text:p>117342721.99983</text:p>
          </table:table-cell>
          <table:table-cell table:formula="of:=[.$AL6]/([.$AL6]+[.$AK6])" office:value-type="percentage" office:value="0.801099660197111" calcext:value-type="percentage">
            <text:p>80.11%</text:p>
          </table:table-cell>
          <table:table-cell office:value-type="float" office:value="15888378.5631467" calcext:value-type="float">
            <text:p>15888378.5631467</text:p>
          </table:table-cell>
          <table:table-cell office:value-type="float" office:value="105373742.476031" calcext:value-type="float">
            <text:p>105373742.476031</text:p>
          </table:table-cell>
          <table:table-cell table:formula="of:=[.$AO6]/([.$AO6]+[.$AN6])" office:value-type="percentage" office:value="0.868974924510735" calcext:value-type="percentage">
            <text:p>86.90%</text:p>
          </table:table-cell>
          <table:table-cell table:formula="of:=[.$AK6]+[.$AN6]" office:value-type="float" office:value="45022715.3239679" calcext:value-type="float">
            <text:p>4.50E+07</text:p>
          </table:table-cell>
          <table:table-cell table:formula="of:=[.$AL6]+[.$AO6]" office:value-type="float" office:value="222716464.475861" calcext:value-type="float">
            <text:p>2.23E+08</text:p>
          </table:table-cell>
          <table:table-cell table:formula="of:=[.$AR6]/([.$AR6]+[.$AQ6])" office:value-type="percentage" office:value="0.831841139732973" calcext:value-type="percentage">
            <text:p>83.18%</text:p>
          </table:table-cell>
          <table:table-cell office:value-type="float" office:value="1510" calcext:value-type="float">
            <text:p>1510</text:p>
          </table:table-cell>
          <table:table-cell office:value-type="float" office:value="13" calcext:value-type="float">
            <text:p>13</text:p>
          </table:table-cell>
          <table:table-cell table:formula="of:=[.$AU6]/[.$AT6]" office:value-type="percentage" office:value="0.00860927152317881" calcext:value-type="percentage">
            <text:p>0.86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0" calcext:value-type="float">
            <text:p>2250</text:p>
          </table:table-cell>
          <table:table-cell office:value-type="float" office:value="1.96808510638298" calcext:value-type="float">
            <text:p>1.96808510638298</text:p>
          </table:table-cell>
          <table:table-cell table:number-columns-repeated="3" office:value-type="string" calcext:value-type="string">
            <text:p>N/A</text:p>
          </table:table-cell>
          <table:table-cell table:formula="of:=SUM([.$D7:.$G7])" office:value-type="float" office:value="1.96808510638298" calcext:value-type="float">
            <text:p>1.968085106382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9.5785064471692" calcext:value-type="float">
            <text:p>49.578506447169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78666804.594435" calcext:value-type="float">
            <text:p>178666804.59443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908.452926294" calcext:value-type="float">
            <text:p>12908.45292629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672.24704772232" calcext:value-type="float">
            <text:p>6672.2470477223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09.929171682046" calcext:value-type="float">
            <text:p>309.929171682046</text:p>
          </table:table-cell>
          <table:table-cell office:value-type="float" office:value="125.831340517803" calcext:value-type="float">
            <text:p>125.831340517803</text:p>
          </table:table-cell>
          <table:table-cell table:number-columns-repeated="2"/>
          <table:table-cell table:style-name="ce10" table:formula="of:=[.$AD7]/([.$AD7]+[.$AC7])" office:value-type="percentage" office:value="0.288762604676061" calcext:value-type="percentage">
            <text:p>28.88%</text:p>
          </table:table-cell>
          <table:table-cell office:value-type="float" office:value="688520475.93165" calcext:value-type="float">
            <text:p>688520475.93165</text:p>
          </table:table-cell>
          <table:table-cell office:value-type="float" office:value="694904364.071098" calcext:value-type="float">
            <text:p>694904364.071098</text:p>
          </table:table-cell>
          <table:table-cell table:formula="of:=[.$AI7]/([.$AI7]+[.$AH7])" office:value-type="percentage" office:value="0.502307276823017" calcext:value-type="percentage">
            <text:p>50.23%</text:p>
          </table:table-cell>
          <table:table-cell office:value-type="float" office:value="46120518.0252502" calcext:value-type="float">
            <text:p>46120518.0252502</text:p>
          </table:table-cell>
          <table:table-cell office:value-type="float" office:value="184926682.358366" calcext:value-type="float">
            <text:p>184926682.358366</text:p>
          </table:table-cell>
          <table:table-cell table:formula="of:=[.$AL7]/([.$AL7]+[.$AK7])" office:value-type="percentage" office:value="0.800384865305987" calcext:value-type="percentage">
            <text:p>80.04%</text:p>
          </table:table-cell>
          <table:table-cell office:value-type="float" office:value="23868884.8870563" calcext:value-type="float">
            <text:p>23868884.8870563</text:p>
          </table:table-cell>
          <table:table-cell office:value-type="float" office:value="175110184.290679" calcext:value-type="float">
            <text:p>175110184.290679</text:p>
          </table:table-cell>
          <table:table-cell table:formula="of:=[.$AO7]/([.$AO7]+[.$AN7])" office:value-type="percentage" office:value="0.880043237785298" calcext:value-type="percentage">
            <text:p>88.00%</text:p>
          </table:table-cell>
          <table:table-cell table:formula="of:=[.$AK7]+[.$AN7]" office:value-type="float" office:value="69989402.9123065" calcext:value-type="float">
            <text:p>7.00E+07</text:p>
          </table:table-cell>
          <table:table-cell table:formula="of:=[.$AL7]+[.$AO7]" office:value-type="float" office:value="360036866.649045" calcext:value-type="float">
            <text:p>3.60E+08</text:p>
          </table:table-cell>
          <table:table-cell table:formula="of:=[.$AR7]/([.$AR7]+[.$AQ7])" office:value-type="percentage" office:value="0.837243889812361" calcext:value-type="percentage">
            <text:p>83.72%</text:p>
          </table:table-cell>
          <table:table-cell office:value-type="float" office:value="2277" calcext:value-type="float">
            <text:p>2277</text:p>
          </table:table-cell>
          <table:table-cell office:value-type="float" office:value="482" calcext:value-type="float">
            <text:p>482</text:p>
          </table:table-cell>
          <table:table-cell table:formula="of:=[.$AU7]/[.$AT7]" office:value-type="percentage" office:value="0.211682037768994" calcext:value-type="percentage">
            <text:p>21.17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1.84829329962073" calcext:value-type="float">
            <text:p>1.84829329962073</text:p>
          </table:table-cell>
          <table:table-cell table:number-columns-repeated="3" office:value-type="string" calcext:value-type="string">
            <text:p>N/A</text:p>
          </table:table-cell>
          <table:table-cell table:formula="of:=SUM([.$D8:.$G8])" office:value-type="float" office:value="1.84829329962073" calcext:value-type="float">
            <text:p>1.848293299620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6.3549744523243" calcext:value-type="float">
            <text:p>46.354974452324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65541330.211382" calcext:value-type="float">
            <text:p>165541330.21138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1499.0980927622" calcext:value-type="float">
            <text:p>11499.098092762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073.45783738353" calcext:value-type="float">
            <text:p>7073.4578373835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70.800471616802" calcext:value-type="float">
            <text:p>270.800471616802</text:p>
          </table:table-cell>
          <table:table-cell office:value-type="float" office:value="93.331730670096" calcext:value-type="float">
            <text:p>93.331730670096</text:p>
          </table:table-cell>
          <table:table-cell table:number-columns-repeated="2"/>
          <table:table-cell table:style-name="ce10" table:formula="of:=[.$AD8]/([.$AD8]+[.$AC8])" office:value-type="percentage" office:value="0.256312762463564" calcext:value-type="percentage">
            <text:p>25.63%</text:p>
          </table:table-cell>
          <table:table-cell office:value-type="float" office:value="513390786.135759" calcext:value-type="float">
            <text:p>513390786.135759</text:p>
          </table:table-cell>
          <table:table-cell office:value-type="float" office:value="379094615.321006" calcext:value-type="float">
            <text:p>379094615.321006</text:p>
          </table:table-cell>
          <table:table-cell table:formula="of:=[.$AI8]/([.$AI8]+[.$AH8])" office:value-type="percentage" office:value="0.424762819315841" calcext:value-type="percentage">
            <text:p>42.48%</text:p>
          </table:table-cell>
          <table:table-cell office:value-type="float" office:value="54902089.0346794" calcext:value-type="float">
            <text:p>54902089.0346794</text:p>
          </table:table-cell>
          <table:table-cell office:value-type="float" office:value="10411877.5031868" calcext:value-type="float">
            <text:p>10411877.5031868</text:p>
          </table:table-cell>
          <table:table-cell table:formula="of:=[.$AL8]/([.$AL8]+[.$AK8])" office:value-type="percentage" office:value="0.159412726788695" calcext:value-type="percentage">
            <text:p>15.94%</text:p>
          </table:table-cell>
          <table:table-cell office:value-type="float" office:value="33967415.1462181" calcext:value-type="float">
            <text:p>33967415.1462181</text:p>
          </table:table-cell>
          <table:table-cell office:value-type="float" office:value="217410014.891157" calcext:value-type="float">
            <text:p>217410014.891157</text:p>
          </table:table-cell>
          <table:table-cell table:formula="of:=[.$AO8]/([.$AO8]+[.$AN8])" office:value-type="percentage" office:value="0.864874841225134" calcext:value-type="percentage">
            <text:p>86.49%</text:p>
          </table:table-cell>
          <table:table-cell table:formula="of:=[.$AK8]+[.$AN8]" office:value-type="float" office:value="88869504.1808975" calcext:value-type="float">
            <text:p>8.89E+07</text:p>
          </table:table-cell>
          <table:table-cell table:formula="of:=[.$AL8]+[.$AO8]" office:value-type="float" office:value="227821892.394344" calcext:value-type="float">
            <text:p>2.28E+08</text:p>
          </table:table-cell>
          <table:table-cell table:formula="of:=[.$AR8]/([.$AR8]+[.$AQ8])" office:value-type="percentage" office:value="0.719381375238012" calcext:value-type="percentage">
            <text:p>71.94%</text:p>
          </table:table-cell>
          <table:table-cell office:value-type="float" office:value="3036" calcext:value-type="float">
            <text:p>3036</text:p>
          </table:table-cell>
          <table:table-cell office:value-type="float" office:value="1176" calcext:value-type="float">
            <text:p>1176</text:p>
          </table:table-cell>
          <table:table-cell table:formula="of:=[.$AU8]/[.$AT8]" office:value-type="percentage" office:value="0.387351778656126" calcext:value-type="percentage">
            <text:p>38.74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750" calcext:value-type="float">
            <text:p>3750</text:p>
          </table:table-cell>
          <table:table-cell office:value-type="float" office:value="1.87426160337553" calcext:value-type="float">
            <text:p>1.87426160337553</text:p>
          </table:table-cell>
          <table:table-cell table:number-columns-repeated="3" office:value-type="string" calcext:value-type="string">
            <text:p>N/A</text:p>
          </table:table-cell>
          <table:table-cell table:formula="of:=SUM([.$D9:.$G9])" office:value-type="float" office:value="1.87426160337553" calcext:value-type="float">
            <text:p>1.874261603375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1.9444081354404" calcext:value-type="float">
            <text:p>41.944408135440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59674991.689451" calcext:value-type="float">
            <text:p>259674991.68945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732.04865662316" calcext:value-type="float">
            <text:p>9732.0486566231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352.20091555768" calcext:value-type="float">
            <text:p>6352.2009155576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54.506672889649" calcext:value-type="float">
            <text:p>254.506672889649</text:p>
          </table:table-cell>
          <table:table-cell office:value-type="float" office:value="133.245650690263" calcext:value-type="float">
            <text:p>133.245650690263</text:p>
          </table:table-cell>
          <table:table-cell table:number-columns-repeated="2"/>
          <table:table-cell table:style-name="ce10" table:formula="of:=[.$AD9]/([.$AD9]+[.$AC9])" office:value-type="percentage" office:value="0.343635982526362" calcext:value-type="percentage">
            <text:p>34.36%</text:p>
          </table:table-cell>
          <table:table-cell office:value-type="float" office:value="732547557.9104" calcext:value-type="float">
            <text:p>732547557.9104</text:p>
          </table:table-cell>
          <table:table-cell office:value-type="float" office:value="782141263.145223" calcext:value-type="float">
            <text:p>782141263.145223</text:p>
          </table:table-cell>
          <table:table-cell table:formula="of:=[.$AI9]/([.$AI9]+[.$AH9])" office:value-type="percentage" office:value="0.516370922048616" calcext:value-type="percentage">
            <text:p>51.64%</text:p>
          </table:table-cell>
          <table:table-cell office:value-type="float" office:value="66081211.287978" calcext:value-type="float">
            <text:p>66081211.287978</text:p>
          </table:table-cell>
          <table:table-cell office:value-type="float" office:value="389461993.450587" calcext:value-type="float">
            <text:p>389461993.450587</text:p>
          </table:table-cell>
          <table:table-cell table:formula="of:=[.$AL9]/([.$AL9]+[.$AK9])" office:value-type="percentage" office:value="0.85493974973043" calcext:value-type="percentage">
            <text:p>85.49%</text:p>
          </table:table-cell>
          <table:table-cell office:value-type="float" office:value="43486732.3979104" calcext:value-type="float">
            <text:p>43486732.3979104</text:p>
          </table:table-cell>
          <table:table-cell office:value-type="float" office:value="367846294.671669" calcext:value-type="float">
            <text:p>367846294.671669</text:p>
          </table:table-cell>
          <table:table-cell table:formula="of:=[.$AO9]/([.$AO9]+[.$AN9])" office:value-type="percentage" office:value="0.894278529716617" calcext:value-type="percentage">
            <text:p>89.43%</text:p>
          </table:table-cell>
          <table:table-cell table:formula="of:=[.$AK9]+[.$AN9]" office:value-type="float" office:value="109567943.685888" calcext:value-type="float">
            <text:p>1.10E+08</text:p>
          </table:table-cell>
          <table:table-cell table:formula="of:=[.$AL9]+[.$AO9]" office:value-type="float" office:value="757308288.122256" calcext:value-type="float">
            <text:p>7.57E+08</text:p>
          </table:table-cell>
          <table:table-cell table:formula="of:=[.$AR9]/([.$AR9]+[.$AQ9])" office:value-type="percentage" office:value="0.873606012409234" calcext:value-type="percentage">
            <text:p>87.36%</text:p>
          </table:table-cell>
          <table:table-cell office:value-type="float" office:value="3838" calcext:value-type="float">
            <text:p>3838</text:p>
          </table:table-cell>
          <table:table-cell office:value-type="float" office:value="2450" calcext:value-type="float">
            <text:p>2450</text:p>
          </table:table-cell>
          <table:table-cell table:formula="of:=[.$AU9]/[.$AT9]" office:value-type="percentage" office:value="0.638353309015112" calcext:value-type="percentage">
            <text:p>63.84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500" calcext:value-type="float">
            <text:p>4500</text:p>
          </table:table-cell>
          <table:table-cell office:value-type="float" office:value="1.93333333333333" calcext:value-type="float">
            <text:p>1.93333333333333</text:p>
          </table:table-cell>
          <table:table-cell table:number-columns-repeated="3" office:value-type="string" calcext:value-type="string">
            <text:p>N/A</text:p>
          </table:table-cell>
          <table:table-cell table:formula="of:=SUM([.$D10:.$G10])" office:value-type="float" office:value="1.93333333333333" calcext:value-type="float">
            <text:p>1.933333333333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2.6013016813558" calcext:value-type="float">
            <text:p>52.601301681355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13868869.472119" calcext:value-type="float">
            <text:p>213868869.47211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705.8362001962" calcext:value-type="float">
            <text:p>13705.836200196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174.44718299189" calcext:value-type="float">
            <text:p>7174.4471829918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82.06022369099" calcext:value-type="float">
            <text:p>282.06022369099</text:p>
          </table:table-cell>
          <table:table-cell office:value-type="float" office:value="132.342892212209" calcext:value-type="float">
            <text:p>132.342892212209</text:p>
          </table:table-cell>
          <table:table-cell table:number-columns-repeated="2"/>
          <table:table-cell table:style-name="ce10" table:formula="of:=[.$AD10]/([.$AD10]+[.$AC10])" office:value-type="percentage" office:value="0.319357859855289" calcext:value-type="percentage">
            <text:p>31.94%</text:p>
          </table:table-cell>
          <table:table-cell office:value-type="float" office:value="644169204.929208" calcext:value-type="float">
            <text:p>644169204.929208</text:p>
          </table:table-cell>
          <table:table-cell office:value-type="float" office:value="759153716.84126" calcext:value-type="float">
            <text:p>759153716.84126</text:p>
          </table:table-cell>
          <table:table-cell table:formula="of:=[.$AI10]/([.$AI10]+[.$AH10])" office:value-type="percentage" office:value="0.540968657366112" calcext:value-type="percentage">
            <text:p>54.10%</text:p>
          </table:table-cell>
          <table:table-cell office:value-type="float" office:value="90193121.34211" calcext:value-type="float">
            <text:p>90193121.34211</text:p>
          </table:table-cell>
          <table:table-cell office:value-type="float" office:value="352856592.985778" calcext:value-type="float">
            <text:p>352856592.985778</text:p>
          </table:table-cell>
          <table:table-cell table:formula="of:=[.$AL10]/([.$AL10]+[.$AK10])" office:value-type="percentage" office:value="0.796426634697341" calcext:value-type="percentage">
            <text:p>79.64%</text:p>
          </table:table-cell>
          <table:table-cell office:value-type="float" office:value="47412938.9231931" calcext:value-type="float">
            <text:p>47412938.9231931</text:p>
          </table:table-cell>
          <table:table-cell office:value-type="float" office:value="333135179.543047" calcext:value-type="float">
            <text:p>333135179.543047</text:p>
          </table:table-cell>
          <table:table-cell table:formula="of:=[.$AO10]/([.$AO10]+[.$AN10])" office:value-type="percentage" office:value="0.875408820534218" calcext:value-type="percentage">
            <text:p>87.54%</text:p>
          </table:table-cell>
          <table:table-cell table:formula="of:=[.$AK10]+[.$AN10]" office:value-type="float" office:value="137606060.265303" calcext:value-type="float">
            <text:p>1.38E+08</text:p>
          </table:table-cell>
          <table:table-cell table:formula="of:=[.$AL10]+[.$AO10]" office:value-type="float" office:value="685991772.528825" calcext:value-type="float">
            <text:p>6.86E+08</text:p>
          </table:table-cell>
          <table:table-cell table:formula="of:=[.$AR10]/([.$AR10]+[.$AQ10])" office:value-type="percentage" office:value="0.832920808207493" calcext:value-type="percentage">
            <text:p>83.29%</text:p>
          </table:table-cell>
          <table:table-cell office:value-type="float" office:value="4567" calcext:value-type="float">
            <text:p>4567</text:p>
          </table:table-cell>
          <table:table-cell office:value-type="float" office:value="2299" calcext:value-type="float">
            <text:p>2299</text:p>
          </table:table-cell>
          <table:table-cell table:formula="of:=[.$AU10]/[.$AT10]" office:value-type="percentage" office:value="0.503393912853076" calcext:value-type="percentage">
            <text:p>50.34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1.86032233307751" calcext:value-type="float">
            <text:p>1.86032233307751</text:p>
          </table:table-cell>
          <table:table-cell table:number-columns-repeated="3" office:value-type="string" calcext:value-type="string">
            <text:p>N/A</text:p>
          </table:table-cell>
          <table:table-cell table:formula="of:=SUM([.$D11:.$G11])" office:value-type="float" office:value="1.86032233307751" calcext:value-type="float">
            <text:p>1.860322333077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0.5974401973418" calcext:value-type="float">
            <text:p>50.597440197341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66621.543434" calcext:value-type="float">
            <text:p>184866621.5434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041.0317651358" calcext:value-type="float">
            <text:p>13041.031765135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751.14700345204" calcext:value-type="float">
            <text:p>7751.1470034520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92.795225679372" calcext:value-type="float">
            <text:p>292.795225679372</text:p>
          </table:table-cell>
          <table:table-cell office:value-type="float" office:value="134.389092014634" calcext:value-type="float">
            <text:p>134.389092014634</text:p>
          </table:table-cell>
          <table:table-cell table:number-columns-repeated="2"/>
          <table:table-cell table:style-name="ce10" table:formula="of:=[.$AD11]/([.$AD11]+[.$AC11])" office:value-type="percentage" office:value="0.314592756447809" calcext:value-type="percentage">
            <text:p>31.46%</text:p>
          </table:table-cell>
          <table:table-cell office:value-type="float" office:value="549321542.58951" calcext:value-type="float">
            <text:p>549321542.58951</text:p>
          </table:table-cell>
          <table:table-cell office:value-type="float" office:value="831291702.30303" calcext:value-type="float">
            <text:p>831291702.30303</text:p>
          </table:table-cell>
          <table:table-cell table:formula="of:=[.$AI11]/([.$AI11]+[.$AH11])" office:value-type="percentage" office:value="0.602117722235624" calcext:value-type="percentage">
            <text:p>60.21%</text:p>
          </table:table-cell>
          <table:table-cell office:value-type="float" office:value="98698114.5280433" calcext:value-type="float">
            <text:p>98698114.5280433</text:p>
          </table:table-cell>
          <table:table-cell office:value-type="float" office:value="438575313.395459" calcext:value-type="float">
            <text:p>438575313.395459</text:p>
          </table:table-cell>
          <table:table-cell table:formula="of:=[.$AL11]/([.$AL11]+[.$AK11])" office:value-type="percentage" office:value="0.816298165145632" calcext:value-type="percentage">
            <text:p>81.63%</text:p>
          </table:table-cell>
          <table:table-cell office:value-type="float" office:value="59082662.3868512" calcext:value-type="float">
            <text:p>59082662.3868512</text:p>
          </table:table-cell>
          <table:table-cell office:value-type="float" office:value="410407857.444506" calcext:value-type="float">
            <text:p>410407857.444506</text:p>
          </table:table-cell>
          <table:table-cell table:formula="of:=[.$AO11]/([.$AO11]+[.$AN11])" office:value-type="percentage" office:value="0.874155792521489" calcext:value-type="percentage">
            <text:p>87.42%</text:p>
          </table:table-cell>
          <table:table-cell table:formula="of:=[.$AK11]+[.$AN11]" office:value-type="float" office:value="157780776.914895" calcext:value-type="float">
            <text:p>1.58E+08</text:p>
          </table:table-cell>
          <table:table-cell table:formula="of:=[.$AL11]+[.$AO11]" office:value-type="float" office:value="848983170.839965" calcext:value-type="float">
            <text:p>8.49E+08</text:p>
          </table:table-cell>
          <table:table-cell table:formula="of:=[.$AR11]/([.$AR11]+[.$AQ11])" office:value-type="percentage" office:value="0.843279273888627" calcext:value-type="percentage">
            <text:p>84.33%</text:p>
          </table:table-cell>
          <table:table-cell office:value-type="float" office:value="5358" calcext:value-type="float">
            <text:p>5358</text:p>
          </table:table-cell>
          <table:table-cell office:value-type="float" office:value="3329" calcext:value-type="float">
            <text:p>3329</text:p>
          </table:table-cell>
          <table:table-cell table:formula="of:=[.$AU11]/[.$AT11]" office:value-type="percentage" office:value="0.621313923105636" calcext:value-type="percentage">
            <text:p>62.13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1.9465206185567" calcext:value-type="float">
            <text:p>1.9465206185567</text:p>
          </table:table-cell>
          <table:table-cell table:number-columns-repeated="3" office:value-type="string" calcext:value-type="string">
            <text:p>N/A</text:p>
          </table:table-cell>
          <table:table-cell table:formula="of:=SUM([.$D12:.$G12])" office:value-type="float" office:value="1.9465206185567" calcext:value-type="float">
            <text:p>1.94652061855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8.4220937546466" calcext:value-type="float">
            <text:p>48.422093754646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41028484" calcext:value-type="float">
            <text:p>24102848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676.8161689395" calcext:value-type="float">
            <text:p>12676.816168939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053.09311405197" calcext:value-type="float">
            <text:p>7053.0931140519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44.225086499848" calcext:value-type="float">
            <text:p>344.225086499848</text:p>
          </table:table-cell>
          <table:table-cell office:value-type="float" office:value="133.804331853528" calcext:value-type="float">
            <text:p>133.804331853528</text:p>
          </table:table-cell>
          <table:table-cell table:number-columns-repeated="2"/>
          <table:table-cell table:style-name="ce10" table:formula="of:=[.$AD12]/([.$AD12]+[.$AC12])" office:value-type="percentage" office:value="0.279908153591115" calcext:value-type="percentage">
            <text:p>27.99%</text:p>
          </table:table-cell>
          <table:table-cell office:value-type="float" office:value="881280076.059112" calcext:value-type="float">
            <text:p>881280076.059112</text:p>
          </table:table-cell>
          <table:table-cell office:value-type="float" office:value="843930281.275195" calcext:value-type="float">
            <text:p>843930281.275195</text:p>
          </table:table-cell>
          <table:table-cell table:formula="of:=[.$AI12]/([.$AI12]+[.$AH12])" office:value-type="percentage" office:value="0.489175292559214" calcext:value-type="percentage">
            <text:p>48.92%</text:p>
          </table:table-cell>
          <table:table-cell office:value-type="float" office:value="117714690.99871" calcext:value-type="float">
            <text:p>117714690.99871</text:p>
          </table:table-cell>
          <table:table-cell office:value-type="float" office:value="512499098.438856" calcext:value-type="float">
            <text:p>512499098.438856</text:p>
          </table:table-cell>
          <table:table-cell table:formula="of:=[.$AL12]/([.$AL12]+[.$AK12])" office:value-type="percentage" office:value="0.81321466941597" calcext:value-type="percentage">
            <text:p>81.32%</text:p>
          </table:table-cell>
          <table:table-cell office:value-type="float" office:value="65401402.5883005" calcext:value-type="float">
            <text:p>65401402.5883005</text:p>
          </table:table-cell>
          <table:table-cell office:value-type="float" office:value="481081297.495695" calcext:value-type="float">
            <text:p>481081297.495695</text:p>
          </table:table-cell>
          <table:table-cell table:formula="of:=[.$AO12]/([.$AO12]+[.$AN12])" office:value-type="percentage" office:value="0.880323013741792" calcext:value-type="percentage">
            <text:p>88.03%</text:p>
          </table:table-cell>
          <table:table-cell table:formula="of:=[.$AK12]+[.$AN12]" office:value-type="float" office:value="183116093.587011" calcext:value-type="float">
            <text:p>1.83E+08</text:p>
          </table:table-cell>
          <table:table-cell table:formula="of:=[.$AL12]+[.$AO12]" office:value-type="float" office:value="993580395.934551" calcext:value-type="float">
            <text:p>9.94E+08</text:p>
          </table:table-cell>
          <table:table-cell table:formula="of:=[.$AR12]/([.$AR12]+[.$AQ12])" office:value-type="percentage" office:value="0.844381201764726" calcext:value-type="percentage">
            <text:p>84.44%</text:p>
          </table:table-cell>
          <table:table-cell office:value-type="float" office:value="6067" calcext:value-type="float">
            <text:p>6067</text:p>
          </table:table-cell>
          <table:table-cell office:value-type="float" office:value="3885" calcext:value-type="float">
            <text:p>3885</text:p>
          </table:table-cell>
          <table:table-cell table:formula="of:=[.$AU12]/[.$AT12]" office:value-type="percentage" office:value="0.640349431349926" calcext:value-type="percentage">
            <text:p>64.03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6750" calcext:value-type="float">
            <text:p>6750</text:p>
          </table:table-cell>
          <table:table-cell office:value-type="float" office:value="2.59893048128342" calcext:value-type="float">
            <text:p>2.59893048128342</text:p>
          </table:table-cell>
          <table:table-cell table:number-columns-repeated="3" office:value-type="string" calcext:value-type="string">
            <text:p>N/A</text:p>
          </table:table-cell>
          <table:table-cell table:formula="of:=SUM([.$D13:.$G13])" office:value-type="float" office:value="2.59893048128342" calcext:value-type="float">
            <text:p>2.598930481283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5.8571065124025" calcext:value-type="float">
            <text:p>45.85710651240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53186068.869566" calcext:value-type="float">
            <text:p>253186068.869566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1276.9817961954" calcext:value-type="float">
            <text:p>11276.981796195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572.06160145538" calcext:value-type="float">
            <text:p>6572.0616014553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60.461645380273" calcext:value-type="float">
            <text:p>360.461645380273</text:p>
          </table:table-cell>
          <table:table-cell office:value-type="float" office:value="133.184255027725" calcext:value-type="float">
            <text:p>133.184255027725</text:p>
          </table:table-cell>
          <table:table-cell table:number-columns-repeated="2"/>
          <table:table-cell table:style-name="ce10" table:formula="of:=[.$AD13]/([.$AD13]+[.$AC13])" office:value-type="percentage" office:value="0.269797145925142" calcext:value-type="percentage">
            <text:p>26.98%</text:p>
          </table:table-cell>
          <table:table-cell office:value-type="float" office:value="991951334.822682" calcext:value-type="float">
            <text:p>991951334.822682</text:p>
          </table:table-cell>
          <table:table-cell office:value-type="float" office:value="826328200.629298" calcext:value-type="float">
            <text:p>826328200.629298</text:p>
          </table:table-cell>
          <table:table-cell table:formula="of:=[.$AI13]/([.$AI13]+[.$AH13])" office:value-type="percentage" office:value="0.45445608583165" calcext:value-type="percentage">
            <text:p>45.45%</text:p>
          </table:table-cell>
          <table:table-cell office:value-type="float" office:value="129123566.459197" calcext:value-type="float">
            <text:p>129123566.459197</text:p>
          </table:table-cell>
          <table:table-cell office:value-type="float" office:value="495233411.008276" calcext:value-type="float">
            <text:p>495233411.008276</text:p>
          </table:table-cell>
          <table:table-cell table:formula="of:=[.$AL13]/([.$AL13]+[.$AK13])" office:value-type="percentage" office:value="0.793189519587096" calcext:value-type="percentage">
            <text:p>79.32%</text:p>
          </table:table-cell>
          <table:table-cell office:value-type="float" office:value="75469514.1611335" calcext:value-type="float">
            <text:p>75469514.1611335</text:p>
          </table:table-cell>
          <table:table-cell office:value-type="float" office:value="460228463.922359" calcext:value-type="float">
            <text:p>460228463.922359</text:p>
          </table:table-cell>
          <table:table-cell table:formula="of:=[.$AO13]/([.$AO13]+[.$AN13])" office:value-type="percentage" office:value="0.859119285028604" calcext:value-type="percentage">
            <text:p>85.91%</text:p>
          </table:table-cell>
          <table:table-cell table:formula="of:=[.$AK13]+[.$AN13]" office:value-type="float" office:value="204593080.620331" calcext:value-type="float">
            <text:p>2.05E+08</text:p>
          </table:table-cell>
          <table:table-cell table:formula="of:=[.$AL13]+[.$AO13]" office:value-type="float" office:value="955461874.930635" calcext:value-type="float">
            <text:p>9.55E+08</text:p>
          </table:table-cell>
          <table:table-cell table:formula="of:=[.$AR13]/([.$AR13]+[.$AQ13])" office:value-type="percentage" office:value="0.823635010012815" calcext:value-type="percentage">
            <text:p>82.36%</text:p>
          </table:table-cell>
          <table:table-cell office:value-type="float" office:value="6864" calcext:value-type="float">
            <text:p>6864</text:p>
          </table:table-cell>
          <table:table-cell office:value-type="float" office:value="3554" calcext:value-type="float">
            <text:p>3554</text:p>
          </table:table-cell>
          <table:table-cell table:formula="of:=[.$AU13]/[.$AT13]" office:value-type="percentage" office:value="0.517773892773893" calcext:value-type="percentage">
            <text:p>51.78%</text:p>
          </table:table-cell>
          <table:table-cell table:number-columns-repeated="9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7500" calcext:value-type="float">
            <text:p>7500</text:p>
          </table:table-cell>
          <table:table-cell office:value-type="float" office:value="1.94820936639118" calcext:value-type="float">
            <text:p>1.94820936639118</text:p>
          </table:table-cell>
          <table:table-cell table:number-columns-repeated="3" office:value-type="string" calcext:value-type="string">
            <text:p>N/A</text:p>
          </table:table-cell>
          <table:table-cell table:formula="of:=SUM([.$D14:.$G14])" office:value-type="float" office:value="1.94820936639118" calcext:value-type="float">
            <text:p>1.948209366391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3.0612596373028" calcext:value-type="float">
            <text:p>53.061259637302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20547795.478261" calcext:value-type="float">
            <text:p>220547795.47826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919.934318048" calcext:value-type="float">
            <text:p>13919.93431804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58.85946193695" calcext:value-type="float">
            <text:p>7258.8594619369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84.142517478717" calcext:value-type="float">
            <text:p>284.142517478717</text:p>
          </table:table-cell>
          <table:table-cell office:value-type="float" office:value="133.07748230328" calcext:value-type="float">
            <text:p>133.07748230328</text:p>
          </table:table-cell>
          <table:table-cell table:number-columns-repeated="2"/>
          <table:table-cell table:style-name="ce10" table:formula="of:=[.$AD14]/([.$AD14]+[.$AC14])" office:value-type="percentage" office:value="0.318962375659879" calcext:value-type="percentage">
            <text:p>31.90%</text:p>
          </table:table-cell>
          <table:table-cell office:value-type="float" office:value="628794161.740275" calcext:value-type="float">
            <text:p>628794161.740275</text:p>
          </table:table-cell>
          <table:table-cell office:value-type="float" office:value="863338845.537776" calcext:value-type="float">
            <text:p>863338845.537776</text:p>
          </table:table-cell>
          <table:table-cell table:formula="of:=[.$AI14]/([.$AI14]+[.$AH14])" office:value-type="percentage" office:value="0.578593758952279" calcext:value-type="percentage">
            <text:p>57.86%</text:p>
          </table:table-cell>
          <table:table-cell office:value-type="float" office:value="153428861.470706" calcext:value-type="float">
            <text:p>153428861.470706</text:p>
          </table:table-cell>
          <table:table-cell office:value-type="float" office:value="608770009.695445" calcext:value-type="float">
            <text:p>608770009.695445</text:p>
          </table:table-cell>
          <table:table-cell table:formula="of:=[.$AL14]/([.$AL14]+[.$AK14])" office:value-type="percentage" office:value="0.798702323927661" calcext:value-type="percentage">
            <text:p>79.87%</text:p>
          </table:table-cell>
          <table:table-cell office:value-type="float" office:value="80292022.9637143" calcext:value-type="float">
            <text:p>80292022.9637143</text:p>
          </table:table-cell>
          <table:table-cell office:value-type="float" office:value="571711828.552854" calcext:value-type="float">
            <text:p>571711828.552854</text:p>
          </table:table-cell>
          <table:table-cell table:formula="of:=[.$AO14]/([.$AO14]+[.$AN14])" office:value-type="percentage" office:value="0.876853452971245" calcext:value-type="percentage">
            <text:p>87.69%</text:p>
          </table:table-cell>
          <table:table-cell table:formula="of:=[.$AK14]+[.$AN14]" office:value-type="float" office:value="233720884.43442" calcext:value-type="float">
            <text:p>2.34E+08</text:p>
          </table:table-cell>
          <table:table-cell table:formula="of:=[.$AL14]+[.$AO14]" office:value-type="float" office:value="1180481838.2483" calcext:value-type="float">
            <text:p>1.18E+09</text:p>
          </table:table-cell>
          <table:table-cell table:formula="of:=[.$AR14]/([.$AR14]+[.$AQ14])" office:value-type="percentage" office:value="0.834733110970784" calcext:value-type="percentage">
            <text:p>83.47%</text:p>
          </table:table-cell>
          <table:table-cell office:value-type="float" office:value="7673" calcext:value-type="float">
            <text:p>7673</text:p>
          </table:table-cell>
          <table:table-cell office:value-type="float" office:value="5059" calcext:value-type="float">
            <text:p>5059</text:p>
          </table:table-cell>
          <table:table-cell table:formula="of:=[.$AU14]/[.$AT14]" office:value-type="percentage" office:value="0.659324905512837" calcext:value-type="percentage">
            <text:p>65.93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23888888888889" calcext:value-type="float">
            <text:p>3.23888888888889</text:p>
          </table:table-cell>
          <table:table-cell office:value-type="float" office:value="1.68888888888889" calcext:value-type="float">
            <text:p>1.68888888888889</text:p>
          </table:table-cell>
          <table:table-cell office:value-type="float" office:value="1.68715083798883" calcext:value-type="float">
            <text:p>1.68715083798883</text:p>
          </table:table-cell>
          <table:table-cell table:formula="of:=SUM([.$D15:.$G15])" office:value-type="float" office:value="7.61492861576661" calcext:value-type="float">
            <text:p>7.614928615766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8489567733713" calcext:value-type="float">
            <text:p>1.88489567733713</text:p>
          </table:table-cell>
          <table:table-cell office:value-type="float" office:value="0.431991278639412" calcext:value-type="float">
            <text:p>0.431991278639412</text:p>
          </table:table-cell>
          <table:table-cell office:value-type="float" office:value="0.383044758869272" calcext:value-type="float">
            <text:p>0.383044758869272</text:p>
          </table:table-cell>
          <table:table-cell office:value-type="float" office:value="0.897061965615616" calcext:value-type="float">
            <text:p>0.897061965615616</text:p>
          </table:table-cell>
          <table:table-cell office:value-type="float" office:value="197751424" calcext:value-type="float">
            <text:p>197751424</text:p>
          </table:table-cell>
          <table:table-cell office:value-type="float" office:value="164872499.2" calcext:value-type="float">
            <text:p>164872499.2</text:p>
          </table:table-cell>
          <table:table-cell office:value-type="float" office:value="34706670.9333333" calcext:value-type="float">
            <text:p>34706670.9333333</text:p>
          </table:table-cell>
          <table:table-cell office:value-type="float" office:value="108029956.240166" calcext:value-type="float">
            <text:p>108029956.240166</text:p>
          </table:table-cell>
          <table:table-cell office:value-type="float" office:value="833228.508284774" calcext:value-type="float">
            <text:p>833228.508284774</text:p>
          </table:table-cell>
          <table:table-cell office:value-type="float" office:value="2507.79369725434" calcext:value-type="float">
            <text:p>2507.79369725434</text:p>
          </table:table-cell>
          <table:table-cell office:value-type="float" office:value="36.9321427567471" calcext:value-type="float">
            <text:p>36.9321427567471</text:p>
          </table:table-cell>
          <table:table-cell office:value-type="float" office:value="6416.10727849654" calcext:value-type="float">
            <text:p>6416.10727849654</text:p>
          </table:table-cell>
          <table:table-cell office:value-type="float" office:value="25459.6275232076" calcext:value-type="float">
            <text:p>25459.6275232076</text:p>
          </table:table-cell>
          <table:table-cell office:value-type="float" office:value="136636.255438194" calcext:value-type="float">
            <text:p>136636.255438194</text:p>
          </table:table-cell>
          <table:table-cell office:value-type="float" office:value="81.8991654297532" calcext:value-type="float">
            <text:p>81.8991654297532</text:p>
          </table:table-cell>
          <table:table-cell office:value-type="float" office:value="1804.3521207265" calcext:value-type="float">
            <text:p>1804.3521207265</text:p>
          </table:table-cell>
          <table:table-cell office:value-type="float" office:value="14.6427293368956" calcext:value-type="float">
            <text:p>14.6427293368956</text:p>
          </table:table-cell>
          <table:table-cell office:value-type="float" office:value="133.111930627833" calcext:value-type="float">
            <text:p>133.111930627833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1508255058.72828" calcext:value-type="float">
            <text:p>1508255058.72828</text:p>
          </table:table-cell>
          <table:table-cell office:value-type="float" office:value="2182347169.27941" calcext:value-type="float">
            <text:p>2182347169.27941</text:p>
          </table:table-cell>
          <table:table-cell table:formula="of:=[.$AI15]/([.$AI15]+[.$AH15])" office:value-type="percentage" office:value="0.591325489568545" calcext:value-type="percentage">
            <text:p>59.13%</text:p>
          </table:table-cell>
          <table:table-cell office:value-type="float" office:value="14302218.8309645" calcext:value-type="float">
            <text:p>14302218.8309645</text:p>
          </table:table-cell>
          <table:table-cell office:value-type="float" office:value="60599215.1061016" calcext:value-type="float">
            <text:p>60599215.1061016</text:p>
          </table:table-cell>
          <table:table-cell table:formula="of:=[.$AL15]/([.$AL15]+[.$AK15])" office:value-type="percentage" office:value="0.809052803408523" calcext:value-type="percentage">
            <text:p>80.91%</text:p>
          </table:table-cell>
          <table:table-cell office:value-type="float" office:value="318360275.530964" calcext:value-type="float">
            <text:p>318360275.530964</text:p>
          </table:table-cell>
          <table:table-cell office:value-type="float" office:value="57074806.3975176" calcext:value-type="float">
            <text:p>57074806.3975176</text:p>
          </table:table-cell>
          <table:table-cell table:formula="of:=[.$AO15]/([.$AO15]+[.$AN15])" office:value-type="percentage" office:value="0.152023103713014" calcext:value-type="percentage">
            <text:p>15.20%</text:p>
          </table:table-cell>
          <table:table-cell table:formula="of:=[.$AK15]+[.$AN15]" office:value-type="float" office:value="332662494.361929" calcext:value-type="float">
            <text:p>3.33E+08</text:p>
          </table:table-cell>
          <table:table-cell table:formula="of:=[.$AL15]+[.$AO15]" office:value-type="float" office:value="117674021.503619" calcext:value-type="float">
            <text:p>1.18E+08</text:p>
          </table:table-cell>
          <table:table-cell table:formula="of:=[.$AR15]/([.$AR15]+[.$AQ15])" office:value-type="percentage" office:value="0.261302420207807" calcext:value-type="percentage">
            <text:p>26.13%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$AU15]/[.$AT15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.997742663656885" calcext:value-type="float">
            <text:p>0.997742663656885</text:p>
          </table:table-cell>
          <table:table-cell office:value-type="float" office:value="2.48984198645598" calcext:value-type="float">
            <text:p>2.48984198645598</text:p>
          </table:table-cell>
          <table:table-cell office:value-type="float" office:value="1.91873589164786" calcext:value-type="float">
            <text:p>1.91873589164786</text:p>
          </table:table-cell>
          <table:table-cell office:value-type="float" office:value="2.15349887133183" calcext:value-type="float">
            <text:p>2.15349887133183</text:p>
          </table:table-cell>
          <table:table-cell table:formula="of:=SUM([.$D16:.$G16])" office:value-type="float" office:value="7.55981941309256" calcext:value-type="float">
            <text:p>7.559819413092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0119273905436" calcext:value-type="float">
            <text:p>1.70119273905436</text:p>
          </table:table-cell>
          <table:table-cell office:value-type="float" office:value="0.286207407681842" calcext:value-type="float">
            <text:p>0.286207407681842</text:p>
          </table:table-cell>
          <table:table-cell office:value-type="float" office:value="0.148938071813783" calcext:value-type="float">
            <text:p>0.148938071813783</text:p>
          </table:table-cell>
          <table:table-cell office:value-type="float" office:value="0.541300943804828" calcext:value-type="float">
            <text:p>0.541300943804828</text:p>
          </table:table-cell>
          <table:table-cell office:value-type="float" office:value="190054921.952484" calcext:value-type="float">
            <text:p>190054921.952484</text:p>
          </table:table-cell>
          <table:table-cell office:value-type="float" office:value="180703107.693532" calcext:value-type="float">
            <text:p>180703107.693532</text:p>
          </table:table-cell>
          <table:table-cell office:value-type="float" office:value="40158411.0533049" calcext:value-type="float">
            <text:p>40158411.0533049</text:p>
          </table:table-cell>
          <table:table-cell office:value-type="float" office:value="136177349.634312" calcext:value-type="float">
            <text:p>136177349.634312</text:p>
          </table:table-cell>
          <table:table-cell office:value-type="float" office:value="657025.469379819" calcext:value-type="float">
            <text:p>657025.469379819</text:p>
          </table:table-cell>
          <table:table-cell office:value-type="float" office:value="1878.93132602886" calcext:value-type="float">
            <text:p>1878.93132602886</text:p>
          </table:table-cell>
          <table:table-cell office:value-type="float" office:value="26.9806315352712" calcext:value-type="float">
            <text:p>26.9806315352712</text:p>
          </table:table-cell>
          <table:table-cell office:value-type="float" office:value="2939.34289665877" calcext:value-type="float">
            <text:p>2939.34289665877</text:p>
          </table:table-cell>
          <table:table-cell office:value-type="float" office:value="18822.6367842457" calcext:value-type="float">
            <text:p>18822.6367842457</text:p>
          </table:table-cell>
          <table:table-cell office:value-type="float" office:value="120079.86175101" calcext:value-type="float">
            <text:p>120079.86175101</text:p>
          </table:table-cell>
          <table:table-cell office:value-type="float" office:value="69.0956330645797" calcext:value-type="float">
            <text:p>69.0956330645797</text:p>
          </table:table-cell>
          <table:table-cell office:value-type="float" office:value="1339.49178175416" calcext:value-type="float">
            <text:p>1339.49178175416</text:p>
          </table:table-cell>
          <table:table-cell office:value-type="float" office:value="12.7752444714608" calcext:value-type="float">
            <text:p>12.7752444714608</text:p>
          </table:table-cell>
          <table:table-cell office:value-type="float" office:value="145.772492533243" calcext:value-type="float">
            <text:p>145.772492533243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1819309075.42686" calcext:value-type="float">
            <text:p>1819309075.42686</text:p>
          </table:table-cell>
          <table:table-cell office:value-type="float" office:value="2021841442.21105" calcext:value-type="float">
            <text:p>2021841442.21105</text:p>
          </table:table-cell>
          <table:table-cell table:formula="of:=[.$AI16]/([.$AI16]+[.$AH16])" office:value-type="percentage" office:value="0.52636350305126" calcext:value-type="percentage">
            <text:p>52.64%</text:p>
          </table:table-cell>
          <table:table-cell office:value-type="float" office:value="20311520.3783356" calcext:value-type="float">
            <text:p>20311520.3783356</text:p>
          </table:table-cell>
          <table:table-cell office:value-type="float" office:value="162010519.447688" calcext:value-type="float">
            <text:p>162010519.447688</text:p>
          </table:table-cell>
          <table:table-cell table:formula="of:=[.$AL16]/([.$AL16]+[.$AK16])" office:value-type="percentage" office:value="0.888595364566361" calcext:value-type="percentage">
            <text:p>88.86%</text:p>
          </table:table-cell>
          <table:table-cell office:value-type="float" office:value="653668747.88256" calcext:value-type="float">
            <text:p>653668747.88256</text:p>
          </table:table-cell>
          <table:table-cell office:value-type="float" office:value="156049654.480111" calcext:value-type="float">
            <text:p>156049654.480111</text:p>
          </table:table-cell>
          <table:table-cell table:formula="of:=[.$AO16]/([.$AO16]+[.$AN16])" office:value-type="percentage" office:value="0.192720894109329" calcext:value-type="percentage">
            <text:p>19.27%</text:p>
          </table:table-cell>
          <table:table-cell table:formula="of:=[.$AK16]+[.$AN16]" office:value-type="float" office:value="673980268.260896" calcext:value-type="float">
            <text:p>6.74E+08</text:p>
          </table:table-cell>
          <table:table-cell table:formula="of:=[.$AL16]+[.$AO16]" office:value-type="float" office:value="318060173.927799" calcext:value-type="float">
            <text:p>3.18E+08</text:p>
          </table:table-cell>
          <table:table-cell table:formula="of:=[.$AR16]/([.$AR16]+[.$AQ16])" office:value-type="percentage" office:value="0.320612104508639" calcext:value-type="percentage">
            <text:p>32.06%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formula="of:=[.$AU16]/[.$AT16]" office:value-type="percentage" office:value="0.00157977883096367" calcext:value-type="percentage">
            <text:p>0.16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0.997732426303855" calcext:value-type="float">
            <text:p>0.997732426303855</text:p>
          </table:table-cell>
          <table:table-cell office:value-type="float" office:value="2.49206349206349" calcext:value-type="float">
            <text:p>2.49206349206349</text:p>
          </table:table-cell>
          <table:table-cell office:value-type="float" office:value="1.92063492063492" calcext:value-type="float">
            <text:p>1.92063492063492</text:p>
          </table:table-cell>
          <table:table-cell office:value-type="float" office:value="2.15419501133787" calcext:value-type="float">
            <text:p>2.15419501133787</text:p>
          </table:table-cell>
          <table:table-cell table:formula="of:=SUM([.$D17:.$G17])" office:value-type="float" office:value="7.56462585034014" calcext:value-type="float">
            <text:p>7.56462585034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893392328964" calcext:value-type="float">
            <text:p>2.76893392328964</text:p>
          </table:table-cell>
          <table:table-cell office:value-type="float" office:value="0.526757777159517" calcext:value-type="float">
            <text:p>0.526757777159517</text:p>
          </table:table-cell>
          <table:table-cell office:value-type="float" office:value="0.195222578466122" calcext:value-type="float">
            <text:p>0.195222578466122</text:p>
          </table:table-cell>
          <table:table-cell office:value-type="float" office:value="0.797837982935676" calcext:value-type="float">
            <text:p>0.797837982935676</text:p>
          </table:table-cell>
          <table:table-cell office:value-type="float" office:value="194857589.815054" calcext:value-type="float">
            <text:p>194857589.815054</text:p>
          </table:table-cell>
          <table:table-cell office:value-type="float" office:value="205352330.526256" calcext:value-type="float">
            <text:p>205352330.526256</text:p>
          </table:table-cell>
          <table:table-cell office:value-type="float" office:value="46979252.1078014" calcext:value-type="float">
            <text:p>46979252.1078014</text:p>
          </table:table-cell>
          <table:table-cell office:value-type="float" office:value="132043359.457627" calcext:value-type="float">
            <text:p>132043359.457627</text:p>
          </table:table-cell>
          <table:table-cell office:value-type="float" office:value="1248912.14110293" calcext:value-type="float">
            <text:p>1248912.14110293</text:p>
          </table:table-cell>
          <table:table-cell office:value-type="float" office:value="3627.59401455109" calcext:value-type="float">
            <text:p>3627.59401455109</text:p>
          </table:table-cell>
          <table:table-cell office:value-type="float" office:value="50.7832473195759" calcext:value-type="float">
            <text:p>50.7832473195759</text:p>
          </table:table-cell>
          <table:table-cell office:value-type="float" office:value="3380.23303857158" calcext:value-type="float">
            <text:p>3380.23303857158</text:p>
          </table:table-cell>
          <table:table-cell office:value-type="float" office:value="34537.4492311926" calcext:value-type="float">
            <text:p>34537.4492311926</text:p>
          </table:table-cell>
          <table:table-cell office:value-type="float" office:value="209000.758213912" calcext:value-type="float">
            <text:p>209000.758213912</text:p>
          </table:table-cell>
          <table:table-cell office:value-type="float" office:value="133.741570879242" calcext:value-type="float">
            <text:p>133.741570879242</text:p>
          </table:table-cell>
          <table:table-cell office:value-type="float" office:value="2332.87785273954" calcext:value-type="float">
            <text:p>2332.87785273954</text:p>
          </table:table-cell>
          <table:table-cell office:value-type="float" office:value="20.6182913512967" calcext:value-type="float">
            <text:p>20.6182913512967</text:p>
          </table:table-cell>
          <table:table-cell office:value-type="float" office:value="145.855239267423" calcext:value-type="float">
            <text:p>145.855239267423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1957104384.29049" calcext:value-type="float">
            <text:p>1957104384.29049</text:p>
          </table:table-cell>
          <table:table-cell office:value-type="float" office:value="2279986107.85438" calcext:value-type="float">
            <text:p>2279986107.85438</text:p>
          </table:table-cell>
          <table:table-cell table:formula="of:=[.$AI17]/([.$AI17]+[.$AH17])" office:value-type="percentage" office:value="0.538101820596289" calcext:value-type="percentage">
            <text:p>53.81%</text:p>
          </table:table-cell>
          <table:table-cell office:value-type="float" office:value="34563318.2344089" calcext:value-type="float">
            <text:p>34563318.2344089</text:p>
          </table:table-cell>
          <table:table-cell office:value-type="float" office:value="168765435.551969" calcext:value-type="float">
            <text:p>168765435.551969</text:p>
          </table:table-cell>
          <table:table-cell table:formula="of:=[.$AL17]/([.$AL17]+[.$AK17])" office:value-type="percentage" office:value="0.83001263918274" calcext:value-type="percentage">
            <text:p>83.00%</text:p>
          </table:table-cell>
          <table:table-cell office:value-type="float" office:value="1237310085.46815" calcext:value-type="float">
            <text:p>1237310085.46815</text:p>
          </table:table-cell>
          <table:table-cell office:value-type="float" office:value="160266919.888956" calcext:value-type="float">
            <text:p>160266919.888956</text:p>
          </table:table-cell>
          <table:table-cell table:formula="of:=[.$AO17]/([.$AO17]+[.$AN17])" office:value-type="percentage" office:value="0.114674840294761" calcext:value-type="percentage">
            <text:p>11.47%</text:p>
          </table:table-cell>
          <table:table-cell table:formula="of:=[.$AK17]+[.$AN17]" office:value-type="float" office:value="1271873403.70256" calcext:value-type="float">
            <text:p>1.27E+09</text:p>
          </table:table-cell>
          <table:table-cell table:formula="of:=[.$AL17]+[.$AO17]" office:value-type="float" office:value="329032355.440926" calcext:value-type="float">
            <text:p>3.29E+08</text:p>
          </table:table-cell>
          <table:table-cell table:formula="of:=[.$AR17]/([.$AR17]+[.$AQ17])" office:value-type="percentage" office:value="0.205528872365956" calcext:value-type="percentage">
            <text:p>20.55%</text:p>
          </table:table-cell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table:formula="of:=[.$AU17]/[.$AT17]" office:value-type="percentage" office:value="0.00318725099601594" calcext:value-type="percentage">
            <text:p>0.32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250" calcext:value-type="float">
            <text:p>2250</text:p>
          </table:table-cell>
          <table:table-cell office:value-type="float" office:value="0.995753715498938" calcext:value-type="float">
            <text:p>0.995753715498938</text:p>
          </table:table-cell>
          <table:table-cell office:value-type="float" office:value="2.61146496815287" calcext:value-type="float">
            <text:p>2.61146496815287</text:p>
          </table:table-cell>
          <table:table-cell office:value-type="float" office:value="1.87473460721868" calcext:value-type="float">
            <text:p>1.87473460721868</text:p>
          </table:table-cell>
          <table:table-cell office:value-type="float" office:value="2.53290870488323" calcext:value-type="float">
            <text:p>2.53290870488323</text:p>
          </table:table-cell>
          <table:table-cell table:formula="of:=SUM([.$D18:.$G18])" office:value-type="float" office:value="8.01486199575372" calcext:value-type="float">
            <text:p>8.014861995753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3941666061572" calcext:value-type="float">
            <text:p>3.83941666061572</text:p>
          </table:table-cell>
          <table:table-cell office:value-type="float" office:value="0.606459121170776" calcext:value-type="float">
            <text:p>0.606459121170776</text:p>
          </table:table-cell>
          <table:table-cell office:value-type="float" office:value="0.204962822539791" calcext:value-type="float">
            <text:p>0.204962822539791</text:p>
          </table:table-cell>
          <table:table-cell office:value-type="float" office:value="1.19423503048759" calcext:value-type="float">
            <text:p>1.19423503048759</text:p>
          </table:table-cell>
          <table:table-cell office:value-type="float" office:value="201883315.028953" calcext:value-type="float">
            <text:p>201883315.028953</text:p>
          </table:table-cell>
          <table:table-cell office:value-type="float" office:value="192150152.533333" calcext:value-type="float">
            <text:p>192150152.533333</text:p>
          </table:table-cell>
          <table:table-cell office:value-type="float" office:value="62051009.4222222" calcext:value-type="float">
            <text:p>62051009.4222222</text:p>
          </table:table-cell>
          <table:table-cell office:value-type="float" office:value="139052957.392592" calcext:value-type="float">
            <text:p>139052957.392592</text:p>
          </table:table-cell>
          <table:table-cell office:value-type="float" office:value="1902826.64583794" calcext:value-type="float">
            <text:p>1902826.64583794</text:p>
          </table:table-cell>
          <table:table-cell office:value-type="float" office:value="7096.27278953308" calcext:value-type="float">
            <text:p>7096.27278953308</text:p>
          </table:table-cell>
          <table:table-cell office:value-type="float" office:value="77.8373393911978" calcext:value-type="float">
            <text:p>77.8373393911978</text:p>
          </table:table-cell>
          <table:table-cell office:value-type="float" office:value="3701.94963752034" calcext:value-type="float">
            <text:p>3701.94963752034</text:p>
          </table:table-cell>
          <table:table-cell office:value-type="float" office:value="52345.164348096" calcext:value-type="float">
            <text:p>52345.164348096</text:p>
          </table:table-cell>
          <table:table-cell office:value-type="float" office:value="367838.725236497" calcext:value-type="float">
            <text:p>367838.725236497</text:p>
          </table:table-cell>
          <table:table-cell office:value-type="float" office:value="204.349584587951" calcext:value-type="float">
            <text:p>204.349584587951</text:p>
          </table:table-cell>
          <table:table-cell office:value-type="float" office:value="3390.73274032599" calcext:value-type="float">
            <text:p>3390.73274032599</text:p>
          </table:table-cell>
          <table:table-cell office:value-type="float" office:value="24.695086068639" calcext:value-type="float">
            <text:p>24.695086068639</text:p>
          </table:table-cell>
          <table:table-cell office:value-type="float" office:value="145.462211543788" calcext:value-type="float">
            <text:p>145.462211543788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1941170356.80011" calcext:value-type="float">
            <text:p>1941170356.80011</text:p>
          </table:table-cell>
          <table:table-cell office:value-type="float" office:value="2346130057.32549" calcext:value-type="float">
            <text:p>2346130057.32549</text:p>
          </table:table-cell>
          <table:table-cell table:formula="of:=[.$AI18]/([.$AI18]+[.$AH18])" office:value-type="percentage" office:value="0.547227819537807" calcext:value-type="percentage">
            <text:p>54.72%</text:p>
          </table:table-cell>
          <table:table-cell office:value-type="float" office:value="48176986.1238618" calcext:value-type="float">
            <text:p>48176986.1238618</text:p>
          </table:table-cell>
          <table:table-cell office:value-type="float" office:value="164088722.367027" calcext:value-type="float">
            <text:p>164088722.367027</text:p>
          </table:table-cell>
          <table:table-cell table:formula="of:=[.$AL18]/([.$AL18]+[.$AK18])" office:value-type="percentage" office:value="0.77303453079455" calcext:value-type="percentage">
            <text:p>77.30%</text:p>
          </table:table-cell>
          <table:table-cell office:value-type="float" office:value="1844253889.32657" calcext:value-type="float">
            <text:p>1844253889.32657</text:p>
          </table:table-cell>
          <table:table-cell office:value-type="float" office:value="155294597.210883" calcext:value-type="float">
            <text:p>155294597.210883</text:p>
          </table:table-cell>
          <table:table-cell table:formula="of:=[.$AO18]/([.$AO18]+[.$AN18])" office:value-type="percentage" office:value="0.0776648319640406" calcext:value-type="percentage">
            <text:p>7.77%</text:p>
          </table:table-cell>
          <table:table-cell table:formula="of:=[.$AK18]+[.$AN18]" office:value-type="float" office:value="1892430875.45043" calcext:value-type="float">
            <text:p>1.89E+09</text:p>
          </table:table-cell>
          <table:table-cell table:formula="of:=[.$AL18]+[.$AO18]" office:value-type="float" office:value="319383319.577909" calcext:value-type="float">
            <text:p>3.19E+08</text:p>
          </table:table-cell>
          <table:table-cell table:formula="of:=[.$AR18]/([.$AR18]+[.$AQ18])" office:value-type="percentage" office:value="0.144398801805238" calcext:value-type="percentage">
            <text:p>14.44%</text:p>
          </table:table-cell>
          <table:table-cell office:value-type="float" office:value="1847" calcext:value-type="float">
            <text:p>1847</text:p>
          </table:table-cell>
          <table:table-cell office:value-type="float" office:value="2" calcext:value-type="float">
            <text:p>2</text:p>
          </table:table-cell>
          <table:table-cell table:formula="of:=[.$AU18]/[.$AT18]" office:value-type="percentage" office:value="0.00108283703302653" calcext:value-type="percentage">
            <text:p>0.11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.50913242009132" calcext:value-type="float">
            <text:p>2.50913242009132</text:p>
          </table:table-cell>
          <table:table-cell office:value-type="float" office:value="1.91324200913242" calcext:value-type="float">
            <text:p>1.91324200913242</text:p>
          </table:table-cell>
          <table:table-cell office:value-type="float" office:value="2.14383561643836" calcext:value-type="float">
            <text:p>2.14383561643836</text:p>
          </table:table-cell>
          <table:table-cell table:formula="of:=SUM([.$D19:.$G19])" office:value-type="float" office:value="7.5662100456621" calcext:value-type="float">
            <text:p>7.56621004566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64368321168978" calcext:value-type="float">
            <text:p>3.64368321168978</text:p>
          </table:table-cell>
          <table:table-cell office:value-type="float" office:value="0.614195667315117" calcext:value-type="float">
            <text:p>0.614195667315117</text:p>
          </table:table-cell>
          <table:table-cell office:value-type="float" office:value="0.213806858124553" calcext:value-type="float">
            <text:p>0.213806858124553</text:p>
          </table:table-cell>
          <table:table-cell office:value-type="float" office:value="1.20533434393432" calcext:value-type="float">
            <text:p>1.20533434393432</text:p>
          </table:table-cell>
          <table:table-cell office:value-type="float" office:value="191040929.530752" calcext:value-type="float">
            <text:p>191040929.530752</text:p>
          </table:table-cell>
          <table:table-cell office:value-type="float" office:value="217020642.570691" calcext:value-type="float">
            <text:p>217020642.570691</text:p>
          </table:table-cell>
          <table:table-cell office:value-type="float" office:value="59702306.9886105" calcext:value-type="float">
            <text:p>59702306.9886105</text:p>
          </table:table-cell>
          <table:table-cell office:value-type="float" office:value="137017501.478788" calcext:value-type="float">
            <text:p>137017501.478788</text:p>
          </table:table-cell>
          <table:table-cell office:value-type="float" office:value="1770890.85264319" calcext:value-type="float">
            <text:p>1770890.85264319</text:p>
          </table:table-cell>
          <table:table-cell office:value-type="float" office:value="6069.80184805284" calcext:value-type="float">
            <text:p>6069.80184805284</text:p>
          </table:table-cell>
          <table:table-cell office:value-type="float" office:value="76.4043485605445" calcext:value-type="float">
            <text:p>76.4043485605445</text:p>
          </table:table-cell>
          <table:table-cell office:value-type="float" office:value="4631.402727648" calcext:value-type="float">
            <text:p>4631.402727648</text:p>
          </table:table-cell>
          <table:table-cell office:value-type="float" office:value="47238.4377849628" calcext:value-type="float">
            <text:p>47238.4377849628</text:p>
          </table:table-cell>
          <table:table-cell office:value-type="float" office:value="360075.584771636" calcext:value-type="float">
            <text:p>360075.584771636</text:p>
          </table:table-cell>
          <table:table-cell office:value-type="float" office:value="203.661872004502" calcext:value-type="float">
            <text:p>203.661872004502</text:p>
          </table:table-cell>
          <table:table-cell office:value-type="float" office:value="3863.9198337379" calcext:value-type="float">
            <text:p>3863.9198337379</text:p>
          </table:table-cell>
          <table:table-cell office:value-type="float" office:value="21.9710220763334" calcext:value-type="float">
            <text:p>21.9710220763334</text:p>
          </table:table-cell>
          <table:table-cell office:value-type="float" office:value="121.038627571627" calcext:value-type="float">
            <text:p>121.038627571627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1855662912.46455" calcext:value-type="float">
            <text:p>1855662912.46455</text:p>
          </table:table-cell>
          <table:table-cell office:value-type="float" office:value="739265919.931396" calcext:value-type="float">
            <text:p>739265919.931396</text:p>
          </table:table-cell>
          <table:table-cell table:formula="of:=[.$AI19]/([.$AI19]+[.$AH19])" office:value-type="percentage" office:value="0.284888707043584" calcext:value-type="percentage">
            <text:p>28.49%</text:p>
          </table:table-cell>
          <table:table-cell office:value-type="float" office:value="43922245.5533474" calcext:value-type="float">
            <text:p>43922245.5533474</text:p>
          </table:table-cell>
          <table:table-cell office:value-type="float" office:value="146147874.232207" calcext:value-type="float">
            <text:p>146147874.232207</text:p>
          </table:table-cell>
          <table:table-cell table:formula="of:=[.$AL19]/([.$AL19]+[.$AK19])" office:value-type="percentage" office:value="0.768915568618032" calcext:value-type="percentage">
            <text:p>76.89%</text:p>
          </table:table-cell>
          <table:table-cell office:value-type="float" office:value="1726697066.91804" calcext:value-type="float">
            <text:p>1726697066.91804</text:p>
          </table:table-cell>
          <table:table-cell office:value-type="float" office:value="131911659.109657" calcext:value-type="float">
            <text:p>131911659.109657</text:p>
          </table:table-cell>
          <table:table-cell table:formula="of:=[.$AO19]/([.$AO19]+[.$AN19])" office:value-type="percentage" office:value="0.0709733346574696" calcext:value-type="percentage">
            <text:p>7.10%</text:p>
          </table:table-cell>
          <table:table-cell table:formula="of:=[.$AK19]+[.$AN19]" office:value-type="float" office:value="1770619312.47138" calcext:value-type="float">
            <text:p>1.77E+09</text:p>
          </table:table-cell>
          <table:table-cell table:formula="of:=[.$AL19]+[.$AO19]" office:value-type="float" office:value="278059533.341864" calcext:value-type="float">
            <text:p>2.78E+08</text:p>
          </table:table-cell>
          <table:table-cell table:formula="of:=[.$AR19]/([.$AR19]+[.$AQ19])" office:value-type="percentage" office:value="0.135726267643226" calcext:value-type="percentage">
            <text:p>13.57%</text:p>
          </table:table-cell>
          <table:table-cell office:value-type="float" office:value="1813" calcext:value-type="float">
            <text:p>1813</text:p>
          </table:table-cell>
          <table:table-cell office:value-type="float" office:value="11" calcext:value-type="float">
            <text:p>11</text:p>
          </table:table-cell>
          <table:table-cell table:formula="of:=[.$AU19]/[.$AT19]" office:value-type="percentage" office:value="0.0060672917815775" calcext:value-type="percentage">
            <text:p>0.61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750" calcext:value-type="float">
            <text:p>3750</text:p>
          </table:table-cell>
          <table:table-cell office:value-type="float" office:value="2.48333333333333" calcext:value-type="float">
            <text:p>2.48333333333333</text:p>
          </table:table-cell>
          <table:table-cell office:value-type="float" office:value="2.54523809523809" calcext:value-type="float">
            <text:p>2.54523809523809</text:p>
          </table:table-cell>
          <table:table-cell office:value-type="float" office:value="1.90714285714286" calcext:value-type="float">
            <text:p>1.90714285714286</text:p>
          </table:table-cell>
          <table:table-cell office:value-type="float" office:value="4.20714285714286" calcext:value-type="float">
            <text:p>4.20714285714286</text:p>
          </table:table-cell>
          <table:table-cell table:formula="of:=SUM([.$D20:.$G20])" office:value-type="float" office:value="11.1428571428571" calcext:value-type="float">
            <text:p>11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0738301316932" calcext:value-type="float">
            <text:p>4.10738301316932</text:p>
          </table:table-cell>
          <table:table-cell office:value-type="float" office:value="1.78443984374989" calcext:value-type="float">
            <text:p>1.78443984374989</text:p>
          </table:table-cell>
          <table:table-cell office:value-type="float" office:value="0.354621925450369" calcext:value-type="float">
            <text:p>0.354621925450369</text:p>
          </table:table-cell>
          <table:table-cell office:value-type="float" office:value="1.91790742197427" calcext:value-type="float">
            <text:p>1.91790742197427</text:p>
          </table:table-cell>
          <table:table-cell office:value-type="float" office:value="185176808.579157" calcext:value-type="float">
            <text:p>185176808.579157</text:p>
          </table:table-cell>
          <table:table-cell office:value-type="float" office:value="199567609.335873" calcext:value-type="float">
            <text:p>199567609.335873</text:p>
          </table:table-cell>
          <table:table-cell office:value-type="float" office:value="65260088.8888889" calcext:value-type="float">
            <text:p>65260088.8888889</text:p>
          </table:table-cell>
          <table:table-cell office:value-type="float" office:value="148852417.011024" calcext:value-type="float">
            <text:p>148852417.011024</text:p>
          </table:table-cell>
          <table:table-cell office:value-type="float" office:value="1967583.1199407" calcext:value-type="float">
            <text:p>1967583.1199407</text:p>
          </table:table-cell>
          <table:table-cell office:value-type="float" office:value="23669.8977304573" calcext:value-type="float">
            <text:p>23669.8977304573</text:p>
          </table:table-cell>
          <table:table-cell office:value-type="float" office:value="196.303428075839" calcext:value-type="float">
            <text:p>196.303428075839</text:p>
          </table:table-cell>
          <table:table-cell office:value-type="float" office:value="7450.95706320962" calcext:value-type="float">
            <text:p>7450.95706320962</text:p>
          </table:table-cell>
          <table:table-cell office:value-type="float" office:value="54435.4213482994" calcext:value-type="float">
            <text:p>54435.4213482994</text:p>
          </table:table-cell>
          <table:table-cell office:value-type="float" office:value="1222273.17068525" calcext:value-type="float">
            <text:p>1222273.17068525</text:p>
          </table:table-cell>
          <table:table-cell office:value-type="float" office:value="513.34033853767" calcext:value-type="float">
            <text:p>513.34033853767</text:p>
          </table:table-cell>
          <table:table-cell office:value-type="float" office:value="6194.19824120155" calcext:value-type="float">
            <text:p>6194.19824120155</text:p>
          </table:table-cell>
          <table:table-cell office:value-type="float" office:value="38.9842120852727" calcext:value-type="float">
            <text:p>38.9842120852727</text:p>
          </table:table-cell>
          <table:table-cell office:value-type="float" office:value="151.440815981377" calcext:value-type="float">
            <text:p>151.440815981377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2380129239.70183" calcext:value-type="float">
            <text:p>2380129239.70183</text:p>
          </table:table-cell>
          <table:table-cell office:value-type="float" office:value="2016618334.70167" calcext:value-type="float">
            <text:p>2016618334.70167</text:p>
          </table:table-cell>
          <table:table-cell table:formula="of:=[.$AI20]/([.$AI20]+[.$AH20])" office:value-type="percentage" office:value="0.458661385620997" calcext:value-type="percentage">
            <text:p>45.87%</text:p>
          </table:table-cell>
          <table:table-cell office:value-type="float" office:value="109915518.794731" calcext:value-type="float">
            <text:p>109915518.794731</text:p>
          </table:table-cell>
          <table:table-cell office:value-type="float" office:value="176987958.84884" calcext:value-type="float">
            <text:p>176987958.84884</text:p>
          </table:table-cell>
          <table:table-cell table:formula="of:=[.$AL20]/([.$AL20]+[.$AK20])" office:value-type="percentage" office:value="0.616890252786401" calcext:value-type="percentage">
            <text:p>61.69%</text:p>
          </table:table-cell>
          <table:table-cell office:value-type="float" office:value="3974445571.39566" calcext:value-type="float">
            <text:p>3974445571.39566</text:p>
          </table:table-cell>
          <table:table-cell office:value-type="float" office:value="158129351.510317" calcext:value-type="float">
            <text:p>158129351.510317</text:p>
          </table:table-cell>
          <table:table-cell table:formula="of:=[.$AO20]/([.$AO20]+[.$AN20])" office:value-type="percentage" office:value="0.038264122117627" calcext:value-type="percentage">
            <text:p>3.83%</text:p>
          </table:table-cell>
          <table:table-cell table:formula="of:=[.$AK20]+[.$AN20]" office:value-type="float" office:value="4084361090.1904" calcext:value-type="float">
            <text:p>4.08E+09</text:p>
          </table:table-cell>
          <table:table-cell table:formula="of:=[.$AL20]+[.$AO20]" office:value-type="float" office:value="335117310.359157" calcext:value-type="float">
            <text:p>3.35E+08</text:p>
          </table:table-cell>
          <table:table-cell table:formula="of:=[.$AR20]/([.$AR20]+[.$AQ20])" office:value-type="percentage" office:value="0.0758273443122805" calcext:value-type="percentage">
            <text:p>7.58%</text:p>
          </table:table-cell>
          <table:table-cell office:value-type="float" office:value="4025" calcext:value-type="float">
            <text:p>4025</text:p>
          </table:table-cell>
          <table:table-cell office:value-type="float" office:value="99" calcext:value-type="float">
            <text:p>99</text:p>
          </table:table-cell>
          <table:table-cell table:formula="of:=[.$AU20]/[.$AT20]" office:value-type="percentage" office:value="0.0245962732919255" calcext:value-type="percentage">
            <text:p>2.46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2.6271676300578" calcext:value-type="float">
            <text:p>2.6271676300578</text:p>
          </table:table-cell>
          <table:table-cell office:value-type="float" office:value="1.89884393063584" calcext:value-type="float">
            <text:p>1.89884393063584</text:p>
          </table:table-cell>
          <table:table-cell office:value-type="float" office:value="2.40173410404624" calcext:value-type="float">
            <text:p>2.40173410404624</text:p>
          </table:table-cell>
          <table:table-cell table:formula="of:=SUM([.$D21:.$G21])" office:value-type="float" office:value="7.92774566473988" calcext:value-type="float">
            <text:p>7.92774566473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7802358632882" calcext:value-type="float">
            <text:p>12.7802358632882</text:p>
          </table:table-cell>
          <table:table-cell office:value-type="float" office:value="2.46700928234466" calcext:value-type="float">
            <text:p>2.46700928234466</text:p>
          </table:table-cell>
          <table:table-cell office:value-type="float" office:value="0.432287447069625" calcext:value-type="float">
            <text:p>0.432287447069625</text:p>
          </table:table-cell>
          <table:table-cell office:value-type="float" office:value="2.94525993908658" calcext:value-type="float">
            <text:p>2.94525993908658</text:p>
          </table:table-cell>
          <table:table-cell office:value-type="float" office:value="192406637.18732" calcext:value-type="float">
            <text:p>192406637.18732</text:p>
          </table:table-cell>
          <table:table-cell office:value-type="float" office:value="191526520.896834" calcext:value-type="float">
            <text:p>191526520.896834</text:p>
          </table:table-cell>
          <table:table-cell office:value-type="float" office:value="58525938.1750466" calcext:value-type="float">
            <text:p>58525938.1750466</text:p>
          </table:table-cell>
          <table:table-cell office:value-type="float" office:value="131963786.102136" calcext:value-type="float">
            <text:p>131963786.102136</text:p>
          </table:table-cell>
          <table:table-cell office:value-type="float" office:value="6772225.37490075" calcext:value-type="float">
            <text:p>6772225.37490075</text:p>
          </table:table-cell>
          <table:table-cell office:value-type="float" office:value="30173.0429300181" calcext:value-type="float">
            <text:p>30173.0429300181</text:p>
          </table:table-cell>
          <table:table-cell office:value-type="float" office:value="246.759349365665" calcext:value-type="float">
            <text:p>246.759349365665</text:p>
          </table:table-cell>
          <table:table-cell office:value-type="float" office:value="10124.7647960677" calcext:value-type="float">
            <text:p>10124.7647960677</text:p>
          </table:table-cell>
          <table:table-cell office:value-type="float" office:value="172630.094156913" calcext:value-type="float">
            <text:p>172630.094156913</text:p>
          </table:table-cell>
          <table:table-cell office:value-type="float" office:value="1674924.6478706" calcext:value-type="float">
            <text:p>1674924.6478706</text:p>
          </table:table-cell>
          <table:table-cell office:value-type="float" office:value="676.024959336587" calcext:value-type="float">
            <text:p>676.024959336587</text:p>
          </table:table-cell>
          <table:table-cell office:value-type="float" office:value="9639.41555289629" calcext:value-type="float">
            <text:p>9639.41555289629</text:p>
          </table:table-cell>
          <table:table-cell office:value-type="float" office:value="50.2151910156286" calcext:value-type="float">
            <text:p>50.2151910156286</text:p>
          </table:table-cell>
          <table:table-cell office:value-type="float" office:value="153.260064688509" calcext:value-type="float">
            <text:p>153.260064688509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1904682826.34787" calcext:value-type="float">
            <text:p>1904682826.34787</text:p>
          </table:table-cell>
          <table:table-cell office:value-type="float" office:value="2073075732.58126" calcext:value-type="float">
            <text:p>2073075732.58126</text:p>
          </table:table-cell>
          <table:table-cell table:formula="of:=[.$AI21]/([.$AI21]+[.$AH21])" office:value-type="percentage" office:value="0.52116680835937" calcext:value-type="percentage">
            <text:p>52.12%</text:p>
          </table:table-cell>
          <table:table-cell office:value-type="float" office:value="124956500.533091" calcext:value-type="float">
            <text:p>124956500.533091</text:p>
          </table:table-cell>
          <table:table-cell office:value-type="float" office:value="139420039.055697" calcext:value-type="float">
            <text:p>139420039.055697</text:p>
          </table:table-cell>
          <table:table-cell table:formula="of:=[.$AL21]/([.$AL21]+[.$AK21])" office:value-type="percentage" office:value="0.527354050675415" calcext:value-type="percentage">
            <text:p>52.74%</text:p>
          </table:table-cell>
          <table:table-cell office:value-type="float" office:value="4993441068.36858" calcext:value-type="float">
            <text:p>4993441068.36858</text:p>
          </table:table-cell>
          <table:table-cell office:value-type="float" office:value="129441573.50536" calcext:value-type="float">
            <text:p>129441573.50536</text:p>
          </table:table-cell>
          <table:table-cell table:formula="of:=[.$AO21]/([.$AO21]+[.$AN21])" office:value-type="percentage" office:value="0.0252673314136298" calcext:value-type="percentage">
            <text:p>2.53%</text:p>
          </table:table-cell>
          <table:table-cell table:formula="of:=[.$AK21]+[.$AN21]" office:value-type="float" office:value="5118397568.90167" calcext:value-type="float">
            <text:p>5.12E+09</text:p>
          </table:table-cell>
          <table:table-cell table:formula="of:=[.$AL21]+[.$AO21]" office:value-type="float" office:value="268861612.561057" calcext:value-type="float">
            <text:p>2.69E+08</text:p>
          </table:table-cell>
          <table:table-cell table:formula="of:=[.$AR21]/([.$AR21]+[.$AQ21])" office:value-type="percentage" office:value="0.0499069384829666" calcext:value-type="percentage">
            <text:p>4.99%</text:p>
          </table:table-cell>
          <table:table-cell office:value-type="float" office:value="4884" calcext:value-type="float">
            <text:p>4884</text:p>
          </table:table-cell>
          <table:table-cell office:value-type="float" office:value="461" calcext:value-type="float">
            <text:p>461</text:p>
          </table:table-cell>
          <table:table-cell table:formula="of:=[.$AU21]/[.$AT21]" office:value-type="percentage" office:value="0.0943898443898444" calcext:value-type="percentage">
            <text:p>9.44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2.79761904761905" calcext:value-type="float">
            <text:p>2.79761904761905</text:p>
          </table:table-cell>
          <table:table-cell office:value-type="float" office:value="2.84920634920635" calcext:value-type="float">
            <text:p>2.84920634920635</text:p>
          </table:table-cell>
          <table:table-cell office:value-type="float" office:value="1.86904761904762" calcext:value-type="float">
            <text:p>1.86904761904762</text:p>
          </table:table-cell>
          <table:table-cell office:value-type="float" office:value="3.32142857142857" calcext:value-type="float">
            <text:p>3.32142857142857</text:p>
          </table:table-cell>
          <table:table-cell table:formula="of:=SUM([.$D22:.$G22])" office:value-type="float" office:value="10.8373015873016" calcext:value-type="float">
            <text:p>10.83730158730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64999092965007" calcext:value-type="float">
            <text:p>6.64999092965007</text:p>
          </table:table-cell>
          <table:table-cell office:value-type="float" office:value="3.42617523257223" calcext:value-type="float">
            <text:p>3.42617523257223</text:p>
          </table:table-cell>
          <table:table-cell office:value-type="float" office:value="0.669298157774561" calcext:value-type="float">
            <text:p>0.669298157774561</text:p>
          </table:table-cell>
          <table:table-cell office:value-type="float" office:value="3.21750860832263" calcext:value-type="float">
            <text:p>3.21750860832263</text:p>
          </table:table-cell>
          <table:table-cell office:value-type="float" office:value="215022636.287694" calcext:value-type="float">
            <text:p>215022636.287694</text:p>
          </table:table-cell>
          <table:table-cell office:value-type="float" office:value="192532661.894052" calcext:value-type="float">
            <text:p>192532661.894052</text:p>
          </table:table-cell>
          <table:table-cell office:value-type="float" office:value="53436350.6382979" calcext:value-type="float">
            <text:p>53436350.6382979</text:p>
          </table:table-cell>
          <table:table-cell office:value-type="float" office:value="158458227.968905" calcext:value-type="float">
            <text:p>158458227.968905</text:p>
          </table:table-cell>
          <table:table-cell office:value-type="float" office:value="3074984.25545463" calcext:value-type="float">
            <text:p>3074984.25545463</text:p>
          </table:table-cell>
          <table:table-cell office:value-type="float" office:value="40496.9537732169" calcext:value-type="float">
            <text:p>40496.9537732169</text:p>
          </table:table-cell>
          <table:table-cell office:value-type="float" office:value="308.658108968358" calcext:value-type="float">
            <text:p>308.658108968358</text:p>
          </table:table-cell>
          <table:table-cell office:value-type="float" office:value="12032.9439983816" calcext:value-type="float">
            <text:p>12032.9439983816</text:p>
          </table:table-cell>
          <table:table-cell office:value-type="float" office:value="77016.6480822155" calcext:value-type="float">
            <text:p>77016.6480822155</text:p>
          </table:table-cell>
          <table:table-cell office:value-type="float" office:value="2239280.40262378" calcext:value-type="float">
            <text:p>2239280.40262378</text:p>
          </table:table-cell>
          <table:table-cell office:value-type="float" office:value="814.40565346982" calcext:value-type="float">
            <text:p>814.40565346982</text:p>
          </table:table-cell>
          <table:table-cell office:value-type="float" office:value="10427.4467747626" calcext:value-type="float">
            <text:p>10427.4467747626</text:p>
          </table:table-cell>
          <table:table-cell office:value-type="float" office:value="80.0246171354199" calcext:value-type="float">
            <text:p>80.0246171354199</text:p>
          </table:table-cell>
          <table:table-cell office:value-type="float" office:value="158.077655909795" calcext:value-type="float">
            <text:p>158.077655909795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2578085700.99031" calcext:value-type="float">
            <text:p>2578085700.99031</text:p>
          </table:table-cell>
          <table:table-cell office:value-type="float" office:value="2250532613.18271" calcext:value-type="float">
            <text:p>2250532613.18271</text:p>
          </table:table-cell>
          <table:table-cell table:formula="of:=[.$AI22]/([.$AI22]+[.$AH22])" office:value-type="percentage" office:value="0.466082110192251" calcext:value-type="percentage">
            <text:p>46.61%</text:p>
          </table:table-cell>
          <table:table-cell office:value-type="float" office:value="148479895.059896" calcext:value-type="float">
            <text:p>148479895.059896</text:p>
          </table:table-cell>
          <table:table-cell office:value-type="float" office:value="128254524.784114" calcext:value-type="float">
            <text:p>128254524.784114</text:p>
          </table:table-cell>
          <table:table-cell table:formula="of:=[.$AL22]/([.$AL22]+[.$AK22])" office:value-type="percentage" office:value="0.463457075041149" calcext:value-type="percentage">
            <text:p>46.35%</text:p>
          </table:table-cell>
          <table:table-cell office:value-type="float" office:value="5510421993.3946" calcext:value-type="float">
            <text:p>5510421993.3946</text:p>
          </table:table-cell>
          <table:table-cell office:value-type="float" office:value="112903759.726317" calcext:value-type="float">
            <text:p>112903759.726317</text:p>
          </table:table-cell>
          <table:table-cell table:formula="of:=[.$AO22]/([.$AO22]+[.$AN22])" office:value-type="percentage" office:value="0.0200777555281509" calcext:value-type="percentage">
            <text:p>2.01%</text:p>
          </table:table-cell>
          <table:table-cell table:formula="of:=[.$AK22]+[.$AN22]" office:value-type="float" office:value="5658901888.4545" calcext:value-type="float">
            <text:p>5.66E+09</text:p>
          </table:table-cell>
          <table:table-cell table:formula="of:=[.$AL22]+[.$AO22]" office:value-type="float" office:value="241158284.510431" calcext:value-type="float">
            <text:p>2.41E+08</text:p>
          </table:table-cell>
          <table:table-cell table:formula="of:=[.$AR22]/([.$AR22]+[.$AQ22])" office:value-type="percentage" office:value="0.0408738686455198" calcext:value-type="percentage">
            <text:p>4.09%</text:p>
          </table:table-cell>
          <table:table-cell office:value-type="float" office:value="5641" calcext:value-type="float">
            <text:p>5641</text:p>
          </table:table-cell>
          <table:table-cell office:value-type="float" office:value="242" calcext:value-type="float">
            <text:p>242</text:p>
          </table:table-cell>
          <table:table-cell table:formula="of:=[.$AU22]/[.$AT22]" office:value-type="percentage" office:value="0.0429001950008864" calcext:value-type="percentage">
            <text:p>4.29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2.5910290237467" calcext:value-type="float">
            <text:p>2.5910290237467</text:p>
          </table:table-cell>
          <table:table-cell office:value-type="float" office:value="2.57519788918206" calcext:value-type="float">
            <text:p>2.57519788918206</text:p>
          </table:table-cell>
          <table:table-cell office:value-type="float" office:value="1.90765171503958" calcext:value-type="float">
            <text:p>1.90765171503958</text:p>
          </table:table-cell>
          <table:table-cell office:value-type="float" office:value="4.27176781002639" calcext:value-type="float">
            <text:p>4.27176781002639</text:p>
          </table:table-cell>
          <table:table-cell table:formula="of:=SUM([.$D23:.$G23])" office:value-type="float" office:value="11.3456464379947" calcext:value-type="float">
            <text:p>11.34564643799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65359882822138" calcext:value-type="float">
            <text:p>4.65359882822138</text:p>
          </table:table-cell>
          <table:table-cell office:value-type="float" office:value="2.41678212242882" calcext:value-type="float">
            <text:p>2.41678212242882</text:p>
          </table:table-cell>
          <table:table-cell office:value-type="float" office:value="0.455951740533639" calcext:value-type="float">
            <text:p>0.455951740533639</text:p>
          </table:table-cell>
          <table:table-cell office:value-type="float" office:value="2.70247599595515" calcext:value-type="float">
            <text:p>2.70247599595515</text:p>
          </table:table-cell>
          <table:table-cell office:value-type="float" office:value="198126329.920844" calcext:value-type="float">
            <text:p>198126329.920844</text:p>
          </table:table-cell>
          <table:table-cell office:value-type="float" office:value="191545075.604211" calcext:value-type="float">
            <text:p>191545075.604211</text:p>
          </table:table-cell>
          <table:table-cell office:value-type="float" office:value="64801470.4280702" calcext:value-type="float">
            <text:p>64801470.4280702</text:p>
          </table:table-cell>
          <table:table-cell office:value-type="float" office:value="161085681.268772" calcext:value-type="float">
            <text:p>161085681.268772</text:p>
          </table:table-cell>
          <table:table-cell office:value-type="float" office:value="2266199.6334094" calcext:value-type="float">
            <text:p>2266199.6334094</text:p>
          </table:table-cell>
          <table:table-cell office:value-type="float" office:value="34288.3172864133" calcext:value-type="float">
            <text:p>34288.3172864133</text:p>
          </table:table-cell>
          <table:table-cell office:value-type="float" office:value="283.703954366407" calcext:value-type="float">
            <text:p>283.703954366407</text:p>
          </table:table-cell>
          <table:table-cell office:value-type="float" office:value="9112.2355243598" calcext:value-type="float">
            <text:p>9112.2355243598</text:p>
          </table:table-cell>
          <table:table-cell office:value-type="float" office:value="63859.1892400525" calcext:value-type="float">
            <text:p>63859.1892400525</text:p>
          </table:table-cell>
          <table:table-cell office:value-type="float" office:value="1757346.99989955" calcext:value-type="float">
            <text:p>1757346.99989955</text:p>
          </table:table-cell>
          <table:table-cell office:value-type="float" office:value="755.443090780372" calcext:value-type="float">
            <text:p>755.443090780372</text:p>
          </table:table-cell>
          <table:table-cell office:value-type="float" office:value="8874.69054589111" calcext:value-type="float">
            <text:p>8874.69054589111</text:p>
          </table:table-cell>
          <table:table-cell office:value-type="float" office:value="48.5708082875023" calcext:value-type="float">
            <text:p>48.5708082875023</text:p>
          </table:table-cell>
          <table:table-cell office:value-type="float" office:value="132.604074328394" calcext:value-type="float">
            <text:p>132.604074328394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2286438197.22377" calcext:value-type="float">
            <text:p>2286438197.22377</text:p>
          </table:table-cell>
          <table:table-cell office:value-type="float" office:value="863972125.642105" calcext:value-type="float">
            <text:p>863972125.642105</text:p>
          </table:table-cell>
          <table:table-cell table:formula="of:=[.$AI23]/([.$AI23]+[.$AH23])" office:value-type="percentage" office:value="0.274241142295447" calcext:value-type="percentage">
            <text:p>27.42%</text:p>
          </table:table-cell>
          <table:table-cell office:value-type="float" office:value="138298031.99715" calcext:value-type="float">
            <text:p>138298031.99715</text:p>
          </table:table-cell>
          <table:table-cell office:value-type="float" office:value="151616771.343766" calcext:value-type="float">
            <text:p>151616771.343766</text:p>
          </table:table-cell>
          <table:table-cell table:formula="of:=[.$AL23]/([.$AL23]+[.$AK23])" office:value-type="percentage" office:value="0.522970091891021" calcext:value-type="percentage">
            <text:p>52.30%</text:p>
          </table:table-cell>
          <table:table-cell office:value-type="float" office:value="5258316534.97508" calcext:value-type="float">
            <text:p>5258316534.97508</text:p>
          </table:table-cell>
          <table:table-cell office:value-type="float" office:value="130038996.656095" calcext:value-type="float">
            <text:p>130038996.656095</text:p>
          </table:table-cell>
          <table:table-cell table:formula="of:=[.$AO23]/([.$AO23]+[.$AN23])" office:value-type="percentage" office:value="0.0241333363941427" calcext:value-type="percentage">
            <text:p>2.41%</text:p>
          </table:table-cell>
          <table:table-cell table:formula="of:=[.$AK23]+[.$AN23]" office:value-type="float" office:value="5396614566.97223" calcext:value-type="float">
            <text:p>5.40E+09</text:p>
          </table:table-cell>
          <table:table-cell table:formula="of:=[.$AL23]+[.$AO23]" office:value-type="float" office:value="281655767.999861" calcext:value-type="float">
            <text:p>2.82E+08</text:p>
          </table:table-cell>
          <table:table-cell table:formula="of:=[.$AR23]/([.$AR23]+[.$AQ23])" office:value-type="percentage" office:value="0.049602387942885" calcext:value-type="percentage">
            <text:p>4.96%</text:p>
          </table:table-cell>
          <table:table-cell office:value-type="float" office:value="5298" calcext:value-type="float">
            <text:p>5298</text:p>
          </table:table-cell>
          <table:table-cell office:value-type="float" office:value="110" calcext:value-type="float">
            <text:p>110</text:p>
          </table:table-cell>
          <table:table-cell table:formula="of:=[.$AU23]/[.$AT23]" office:value-type="percentage" office:value="0.0207625519063798" calcext:value-type="percentage">
            <text:p>2.08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6750" calcext:value-type="float">
            <text:p>6750</text:p>
          </table:table-cell>
          <table:table-cell office:value-type="float" office:value="2.03970223325062" calcext:value-type="float">
            <text:p>2.03970223325062</text:p>
          </table:table-cell>
          <table:table-cell office:value-type="float" office:value="2.66004962779156" calcext:value-type="float">
            <text:p>2.66004962779156</text:p>
          </table:table-cell>
          <table:table-cell office:value-type="float" office:value="1.87344913151365" calcext:value-type="float">
            <text:p>1.87344913151365</text:p>
          </table:table-cell>
          <table:table-cell office:value-type="float" office:value="3.72524752475248" calcext:value-type="float">
            <text:p>3.72524752475248</text:p>
          </table:table-cell>
          <table:table-cell table:formula="of:=SUM([.$D24:.$G24])" office:value-type="float" office:value="10.2984485173083" calcext:value-type="float">
            <text:p>10.29844851730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83484233540575" calcext:value-type="float">
            <text:p>3.83484233540575</text:p>
          </table:table-cell>
          <table:table-cell office:value-type="float" office:value="2.18642047109151" calcext:value-type="float">
            <text:p>2.18642047109151</text:p>
          </table:table-cell>
          <table:table-cell office:value-type="float" office:value="0.391422067758275" calcext:value-type="float">
            <text:p>0.391422067758275</text:p>
          </table:table-cell>
          <table:table-cell office:value-type="float" office:value="2.04644914417183" calcext:value-type="float">
            <text:p>2.04644914417183</text:p>
          </table:table-cell>
          <table:table-cell office:value-type="float" office:value="190782301.051926" calcext:value-type="float">
            <text:p>190782301.051926</text:p>
          </table:table-cell>
          <table:table-cell office:value-type="float" office:value="204554671.578537" calcext:value-type="float">
            <text:p>204554671.578537</text:p>
          </table:table-cell>
          <table:table-cell office:value-type="float" office:value="72501336.2471545" calcext:value-type="float">
            <text:p>72501336.2471545</text:p>
          </table:table-cell>
          <table:table-cell office:value-type="float" office:value="148004514.674472" calcext:value-type="float">
            <text:p>148004514.674472</text:p>
          </table:table-cell>
          <table:table-cell office:value-type="float" office:value="1801448.82221869" calcext:value-type="float">
            <text:p>1801448.82221869</text:p>
          </table:table-cell>
          <table:table-cell office:value-type="float" office:value="27640.3813305347" calcext:value-type="float">
            <text:p>27640.3813305347</text:p>
          </table:table-cell>
          <table:table-cell office:value-type="float" office:value="222.889037839206" calcext:value-type="float">
            <text:p>222.889037839206</text:p>
          </table:table-cell>
          <table:table-cell office:value-type="float" office:value="7055.53147453391" calcext:value-type="float">
            <text:p>7055.53147453391</text:p>
          </table:table-cell>
          <table:table-cell office:value-type="float" office:value="49731.3903598541" calcext:value-type="float">
            <text:p>49731.3903598541</text:p>
          </table:table-cell>
          <table:table-cell office:value-type="float" office:value="1482422.49707181" calcext:value-type="float">
            <text:p>1482422.49707181</text:p>
          </table:table-cell>
          <table:table-cell office:value-type="float" office:value="607.848886785674" calcext:value-type="float">
            <text:p>607.848886785674</text:p>
          </table:table-cell>
          <table:table-cell office:value-type="float" office:value="6623.96385353031" calcext:value-type="float">
            <text:p>6623.96385353031</text:p>
          </table:table-cell>
          <table:table-cell office:value-type="float" office:value="45.0214292775035" calcext:value-type="float">
            <text:p>45.0214292775035</text:p>
          </table:table-cell>
          <table:table-cell office:value-type="float" office:value="157.774524430092" calcext:value-type="float">
            <text:p>157.774524430092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2394078059.45661" calcext:value-type="float">
            <text:p>2394078059.45661</text:p>
          </table:table-cell>
          <table:table-cell office:value-type="float" office:value="2267273013.61437" calcext:value-type="float">
            <text:p>2267273013.61437</text:p>
          </table:table-cell>
          <table:table-cell table:formula="of:=[.$AI24]/([.$AI24]+[.$AH24])" office:value-type="percentage" office:value="0.486398251938714" calcext:value-type="percentage">
            <text:p>48.64%</text:p>
          </table:table-cell>
          <table:table-cell office:value-type="float" office:value="119532074.19457" calcext:value-type="float">
            <text:p>119532074.19457</text:p>
          </table:table-cell>
          <table:table-cell office:value-type="float" office:value="170598588.620272" calcext:value-type="float">
            <text:p>170598588.620272</text:p>
          </table:table-cell>
          <table:table-cell table:formula="of:=[.$AL24]/([.$AL24]+[.$AK24])" office:value-type="percentage" office:value="0.58800606238971" calcext:value-type="percentage">
            <text:p>58.80%</text:p>
          </table:table-cell>
          <table:table-cell office:value-type="float" office:value="4624251281.78368" calcext:value-type="float">
            <text:p>4624251281.78368</text:p>
          </table:table-cell>
          <table:table-cell office:value-type="float" office:value="154187427.442005" calcext:value-type="float">
            <text:p>154187427.442005</text:p>
          </table:table-cell>
          <table:table-cell table:formula="of:=[.$AO24]/([.$AO24]+[.$AN24])" office:value-type="percentage" office:value="0.0322673234553195" calcext:value-type="percentage">
            <text:p>3.23%</text:p>
          </table:table-cell>
          <table:table-cell table:formula="of:=[.$AK24]+[.$AN24]" office:value-type="float" office:value="4743783355.97825" calcext:value-type="float">
            <text:p>4.74E+09</text:p>
          </table:table-cell>
          <table:table-cell table:formula="of:=[.$AL24]+[.$AO24]" office:value-type="float" office:value="324786016.062277" calcext:value-type="float">
            <text:p>3.25E+08</text:p>
          </table:table-cell>
          <table:table-cell table:formula="of:=[.$AR24]/([.$AR24]+[.$AQ24])" office:value-type="percentage" office:value="0.0640784395403319" calcext:value-type="percentage">
            <text:p>6.41%</text:p>
          </table:table-cell>
          <table:table-cell office:value-type="float" office:value="4638" calcext:value-type="float">
            <text:p>4638</text:p>
          </table:table-cell>
          <table:table-cell office:value-type="float" office:value="133" calcext:value-type="float">
            <text:p>133</text:p>
          </table:table-cell>
          <table:table-cell table:formula="of:=[.$AU24]/[.$AT24]" office:value-type="percentage" office:value="0.0286761535144459" calcext:value-type="percentage">
            <text:p>2.87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7500" calcext:value-type="float">
            <text:p>7500</text:p>
          </table:table-cell>
          <table:table-cell office:value-type="float" office:value="3.21666666666667" calcext:value-type="float">
            <text:p>3.21666666666667</text:p>
          </table:table-cell>
          <table:table-cell office:value-type="float" office:value="3.05027932960894" calcext:value-type="float">
            <text:p>3.05027932960894</text:p>
          </table:table-cell>
          <table:table-cell office:value-type="float" office:value="1.86111111111111" calcext:value-type="float">
            <text:p>1.86111111111111</text:p>
          </table:table-cell>
          <table:table-cell office:value-type="float" office:value="3.81111111111111" calcext:value-type="float">
            <text:p>3.81111111111111</text:p>
          </table:table-cell>
          <table:table-cell table:formula="of:=SUM([.$D25:.$G25])" office:value-type="float" office:value="11.9391682184978" calcext:value-type="float">
            <text:p>11.93916821849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92756234613977" calcext:value-type="float">
            <text:p>4.92756234613977</text:p>
          </table:table-cell>
          <table:table-cell office:value-type="float" office:value="3.83632514647642" calcext:value-type="float">
            <text:p>3.83632514647642</text:p>
          </table:table-cell>
          <table:table-cell office:value-type="float" office:value="0.771170246800687" calcext:value-type="float">
            <text:p>0.771170246800687</text:p>
          </table:table-cell>
          <table:table-cell office:value-type="float" office:value="2.87933700324575" calcext:value-type="float">
            <text:p>2.87933700324575</text:p>
          </table:table-cell>
          <table:table-cell office:value-type="float" office:value="209837439.81037" calcext:value-type="float">
            <text:p>209837439.81037</text:p>
          </table:table-cell>
          <table:table-cell office:value-type="float" office:value="175201948.634074" calcext:value-type="float">
            <text:p>175201948.634074</text:p>
          </table:table-cell>
          <table:table-cell office:value-type="float" office:value="51450720.7111111" calcext:value-type="float">
            <text:p>51450720.7111111</text:p>
          </table:table-cell>
          <table:table-cell office:value-type="float" office:value="169393775.881481" calcext:value-type="float">
            <text:p>169393775.881481</text:p>
          </table:table-cell>
          <table:table-cell office:value-type="float" office:value="2167116.64058927" calcext:value-type="float">
            <text:p>2167116.64058927</text:p>
          </table:table-cell>
          <table:table-cell office:value-type="float" office:value="48285.6027272685" calcext:value-type="float">
            <text:p>48285.6027272685</text:p>
          </table:table-cell>
          <table:table-cell office:value-type="float" office:value="422.303312778932" calcext:value-type="float">
            <text:p>422.303312778932</text:p>
          </table:table-cell>
          <table:table-cell office:value-type="float" office:value="9802.04639113664" calcext:value-type="float">
            <text:p>9802.04639113664</text:p>
          </table:table-cell>
          <table:table-cell office:value-type="float" office:value="56876.5082422031" calcext:value-type="float">
            <text:p>56876.5082422031</text:p>
          </table:table-cell>
          <table:table-cell office:value-type="float" office:value="2590459.99978654" calcext:value-type="float">
            <text:p>2590459.99978654</text:p>
          </table:table-cell>
          <table:table-cell office:value-type="float" office:value="1113.7691609487" calcext:value-type="float">
            <text:p>1113.7691609487</text:p>
          </table:table-cell>
          <table:table-cell office:value-type="float" office:value="8237.57939046131" calcext:value-type="float">
            <text:p>8237.57939046131</text:p>
          </table:table-cell>
          <table:table-cell office:value-type="float" office:value="92.5870738869476" calcext:value-type="float">
            <text:p>92.5870738869476</text:p>
          </table:table-cell>
          <table:table-cell office:value-type="float" office:value="161.955916108626" calcext:value-type="float">
            <text:p>161.955916108626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2596478516.4019" calcext:value-type="float">
            <text:p>2596478516.4019</text:p>
          </table:table-cell>
          <table:table-cell office:value-type="float" office:value="2210632317.15555" calcext:value-type="float">
            <text:p>2210632317.15555</text:p>
          </table:table-cell>
          <table:table-cell table:formula="of:=[.$AI25]/([.$AI25]+[.$AH25])" office:value-type="percentage" office:value="0.459867141344773" calcext:value-type="percentage">
            <text:p>45.99%</text:p>
          </table:table-cell>
          <table:table-cell office:value-type="float" office:value="127189329.885564" calcext:value-type="float">
            <text:p>127189329.885564</text:p>
          </table:table-cell>
          <table:table-cell office:value-type="float" office:value="87996678.5306145" calcext:value-type="float">
            <text:p>87996678.5306145</text:p>
          </table:table-cell>
          <table:table-cell table:formula="of:=[.$AL25]/([.$AL25]+[.$AK25])" office:value-type="percentage" office:value="0.408933086208957" calcext:value-type="percentage">
            <text:p>40.89%</text:p>
          </table:table-cell>
          <table:table-cell office:value-type="float" office:value="4666176160.95853" calcext:value-type="float">
            <text:p>4666176160.95853</text:p>
          </table:table-cell>
          <table:table-cell office:value-type="float" office:value="76111271.7440894" calcext:value-type="float">
            <text:p>76111271.7440894</text:p>
          </table:table-cell>
          <table:table-cell table:formula="of:=[.$AO25]/([.$AO25]+[.$AN25])" office:value-type="percentage" office:value="0.0160494851533522" calcext:value-type="percentage">
            <text:p>1.60%</text:p>
          </table:table-cell>
          <table:table-cell table:formula="of:=[.$AK25]+[.$AN25]" office:value-type="float" office:value="4793365490.84409" calcext:value-type="float">
            <text:p>4.79E+09</text:p>
          </table:table-cell>
          <table:table-cell table:formula="of:=[.$AL25]+[.$AO25]" office:value-type="float" office:value="164107950.274704" calcext:value-type="float">
            <text:p>1.64E+08</text:p>
          </table:table-cell>
          <table:table-cell table:formula="of:=[.$AR25]/([.$AR25]+[.$AQ25])" office:value-type="percentage" office:value="0.0331031426035574" calcext:value-type="percentage">
            <text:p>3.31%</text:p>
          </table:table-cell>
          <table:table-cell office:value-type="float" office:value="4853" calcext:value-type="float">
            <text:p>4853</text:p>
          </table:table-cell>
          <table:table-cell office:value-type="float" office:value="148" calcext:value-type="float">
            <text:p>148</text:p>
          </table:table-cell>
          <table:table-cell table:formula="of:=[.$AU25]/[.$AT25]" office:value-type="percentage" office:value="0.0304966000412116" calcext:value-type="percentage">
            <text:p>3.05%</text:p>
          </table:table-cell>
          <table:table-cell table:number-columns-repeated="9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.06284153005465" calcext:value-type="float">
            <text:p>6.06284153005465</text:p>
          </table:table-cell>
          <table:table-cell office:value-type="float" office:value="2.3206002728513" calcext:value-type="float">
            <text:p>2.3206002728513</text:p>
          </table:table-cell>
          <table:table-cell office:value-type="float" office:value="1.94406548431105" calcext:value-type="float">
            <text:p>1.94406548431105</text:p>
          </table:table-cell>
          <table:table-cell office:value-type="float" office:value="17.0723055934516" calcext:value-type="float">
            <text:p>17.0723055934516</text:p>
          </table:table-cell>
          <table:table-cell table:formula="of:=SUM([.$D26:.$G26])" office:value-type="float" office:value="27.3998128806686" calcext:value-type="float">
            <text:p>27.399812880668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.55060836568324" calcext:value-type="float">
            <text:p>5.55060836568324</text:p>
          </table:table-cell>
          <table:table-cell office:value-type="float" office:value="8.32944590210832" calcext:value-type="float">
            <text:p>8.32944590210832</text:p>
          </table:table-cell>
          <table:table-cell office:value-type="float" office:value="1.1314245615803" calcext:value-type="float">
            <text:p>1.1314245615803</text:p>
          </table:table-cell>
          <table:table-cell office:value-type="float" office:value="2.9605058752459" calcext:value-type="float">
            <text:p>2.9605058752459</text:p>
          </table:table-cell>
          <table:table-cell office:value-type="float" office:value="193734465.634518" calcext:value-type="float">
            <text:p>193734465.634518</text:p>
          </table:table-cell>
          <table:table-cell office:value-type="float" office:value="191790398.856417" calcext:value-type="float">
            <text:p>191790398.856417</text:p>
          </table:table-cell>
          <table:table-cell office:value-type="float" office:value="90947718.8592189" calcext:value-type="float">
            <text:p>90947718.8592189</text:p>
          </table:table-cell>
          <table:table-cell office:value-type="float" office:value="171536748.955999" calcext:value-type="float">
            <text:p>171536748.955999</text:p>
          </table:table-cell>
          <table:table-cell office:value-type="float" office:value="2484605.69544707" calcext:value-type="float">
            <text:p>2484605.69544707</text:p>
          </table:table-cell>
          <table:table-cell office:value-type="float" office:value="106967.040440007" calcext:value-type="float">
            <text:p>106967.040440007</text:p>
          </table:table-cell>
          <table:table-cell office:value-type="float" office:value="961.827105623972" calcext:value-type="float">
            <text:p>961.827105623972</text:p>
          </table:table-cell>
          <table:table-cell office:value-type="float" office:value="10340.6916727946" calcext:value-type="float">
            <text:p>10340.6916727946</text:p>
          </table:table-cell>
          <table:table-cell office:value-type="float" office:value="69514.0239697209" calcext:value-type="float">
            <text:p>69514.0239697209</text:p>
          </table:table-cell>
          <table:table-cell office:value-type="float" office:value="6128032.25265157" calcext:value-type="float">
            <text:p>6128032.25265157</text:p>
          </table:table-cell>
          <table:table-cell office:value-type="float" office:value="2619.73438573271" calcext:value-type="float">
            <text:p>2619.73438573271</text:p>
          </table:table-cell>
          <table:table-cell office:value-type="float" office:value="9772.46920956949" calcext:value-type="float">
            <text:p>9772.46920956949</text:p>
          </table:table-cell>
          <table:table-cell office:value-type="float" office:value="146.932324115172" calcext:value-type="float">
            <text:p>146.932324115172</text:p>
          </table:table-cell>
          <table:table-cell office:value-type="float" office:value="194.026966704107" calcext:value-type="float">
            <text:p>194.026966704107</text:p>
          </table:table-cell>
          <table:table-cell table:number-columns-repeated="2"/>
          <table:table-cell table:style-name="ce10" office:value-type="percentage" office:value="0" calcext:value-type="percentage">
            <text:p>0.00%</text:p>
          </table:table-cell>
          <table:table-cell office:value-type="float" office:value="5727658829.11511" calcext:value-type="float">
            <text:p>5727658829.11511</text:p>
          </table:table-cell>
          <table:table-cell office:value-type="float" office:value="2397284875.72696" calcext:value-type="float">
            <text:p>2397284875.72696</text:p>
          </table:table-cell>
          <table:table-cell table:formula="of:=[.$AI26]/([.$AI26]+[.$AH26])" office:value-type="percentage" office:value="0.295052490554279" calcext:value-type="percentage">
            <text:p>29.51%</text:p>
          </table:table-cell>
          <table:table-cell office:value-type="float" office:value="821158125.440285" calcext:value-type="float">
            <text:p>821158125.440285</text:p>
          </table:table-cell>
          <table:table-cell office:value-type="float" office:value="534938423.387383" calcext:value-type="float">
            <text:p>534938423.387383</text:p>
          </table:table-cell>
          <table:table-cell table:formula="of:=[.$AL26]/([.$AL26]+[.$AK26])" office:value-type="percentage" office:value="0.394469275694147" calcext:value-type="percentage">
            <text:p>39.45%</text:p>
          </table:table-cell>
          <table:table-cell office:value-type="float" office:value="30145440783.9769" calcext:value-type="float">
            <text:p>30145440783.9769</text:p>
          </table:table-cell>
          <table:table-cell office:value-type="float" office:value="435088647.277463" calcext:value-type="float">
            <text:p>435088647.277463</text:p>
          </table:table-cell>
          <table:table-cell table:formula="of:=[.$AO26]/([.$AO26]+[.$AN26])" office:value-type="percentage" office:value="0.014227636191046" calcext:value-type="percentage">
            <text:p>1.42%</text:p>
          </table:table-cell>
          <table:table-cell table:formula="of:=[.$AK26]+[.$AN26]" office:value-type="float" office:value="30966598909.4172" calcext:value-type="float">
            <text:p>3.10E+10</text:p>
          </table:table-cell>
          <table:table-cell table:formula="of:=[.$AL26]+[.$AO26]" office:value-type="float" office:value="970027070.664846" calcext:value-type="float">
            <text:p>9.70E+08</text:p>
          </table:table-cell>
          <table:table-cell table:formula="of:=[.$AR26]/([.$AR26]+[.$AQ26])" office:value-type="percentage" office:value="0.0303734987931982" calcext:value-type="percentage">
            <text:p>3.04%</text:p>
          </table:table-cell>
          <table:table-cell office:value-type="float" office:value="39460" calcext:value-type="float">
            <text:p>39460</text:p>
          </table:table-cell>
          <table:table-cell office:value-type="float" office:value="3009" calcext:value-type="float">
            <text:p>3009</text:p>
          </table:table-cell>
          <table:table-cell table:formula="of:=[.$AU26]/[.$AT26]" office:value-type="percentage" office:value="0.0762544348707552" calcext:value-type="percentage">
            <text:p>7.63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29714285714286" calcext:value-type="float">
            <text:p>3.29714285714286</text:p>
          </table:table-cell>
          <table:table-cell table:number-columns-repeated="2" office:value-type="float" office:value="1.78285714285714" calcext:value-type="float">
            <text:p>1.78285714285714</text:p>
          </table:table-cell>
          <table:table-cell table:formula="of:=SUM([.$D27:.$G27])" office:value-type="float" office:value="7.86285714285714" calcext:value-type="float">
            <text:p>7.86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6461424015623" calcext:value-type="float">
            <text:p>1.76461424015623</text:p>
          </table:table-cell>
          <table:table-cell office:value-type="float" office:value="0.473156946603073" calcext:value-type="float">
            <text:p>0.473156946603073</text:p>
          </table:table-cell>
          <table:table-cell office:value-type="float" office:value="0.336581435965755" calcext:value-type="float">
            <text:p>0.336581435965755</text:p>
          </table:table-cell>
          <table:table-cell office:value-type="float" office:value="0.808990937318151" calcext:value-type="float">
            <text:p>0.808990937318151</text:p>
          </table:table-cell>
          <table:table-cell office:value-type="float" office:value="197793485.977012" calcext:value-type="float">
            <text:p>197793485.977012</text:p>
          </table:table-cell>
          <table:table-cell office:value-type="float" office:value="178598350.262857" calcext:value-type="float">
            <text:p>178598350.262857</text:p>
          </table:table-cell>
          <table:table-cell office:value-type="float" office:value="36407892.8457143" calcext:value-type="float">
            <text:p>36407892.8457143</text:p>
          </table:table-cell>
          <table:table-cell office:value-type="float" office:value="98260605.8057143" calcext:value-type="float">
            <text:p>98260605.8057143</text:p>
          </table:table-cell>
          <table:table-cell office:value-type="float" office:value="763566.126598829" calcext:value-type="float">
            <text:p>763566.126598829</text:p>
          </table:table-cell>
          <table:table-cell office:value-type="float" office:value="2019.13389264629" calcext:value-type="float">
            <text:p>2019.13389264629</text:p>
          </table:table-cell>
          <table:table-cell office:value-type="float" office:value="33.0033116507469" calcext:value-type="float">
            <text:p>33.0033116507469</text:p>
          </table:table-cell>
          <table:table-cell office:value-type="float" office:value="5822.58881833978" calcext:value-type="float">
            <text:p>5822.58881833978</text:p>
          </table:table-cell>
          <table:table-cell office:value-type="float" office:value="23489.8453403442" calcext:value-type="float">
            <text:p>23489.8453403442</text:p>
          </table:table-cell>
          <table:table-cell office:value-type="float" office:value="116410.940835052" calcext:value-type="float">
            <text:p>116410.940835052</text:p>
          </table:table-cell>
          <table:table-cell office:value-type="float" office:value="74.3918432164919" calcext:value-type="float">
            <text:p>74.3918432164919</text:p>
          </table:table-cell>
          <table:table-cell office:value-type="float" office:value="1482.62365334768" calcext:value-type="float">
            <text:p>1482.62365334768</text:p>
          </table:table-cell>
          <table:table-cell office:value-type="float" office:value="15.0861124920963" calcext:value-type="float">
            <text:p>15.0861124920963</text:p>
          </table:table-cell>
          <table:table-cell office:value-type="float" office:value="141.217843595247" calcext:value-type="float">
            <text:p>141.217843595247</text:p>
          </table:table-cell>
          <table:table-cell table:number-columns-repeated="2"/>
          <table:table-cell table:style-name="ce10" table:formula="of:=[.$AD27]/([.$AD27]+[.$AC27])" office:value-type="percentage" office:value="0.903482209473533" calcext:value-type="percentage">
            <text:p>90.35%</text:p>
          </table:table-cell>
          <table:table-cell office:value-type="float" office:value="1617452142.13873" calcext:value-type="float">
            <text:p>1617452142.13873</text:p>
          </table:table-cell>
          <table:table-cell office:value-type="float" office:value="2293188159.96675" calcext:value-type="float">
            <text:p>2293188159.96675</text:p>
          </table:table-cell>
          <table:table-cell table:formula="of:=[.$AI27]/([.$AI27]+[.$AH27])" office:value-type="percentage" office:value="0.586397107075305" calcext:value-type="percentage">
            <text:p>58.64%</text:p>
          </table:table-cell>
          <table:table-cell office:value-type="float" office:value="14262379.6436161" calcext:value-type="float">
            <text:p>14262379.6436161</text:p>
          </table:table-cell>
          <table:table-cell office:value-type="float" office:value="63155924.7378767" calcext:value-type="float">
            <text:p>63155924.7378767</text:p>
          </table:table-cell>
          <table:table-cell table:formula="of:=[.$AL27]/([.$AL27]+[.$AK27])" office:value-type="percentage" office:value="0.815775096631726" calcext:value-type="percentage">
            <text:p>81.58%</text:p>
          </table:table-cell>
          <table:table-cell office:value-type="float" office:value="325294885.053548" calcext:value-type="float">
            <text:p>325294885.053548</text:p>
          </table:table-cell>
          <table:table-cell office:value-type="float" office:value="59703746.5017274" calcext:value-type="float">
            <text:p>59703746.5017274</text:p>
          </table:table-cell>
          <table:table-cell table:formula="of:=[.$AO27]/([.$AO27]+[.$AN27])" office:value-type="percentage" office:value="0.155075217437898" calcext:value-type="percentage">
            <text:p>15.51%</text:p>
          </table:table-cell>
          <table:table-cell table:formula="of:=[.$AK27]+[.$AN27]" office:value-type="float" office:value="339557264.697164" calcext:value-type="float">
            <text:p>3.40E+08</text:p>
          </table:table-cell>
          <table:table-cell table:formula="of:=[.$AL27]+[.$AO27]" office:value-type="float" office:value="122859671.239604" calcext:value-type="float">
            <text:p>1.23E+08</text:p>
          </table:table-cell>
          <table:table-cell table:formula="of:=[.$AR27]/([.$AR27]+[.$AQ27])" office:value-type="percentage" office:value="0.265690249840685" calcext:value-type="percentage">
            <text:p>26.57%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$AU27]/[.$AT27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.997742663656885" calcext:value-type="float">
            <text:p>0.997742663656885</text:p>
          </table:table-cell>
          <table:table-cell office:value-type="float" office:value="2.48306997742664" calcext:value-type="float">
            <text:p>2.48306997742664</text:p>
          </table:table-cell>
          <table:table-cell office:value-type="float" office:value="1.91422121896163" calcext:value-type="float">
            <text:p>1.91422121896163</text:p>
          </table:table-cell>
          <table:table-cell office:value-type="float" office:value="1.92325056433409" calcext:value-type="float">
            <text:p>1.92325056433409</text:p>
          </table:table-cell>
          <table:table-cell table:formula="of:=SUM([.$D28:.$G28])" office:value-type="float" office:value="7.31828442437925" calcext:value-type="float">
            <text:p>7.318284424379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4544962008004" calcext:value-type="float">
            <text:p>1.44544962008004</text:p>
          </table:table-cell>
          <table:table-cell office:value-type="float" office:value="0.257895716037766" calcext:value-type="float">
            <text:p>0.257895716037766</text:p>
          </table:table-cell>
          <table:table-cell office:value-type="float" office:value="0.166453536234913" calcext:value-type="float">
            <text:p>0.166453536234913</text:p>
          </table:table-cell>
          <table:table-cell office:value-type="float" office:value="0.513026172789185" calcext:value-type="float">
            <text:p>0.513026172789185</text:p>
          </table:table-cell>
          <table:table-cell office:value-type="float" office:value="201462765.54955" calcext:value-type="float">
            <text:p>201462765.54955</text:p>
          </table:table-cell>
          <table:table-cell office:value-type="float" office:value="187185082.042042" calcext:value-type="float">
            <text:p>187185082.042042</text:p>
          </table:table-cell>
          <table:table-cell office:value-type="float" office:value="42570999.3318284" calcext:value-type="float">
            <text:p>42570999.3318284</text:p>
          </table:table-cell>
          <table:table-cell office:value-type="float" office:value="133262357.525526" calcext:value-type="float">
            <text:p>133262357.525526</text:p>
          </table:table-cell>
          <table:table-cell office:value-type="float" office:value="602940.053979449" calcext:value-type="float">
            <text:p>602940.053979449</text:p>
          </table:table-cell>
          <table:table-cell office:value-type="float" office:value="1622.442525715" calcext:value-type="float">
            <text:p>1622.442525715</text:p>
          </table:table-cell>
          <table:table-cell office:value-type="float" office:value="25.0033149507806" calcext:value-type="float">
            <text:p>25.0033149507806</text:p>
          </table:table-cell>
          <table:table-cell office:value-type="float" office:value="2448.94786017607" calcext:value-type="float">
            <text:p>2448.94786017607</text:p>
          </table:table-cell>
          <table:table-cell office:value-type="float" office:value="18644.6175124176" calcext:value-type="float">
            <text:p>18644.6175124176</text:p>
          </table:table-cell>
          <table:table-cell office:value-type="float" office:value="97115.1363024638" calcext:value-type="float">
            <text:p>97115.1363024638</text:p>
          </table:table-cell>
          <table:table-cell office:value-type="float" office:value="63.9214038864109" calcext:value-type="float">
            <text:p>63.9214038864109</text:p>
          </table:table-cell>
          <table:table-cell office:value-type="float" office:value="1311.09979896558" calcext:value-type="float">
            <text:p>1311.09979896558</text:p>
          </table:table-cell>
          <table:table-cell office:value-type="float" office:value="11.0569252381194" calcext:value-type="float">
            <text:p>11.0569252381194</text:p>
          </table:table-cell>
          <table:table-cell office:value-type="float" office:value="148.153015713592" calcext:value-type="float">
            <text:p>148.153015713592</text:p>
          </table:table-cell>
          <table:table-cell table:formula="of:=[.$AC28]/[.$AC$28]" office:value-type="float" office:value="1" calcext:value-type="float">
            <text:p>1</text:p>
          </table:table-cell>
          <table:table-cell table:formula="of:=[.$AD28]/[.$AD$28]" office:value-type="float" office:value="1" calcext:value-type="float">
            <text:p>1</text:p>
          </table:table-cell>
          <table:table-cell table:style-name="ce10" table:formula="of:=[.$AD28]/([.$AD28]+[.$AC28])" office:value-type="percentage" office:value="0.930551288619139" calcext:value-type="percentage">
            <text:p>93.06%</text:p>
          </table:table-cell>
          <table:table-cell office:value-type="float" office:value="1648332431.35812" calcext:value-type="float">
            <text:p>1648332431.35812</text:p>
          </table:table-cell>
          <table:table-cell office:value-type="float" office:value="2267264615.99627" calcext:value-type="float">
            <text:p>2267264615.99627</text:p>
          </table:table-cell>
          <table:table-cell table:formula="of:=[.$AI28]/([.$AI28]+[.$AH28])" office:value-type="percentage" office:value="0.579034203105288" calcext:value-type="percentage">
            <text:p>57.90%</text:p>
          </table:table-cell>
          <table:table-cell office:value-type="float" office:value="17051018.922218" calcext:value-type="float">
            <text:p>17051018.922218</text:p>
          </table:table-cell>
          <table:table-cell office:value-type="float" office:value="157769702.470374" calcext:value-type="float">
            <text:p>157769702.470374</text:p>
          </table:table-cell>
          <table:table-cell table:formula="of:=[.$AL28]/([.$AL28]+[.$AK28])" office:value-type="percentage" office:value="0.90246568721149" calcext:value-type="percentage">
            <text:p>90.25%</text:p>
          </table:table-cell>
          <table:table-cell office:value-type="float" office:value="579083004.443591" calcext:value-type="float">
            <text:p>579083004.443591</text:p>
          </table:table-cell>
          <table:table-cell office:value-type="float" office:value="150036445.11601" calcext:value-type="float">
            <text:p>150036445.11601</text:p>
          </table:table-cell>
          <table:table-cell table:formula="of:=[.$AO28]/([.$AO28]+[.$AN28])" office:value-type="percentage" office:value="0.205777592692986" calcext:value-type="percentage">
            <text:p>20.58%</text:p>
          </table:table-cell>
          <table:table-cell table:formula="of:=[.$AK28]+[.$AN28]" office:value-type="float" office:value="596134023.365809" calcext:value-type="float">
            <text:p>5.96E+08</text:p>
          </table:table-cell>
          <table:table-cell table:formula="of:=[.$AL28]+[.$AO28]" office:value-type="float" office:value="307806147.586384" calcext:value-type="float">
            <text:p>3.08E+08</text:p>
          </table:table-cell>
          <table:table-cell table:formula="of:=[.$AR28]/([.$AR28]+[.$AQ28])" office:value-type="percentage" office:value="0.340516062320969" calcext:value-type="percentage">
            <text:p>34.05%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formula="of:=[.$AU28]/[.$AT28]" office:value-type="percentage" office:value="0.00175131348511384" calcext:value-type="percentage">
            <text:p>0.18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0.997732426303855" calcext:value-type="float">
            <text:p>0.997732426303855</text:p>
          </table:table-cell>
          <table:table-cell office:value-type="float" office:value="2.49886621315193" calcext:value-type="float">
            <text:p>2.49886621315193</text:p>
          </table:table-cell>
          <table:table-cell office:value-type="float" office:value="1.91836734693878" calcext:value-type="float">
            <text:p>1.91836734693878</text:p>
          </table:table-cell>
          <table:table-cell office:value-type="float" office:value="2.15192743764172" calcext:value-type="float">
            <text:p>2.15192743764172</text:p>
          </table:table-cell>
          <table:table-cell table:formula="of:=SUM([.$D29:.$G29])" office:value-type="float" office:value="7.56689342403628" calcext:value-type="float">
            <text:p>7.56689342403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4271644294188" calcext:value-type="float">
            <text:p>2.94271644294188</text:p>
          </table:table-cell>
          <table:table-cell office:value-type="float" office:value="0.465253526219184" calcext:value-type="float">
            <text:p>0.465253526219184</text:p>
          </table:table-cell>
          <table:table-cell office:value-type="float" office:value="0.196515957928938" calcext:value-type="float">
            <text:p>0.196515957928938</text:p>
          </table:table-cell>
          <table:table-cell office:value-type="float" office:value="0.855346070104532" calcext:value-type="float">
            <text:p>0.855346070104532</text:p>
          </table:table-cell>
          <table:table-cell office:value-type="float" office:value="192421203.781818" calcext:value-type="float">
            <text:p>192421203.781818</text:p>
          </table:table-cell>
          <table:table-cell office:value-type="float" office:value="203355379.721067" calcext:value-type="float">
            <text:p>203355379.721067</text:p>
          </table:table-cell>
          <table:table-cell office:value-type="float" office:value="52197738.2312925" calcext:value-type="float">
            <text:p>52197738.2312925</text:p>
          </table:table-cell>
          <table:table-cell office:value-type="float" office:value="144091166.185941" calcext:value-type="float">
            <text:p>144091166.185941</text:p>
          </table:table-cell>
          <table:table-cell office:value-type="float" office:value="1306185.09065565" calcext:value-type="float">
            <text:p>1306185.09065565</text:p>
          </table:table-cell>
          <table:table-cell office:value-type="float" office:value="4279.36005579496" calcext:value-type="float">
            <text:p>4279.36005579496</text:p>
          </table:table-cell>
          <table:table-cell office:value-type="float" office:value="54.9138823892045" calcext:value-type="float">
            <text:p>54.9138823892045</text:p>
          </table:table-cell>
          <table:table-cell office:value-type="float" office:value="3165.83524560621" calcext:value-type="float">
            <text:p>3165.83524560621</text:p>
          </table:table-cell>
          <table:table-cell office:value-type="float" office:value="37925.9426139877" calcext:value-type="float">
            <text:p>37925.9426139877</text:p>
          </table:table-cell>
          <table:table-cell office:value-type="float" office:value="224941.343511833" calcext:value-type="float">
            <text:p>224941.343511833</text:p>
          </table:table-cell>
          <table:table-cell office:value-type="float" office:value="137.036565195037" calcext:value-type="float">
            <text:p>137.036565195037</text:p>
          </table:table-cell>
          <table:table-cell office:value-type="float" office:value="2435.82011119252" calcext:value-type="float">
            <text:p>2435.82011119252</text:p>
          </table:table-cell>
          <table:table-cell office:value-type="float" office:value="19.3648345544958" calcext:value-type="float">
            <text:p>19.3648345544958</text:p>
          </table:table-cell>
          <table:table-cell office:value-type="float" office:value="150.390395909385" calcext:value-type="float">
            <text:p>150.390395909385</text:p>
          </table:table-cell>
          <table:table-cell table:formula="of:=[.$AC29]/[.$AC$28]" office:value-type="float" office:value="1.75137609574626" calcext:value-type="float">
            <text:p>1.75137609574626</text:p>
          </table:table-cell>
          <table:table-cell table:formula="of:=[.$AD29]/[.$AD$28]" office:value-type="float" office:value="1.01510182013519" calcext:value-type="float">
            <text:p>1.01510182013519</text:p>
          </table:table-cell>
          <table:table-cell table:style-name="ce10" table:formula="of:=[.$AD29]/([.$AD29]+[.$AC29])" office:value-type="percentage" office:value="0.885924960888813" calcext:value-type="percentage">
            <text:p>88.59%</text:p>
          </table:table-cell>
          <table:table-cell office:value-type="float" office:value="1733686238.23951" calcext:value-type="float">
            <text:p>1733686238.23951</text:p>
          </table:table-cell>
          <table:table-cell office:value-type="float" office:value="2328054600.56236" calcext:value-type="float">
            <text:p>2328054600.56236</text:p>
          </table:table-cell>
          <table:table-cell table:formula="of:=[.$AI29]/([.$AI29]+[.$AH29])" office:value-type="percentage" office:value="0.573166701903386" calcext:value-type="percentage">
            <text:p>57.32%</text:p>
          </table:table-cell>
          <table:table-cell office:value-type="float" office:value="34355932.4592681" calcext:value-type="float">
            <text:p>34355932.4592681</text:p>
          </table:table-cell>
          <table:table-cell office:value-type="float" office:value="159056142.449398" calcext:value-type="float">
            <text:p>159056142.449398</text:p>
          </table:table-cell>
          <table:table-cell table:formula="of:=[.$AL29]/([.$AL29]+[.$AK29])" office:value-type="percentage" office:value="0.822369247238096" calcext:value-type="percentage">
            <text:p>82.24%</text:p>
          </table:table-cell>
          <table:table-cell office:value-type="float" office:value="1229875102.72434" calcext:value-type="float">
            <text:p>1229875102.72434</text:p>
          </table:table-cell>
          <table:table-cell office:value-type="float" office:value="150734388.908042" calcext:value-type="float">
            <text:p>150734388.908042</text:p>
          </table:table-cell>
          <table:table-cell table:formula="of:=[.$AO29]/([.$AO29]+[.$AN29])" office:value-type="percentage" office:value="0.109179597722321" calcext:value-type="percentage">
            <text:p>10.92%</text:p>
          </table:table-cell>
          <table:table-cell table:formula="of:=[.$AK29]+[.$AN29]" office:value-type="float" office:value="1264231035.18361" calcext:value-type="float">
            <text:p>1.26E+09</text:p>
          </table:table-cell>
          <table:table-cell table:formula="of:=[.$AL29]+[.$AO29]" office:value-type="float" office:value="309790531.35744" calcext:value-type="float">
            <text:p>3.10E+08</text:p>
          </table:table-cell>
          <table:table-cell table:formula="of:=[.$AR29]/([.$AR29]+[.$AQ29])" office:value-type="percentage" office:value="0.196814667564062" calcext:value-type="percentage">
            <text:p>19.68%</text:p>
          </table:table-cell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table:formula="of:=[.$AU29]/[.$AT29]" office:value-type="percentage" office:value="0.00247116968698517" calcext:value-type="percentage">
            <text:p>0.25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250" calcext:value-type="float">
            <text:p>2250</text:p>
          </table:table-cell>
          <table:table-cell office:value-type="float" office:value="0.984478935698448" calcext:value-type="float">
            <text:p>0.984478935698448</text:p>
          </table:table-cell>
          <table:table-cell office:value-type="float" office:value="2.55309734513274" calcext:value-type="float">
            <text:p>2.55309734513274</text:p>
          </table:table-cell>
          <table:table-cell office:value-type="float" office:value="1.89601769911504" calcext:value-type="float">
            <text:p>1.89601769911504</text:p>
          </table:table-cell>
          <table:table-cell office:value-type="float" office:value="2.08407079646018" calcext:value-type="float">
            <text:p>2.08407079646018</text:p>
          </table:table-cell>
          <table:table-cell table:formula="of:=SUM([.$D30:.$G30])" office:value-type="float" office:value="7.51766477640641" calcext:value-type="float">
            <text:p>7.517664776406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72625569369156" calcext:value-type="float">
            <text:p>3.72625569369156</text:p>
          </table:table-cell>
          <table:table-cell office:value-type="float" office:value="0.562348433659219" calcext:value-type="float">
            <text:p>0.562348433659219</text:p>
          </table:table-cell>
          <table:table-cell office:value-type="float" office:value="0.251202658297259" calcext:value-type="float">
            <text:p>0.251202658297259</text:p>
          </table:table-cell>
          <table:table-cell office:value-type="float" office:value="1.19226100901957" calcext:value-type="float">
            <text:p>1.19226100901957</text:p>
          </table:table-cell>
          <table:table-cell office:value-type="float" office:value="193984237.327059" calcext:value-type="float">
            <text:p>193984237.327059</text:p>
          </table:table-cell>
          <table:table-cell office:value-type="float" office:value="195863036.774212" calcext:value-type="float">
            <text:p>195863036.774212</text:p>
          </table:table-cell>
          <table:table-cell office:value-type="float" office:value="55866743.8417582" calcext:value-type="float">
            <text:p>55866743.8417582</text:p>
          </table:table-cell>
          <table:table-cell office:value-type="float" office:value="120038852.707355" calcext:value-type="float">
            <text:p>120038852.707355</text:p>
          </table:table-cell>
          <table:table-cell office:value-type="float" office:value="1728764.5331689" calcext:value-type="float">
            <text:p>1728764.5331689</text:p>
          </table:table-cell>
          <table:table-cell office:value-type="float" office:value="5820.28659831765" calcext:value-type="float">
            <text:p>5820.28659831765</text:p>
          </table:table-cell>
          <table:table-cell office:value-type="float" office:value="64.204475253062" calcext:value-type="float">
            <text:p>64.204475253062</text:p>
          </table:table-cell>
          <table:table-cell office:value-type="float" office:value="4421.96513340791" calcext:value-type="float">
            <text:p>4421.96513340791</text:p>
          </table:table-cell>
          <table:table-cell office:value-type="float" office:value="46613.7779841915" calcext:value-type="float">
            <text:p>46613.7779841915</text:p>
          </table:table-cell>
          <table:table-cell office:value-type="float" office:value="315130.939993534" calcext:value-type="float">
            <text:p>315130.939993534</text:p>
          </table:table-cell>
          <table:table-cell office:value-type="float" office:value="173.634144970093" calcext:value-type="float">
            <text:p>173.634144970093</text:p>
          </table:table-cell>
          <table:table-cell office:value-type="float" office:value="3416.33341523405" calcext:value-type="float">
            <text:p>3416.33341523405</text:p>
          </table:table-cell>
          <table:table-cell office:value-type="float" office:value="25.9484652632576" calcext:value-type="float">
            <text:p>25.9484652632576</text:p>
          </table:table-cell>
          <table:table-cell office:value-type="float" office:value="154.40880448224" calcext:value-type="float">
            <text:p>154.40880448224</text:p>
          </table:table-cell>
          <table:table-cell table:formula="of:=[.$AC30]/[.$AC$28]" office:value-type="float" office:value="2.34680661254711" calcext:value-type="float">
            <text:p>2.34680661254711</text:p>
          </table:table-cell>
          <table:table-cell table:formula="of:=[.$AD30]/[.$AD$28]" office:value-type="float" office:value="1.04222518683482" calcext:value-type="float">
            <text:p>1.04222518683482</text:p>
          </table:table-cell>
          <table:table-cell table:style-name="ce10" table:formula="of:=[.$AD30]/([.$AD30]+[.$AC30])" office:value-type="percentage" office:value="0.856127422532657" calcext:value-type="percentage">
            <text:p>85.61%</text:p>
          </table:table-cell>
          <table:table-cell office:value-type="float" office:value="1851535467.32731" calcext:value-type="float">
            <text:p>1851535467.32731</text:p>
          </table:table-cell>
          <table:table-cell office:value-type="float" office:value="2257268342.2406" calcext:value-type="float">
            <text:p>2257268342.2406</text:p>
          </table:table-cell>
          <table:table-cell table:formula="of:=[.$AI30]/([.$AI30]+[.$AH30])" office:value-type="percentage" office:value="0.549373600409989" calcext:value-type="percentage">
            <text:p>54.94%</text:p>
          </table:table-cell>
          <table:table-cell office:value-type="float" office:value="42961125.8075589" calcext:value-type="float">
            <text:p>42961125.8075589</text:p>
          </table:table-cell>
          <table:table-cell office:value-type="float" office:value="161584006.526606" calcext:value-type="float">
            <text:p>161584006.526606</text:p>
          </table:table-cell>
          <table:table-cell table:formula="of:=[.$AL30]/([.$AL30]+[.$AK30])" office:value-type="percentage" office:value="0.789967498530479" calcext:value-type="percentage">
            <text:p>79.00%</text:p>
          </table:table-cell>
          <table:table-cell office:value-type="float" office:value="1600518279.49329" calcext:value-type="float">
            <text:p>1600518279.49329</text:p>
          </table:table-cell>
          <table:table-cell office:value-type="float" office:value="153165974.897766" calcext:value-type="float">
            <text:p>153165974.897766</text:p>
          </table:table-cell>
          <table:table-cell table:formula="of:=[.$AO30]/([.$AO30]+[.$AN30])" office:value-type="percentage" office:value="0.0873395393237142" calcext:value-type="percentage">
            <text:p>8.73%</text:p>
          </table:table-cell>
          <table:table-cell table:formula="of:=[.$AK30]+[.$AN30]" office:value-type="float" office:value="1643479405.30085" calcext:value-type="float">
            <text:p>1.64E+09</text:p>
          </table:table-cell>
          <table:table-cell table:formula="of:=[.$AL30]+[.$AO30]" office:value-type="float" office:value="314749981.424372" calcext:value-type="float">
            <text:p>3.15E+08</text:p>
          </table:table-cell>
          <table:table-cell table:formula="of:=[.$AR30]/([.$AR30]+[.$AQ30])" office:value-type="percentage" office:value="0.16073192627894" calcext:value-type="percentage">
            <text:p>16.07%</text:p>
          </table:table-cell>
          <table:table-cell office:value-type="float" office:value="1616" calcext:value-type="float">
            <text:p>1616</text:p>
          </table:table-cell>
          <table:table-cell office:value-type="float" office:value="3" calcext:value-type="float">
            <text:p>3</text:p>
          </table:table-cell>
          <table:table-cell table:formula="of:=[.$AU30]/[.$AT30]" office:value-type="percentage" office:value="0.00185643564356436" calcext:value-type="percentage">
            <text:p>0.19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997635933806147" calcext:value-type="float">
            <text:p>0.997635933806147</text:p>
          </table:table-cell>
          <table:table-cell office:value-type="float" office:value="2.51300236406619" calcext:value-type="float">
            <text:p>2.51300236406619</text:p>
          </table:table-cell>
          <table:table-cell office:value-type="float" office:value="1.91745283018868" calcext:value-type="float">
            <text:p>1.91745283018868</text:p>
          </table:table-cell>
          <table:table-cell office:value-type="float" office:value="4.37971698113208" calcext:value-type="float">
            <text:p>4.37971698113208</text:p>
          </table:table-cell>
          <table:table-cell table:formula="of:=SUM([.$D31:.$G31])" office:value-type="float" office:value="9.8078081091931" calcext:value-type="float">
            <text:p>9.80780810919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42367040983707" calcext:value-type="float">
            <text:p>5.42367040983707</text:p>
          </table:table-cell>
          <table:table-cell office:value-type="float" office:value="1.00640934181505" calcext:value-type="float">
            <text:p>1.00640934181505</text:p>
          </table:table-cell>
          <table:table-cell office:value-type="float" office:value="0.273438094304335" calcext:value-type="float">
            <text:p>0.273438094304335</text:p>
          </table:table-cell>
          <table:table-cell office:value-type="float" office:value="1.38563343035136" calcext:value-type="float">
            <text:p>1.38563343035136</text:p>
          </table:table-cell>
          <table:table-cell office:value-type="float" office:value="210612811.766816" calcext:value-type="float">
            <text:p>210612811.766816</text:p>
          </table:table-cell>
          <table:table-cell office:value-type="float" office:value="193245106.84209" calcext:value-type="float">
            <text:p>193245106.84209</text:p>
          </table:table-cell>
          <table:table-cell office:value-type="float" office:value="60873245.0095659" calcext:value-type="float">
            <text:p>60873245.0095659</text:p>
          </table:table-cell>
          <table:table-cell office:value-type="float" office:value="144647213.209713" calcext:value-type="float">
            <text:p>144647213.209713</text:p>
          </table:table-cell>
          <table:table-cell office:value-type="float" office:value="2353234.54172036" calcext:value-type="float">
            <text:p>2353234.54172036</text:p>
          </table:table-cell>
          <table:table-cell office:value-type="float" office:value="9668.01585848018" calcext:value-type="float">
            <text:p>9668.01585848018</text:p>
          </table:table-cell>
          <table:table-cell office:value-type="float" office:value="97.9716846190059" calcext:value-type="float">
            <text:p>97.9716846190059</text:p>
          </table:table-cell>
          <table:table-cell office:value-type="float" office:value="5308.4864740547" calcext:value-type="float">
            <text:p>5308.4864740547</text:p>
          </table:table-cell>
          <table:table-cell office:value-type="float" office:value="63807.8570585434" calcext:value-type="float">
            <text:p>63807.8570585434</text:p>
          </table:table-cell>
          <table:table-cell office:value-type="float" office:value="544382.660356751" calcext:value-type="float">
            <text:p>544382.660356751</text:p>
          </table:table-cell>
          <table:table-cell office:value-type="float" office:value="267.239591035531" calcext:value-type="float">
            <text:p>267.239591035531</text:p>
          </table:table-cell>
          <table:table-cell office:value-type="float" office:value="3735.41324844389" calcext:value-type="float">
            <text:p>3735.41324844389</text:p>
          </table:table-cell>
          <table:table-cell office:value-type="float" office:value="30.3357307773972" calcext:value-type="float">
            <text:p>30.3357307773972</text:p>
          </table:table-cell>
          <table:table-cell office:value-type="float" office:value="156.691350894712" calcext:value-type="float">
            <text:p>156.691350894712</text:p>
          </table:table-cell>
          <table:table-cell table:formula="of:=[.$AC31]/[.$AC$28]" office:value-type="float" office:value="2.74359554072166" calcext:value-type="float">
            <text:p>2.74359554072166</text:p>
          </table:table-cell>
          <table:table-cell table:formula="of:=[.$AD31]/[.$AD$28]" office:value-type="float" office:value="1.05763186891603" calcext:value-type="float">
            <text:p>1.05763186891603</text:p>
          </table:table-cell>
          <table:table-cell table:style-name="ce10" table:formula="of:=[.$AD31]/([.$AD31]+[.$AC31])" office:value-type="percentage" office:value="0.837800330806738" calcext:value-type="percentage">
            <text:p>83.78%</text:p>
          </table:table-cell>
          <table:table-cell office:value-type="float" office:value="2363323110.76805" calcext:value-type="float">
            <text:p>2363323110.76805</text:p>
          </table:table-cell>
          <table:table-cell office:value-type="float" office:value="2285291134.15778" calcext:value-type="float">
            <text:p>2285291134.15778</text:p>
          </table:table-cell>
          <table:table-cell table:formula="of:=[.$AI31]/([.$AI31]+[.$AH31])" office:value-type="percentage" office:value="0.491606963656379" calcext:value-type="percentage">
            <text:p>49.16%</text:p>
          </table:table-cell>
          <table:table-cell office:value-type="float" office:value="68179078.7783294" calcext:value-type="float">
            <text:p>68179078.7783294</text:p>
          </table:table-cell>
          <table:table-cell office:value-type="float" office:value="168477214.584103" calcext:value-type="float">
            <text:p>168477214.584103</text:p>
          </table:table-cell>
          <table:table-cell table:formula="of:=[.$AL31]/([.$AL31]+[.$AK31])" office:value-type="percentage" office:value="0.711906758068271" calcext:value-type="percentage">
            <text:p>71.19%</text:p>
          </table:table-cell>
          <table:table-cell office:value-type="float" office:value="2342866416.17489" calcext:value-type="float">
            <text:p>2342866416.17489</text:p>
          </table:table-cell>
          <table:table-cell office:value-type="float" office:value="158472186.419927" calcext:value-type="float">
            <text:p>158472186.419927</text:p>
          </table:table-cell>
          <table:table-cell table:formula="of:=[.$AO31]/([.$AO31]+[.$AN31])" office:value-type="percentage" office:value="0.0633549517268604" calcext:value-type="percentage">
            <text:p>6.34%</text:p>
          </table:table-cell>
          <table:table-cell table:formula="of:=[.$AK31]+[.$AN31]" office:value-type="float" office:value="2411045494.95322" calcext:value-type="float">
            <text:p>2.41E+09</text:p>
          </table:table-cell>
          <table:table-cell table:formula="of:=[.$AL31]+[.$AO31]" office:value-type="float" office:value="326949401.00403" calcext:value-type="float">
            <text:p>3.27E+08</text:p>
          </table:table-cell>
          <table:table-cell table:formula="of:=[.$AR31]/([.$AR31]+[.$AQ31])" office:value-type="percentage" office:value="0.119411983377611" calcext:value-type="percentage">
            <text:p>11.94%</text:p>
          </table:table-cell>
          <table:table-cell office:value-type="float" office:value="2342" calcext:value-type="float">
            <text:p>2342</text:p>
          </table:table-cell>
          <table:table-cell office:value-type="float" office:value="12" calcext:value-type="float">
            <text:p>12</text:p>
          </table:table-cell>
          <table:table-cell table:formula="of:=[.$AU31]/[.$AT31]" office:value-type="percentage" office:value="0.00512382578992314" calcext:value-type="percentage">
            <text:p>0.51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3750" calcext:value-type="float">
            <text:p>3750</text:p>
          </table:table-cell>
          <table:table-cell office:value-type="float" office:value="0.997340425531915" calcext:value-type="float">
            <text:p>0.997340425531915</text:p>
          </table:table-cell>
          <table:table-cell office:value-type="float" office:value="2.59308510638298" calcext:value-type="float">
            <text:p>2.59308510638298</text:p>
          </table:table-cell>
          <table:table-cell office:value-type="float" office:value="1.90159574468085" calcext:value-type="float">
            <text:p>1.90159574468085</text:p>
          </table:table-cell>
          <table:table-cell office:value-type="float" office:value="2.54255319148936" calcext:value-type="float">
            <text:p>2.54255319148936</text:p>
          </table:table-cell>
          <table:table-cell table:formula="of:=SUM([.$D32:.$G32])" office:value-type="float" office:value="8.03457446808511" calcext:value-type="float">
            <text:p>8.034574468085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88229756987784" calcext:value-type="float">
            <text:p>7.88229756987784</text:p>
          </table:table-cell>
          <table:table-cell office:value-type="float" office:value="1.54007185909491" calcext:value-type="float">
            <text:p>1.54007185909491</text:p>
          </table:table-cell>
          <table:table-cell office:value-type="float" office:value="0.347417696554362" calcext:value-type="float">
            <text:p>0.347417696554362</text:p>
          </table:table-cell>
          <table:table-cell office:value-type="float" office:value="1.78398436149499" calcext:value-type="float">
            <text:p>1.78398436149499</text:p>
          </table:table-cell>
          <table:table-cell office:value-type="float" office:value="201046146.723404" calcext:value-type="float">
            <text:p>201046146.723404</text:p>
          </table:table-cell>
          <table:table-cell office:value-type="float" office:value="189909053.204598" calcext:value-type="float">
            <text:p>189909053.204598</text:p>
          </table:table-cell>
          <table:table-cell office:value-type="float" office:value="63124439.2572944" calcext:value-type="float">
            <text:p>63124439.2572944</text:p>
          </table:table-cell>
          <table:table-cell office:value-type="float" office:value="135675429.925926" calcext:value-type="float">
            <text:p>135675429.925926</text:p>
          </table:table-cell>
          <table:table-cell office:value-type="float" office:value="3657722.8676632" calcext:value-type="float">
            <text:p>3657722.8676632</text:p>
          </table:table-cell>
          <table:table-cell office:value-type="float" office:value="17872.2364944734" calcext:value-type="float">
            <text:p>17872.2364944734</text:p>
          </table:table-cell>
          <table:table-cell office:value-type="float" office:value="154.144679700249" calcext:value-type="float">
            <text:p>154.144679700249</text:p>
          </table:table-cell>
          <table:table-cell office:value-type="float" office:value="7504.65752173014" calcext:value-type="float">
            <text:p>7504.65752173014</text:p>
          </table:table-cell>
          <table:table-cell office:value-type="float" office:value="97523.8583270666" calcext:value-type="float">
            <text:p>97523.8583270666</text:p>
          </table:table-cell>
          <table:table-cell office:value-type="float" office:value="975884.806919842" calcext:value-type="float">
            <text:p>975884.806919842</text:p>
          </table:table-cell>
          <table:table-cell office:value-type="float" office:value="421.726054407096" calcext:value-type="float">
            <text:p>421.726054407096</text:p>
          </table:table-cell>
          <table:table-cell office:value-type="float" office:value="5402.3063689996" calcext:value-type="float">
            <text:p>5402.3063689996</text:p>
          </table:table-cell>
          <table:table-cell office:value-type="float" office:value="42.7036887766927" calcext:value-type="float">
            <text:p>42.7036887766927</text:p>
          </table:table-cell>
          <table:table-cell office:value-type="float" office:value="154.548379930923" calcext:value-type="float">
            <text:p>154.548379930923</text:p>
          </table:table-cell>
          <table:table-cell table:formula="of:=[.$AC32]/[.$AC$28]" office:value-type="float" office:value="3.86216672872755" calcext:value-type="float">
            <text:p>3.86216672872755</text:p>
          </table:table-cell>
          <table:table-cell table:formula="of:=[.$AD32]/[.$AD$28]" office:value-type="float" office:value="1.04316729015962" calcext:value-type="float">
            <text:p>1.04316729015962</text:p>
          </table:table-cell>
          <table:table-cell table:style-name="ce10" table:formula="of:=[.$AD32]/([.$AD32]+[.$AC32])" office:value-type="percentage" office:value="0.783507016902358" calcext:value-type="percentage">
            <text:p>78.35%</text:p>
          </table:table-cell>
          <table:table-cell office:value-type="float" office:value="2221591794.14537" calcext:value-type="float">
            <text:p>2221591794.14537</text:p>
          </table:table-cell>
          <table:table-cell office:value-type="float" office:value="2247642131.97079" calcext:value-type="float">
            <text:p>2247642131.97079</text:p>
          </table:table-cell>
          <table:table-cell table:formula="of:=[.$AI32]/([.$AI32]+[.$AH32])" office:value-type="percentage" office:value="0.502914407508767" calcext:value-type="percentage">
            <text:p>50.29%</text:p>
          </table:table-cell>
          <table:table-cell office:value-type="float" office:value="85948417.5615923" calcext:value-type="float">
            <text:p>85948417.5615923</text:p>
          </table:table-cell>
          <table:table-cell office:value-type="float" office:value="143862210.537247" calcext:value-type="float">
            <text:p>143862210.537247</text:p>
          </table:table-cell>
          <table:table-cell table:formula="of:=[.$AL32]/([.$AL32]+[.$AK32])" office:value-type="percentage" office:value="0.626003295528061" calcext:value-type="percentage">
            <text:p>62.60%</text:p>
          </table:table-cell>
          <table:table-cell office:value-type="float" office:value="3027506438.27371" calcext:value-type="float">
            <text:p>3027506438.27371</text:p>
          </table:table-cell>
          <table:table-cell office:value-type="float" office:value="133682885.235808" calcext:value-type="float">
            <text:p>133682885.235808</text:p>
          </table:table-cell>
          <table:table-cell table:formula="of:=[.$AO32]/([.$AO32]+[.$AN32])" office:value-type="percentage" office:value="0.0422887943602804" calcext:value-type="percentage">
            <text:p>4.23%</text:p>
          </table:table-cell>
          <table:table-cell table:formula="of:=[.$AK32]+[.$AN32]" office:value-type="float" office:value="3113454855.8353" calcext:value-type="float">
            <text:p>3.11E+09</text:p>
          </table:table-cell>
          <table:table-cell table:formula="of:=[.$AL32]+[.$AO32]" office:value-type="float" office:value="277545095.773055" calcext:value-type="float">
            <text:p>2.78E+08</text:p>
          </table:table-cell>
          <table:table-cell table:formula="of:=[.$AR32]/([.$AR32]+[.$AQ32])" office:value-type="percentage" office:value="0.0818475670108503" calcext:value-type="percentage">
            <text:p>8.18%</text:p>
          </table:table-cell>
          <table:table-cell office:value-type="float" office:value="3047" calcext:value-type="float">
            <text:p>3047</text:p>
          </table:table-cell>
          <table:table-cell office:value-type="float" office:value="95" calcext:value-type="float">
            <text:p>95</text:p>
          </table:table-cell>
          <table:table-cell table:formula="of:=[.$AU32]/[.$AT32]" office:value-type="percentage" office:value="0.0311782080735149" calcext:value-type="percentage">
            <text:p>3.12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500" calcext:value-type="float">
            <text:p>4500</text:p>
          </table:table-cell>
          <table:table-cell office:value-type="float" office:value="3.19074074074074" calcext:value-type="float">
            <text:p>3.19074074074074</text:p>
          </table:table-cell>
          <table:table-cell office:value-type="float" office:value="2.36851851851852" calcext:value-type="float">
            <text:p>2.36851851851852</text:p>
          </table:table-cell>
          <table:table-cell office:value-type="float" office:value="1.94814814814815" calcext:value-type="float">
            <text:p>1.94814814814815</text:p>
          </table:table-cell>
          <table:table-cell office:value-type="float" office:value="3.77962962962963" calcext:value-type="float">
            <text:p>3.77962962962963</text:p>
          </table:table-cell>
          <table:table-cell table:formula="of:=SUM([.$D33:.$G33])" office:value-type="float" office:value="11.287037037037" calcext:value-type="float">
            <text:p>11.2870370370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05227405788113" calcext:value-type="float">
            <text:p>6.05227405788113</text:p>
          </table:table-cell>
          <table:table-cell office:value-type="float" office:value="1.05153121658856" calcext:value-type="float">
            <text:p>1.05153121658856</text:p>
          </table:table-cell>
          <table:table-cell office:value-type="float" office:value="0.224098166993954" calcext:value-type="float">
            <text:p>0.224098166993954</text:p>
          </table:table-cell>
          <table:table-cell office:value-type="float" office:value="1.26588442510564" calcext:value-type="float">
            <text:p>1.26588442510564</text:p>
          </table:table-cell>
          <table:table-cell office:value-type="float" office:value="192347941.420247" calcext:value-type="float">
            <text:p>192347941.420247</text:p>
          </table:table-cell>
          <table:table-cell office:value-type="float" office:value="199390760.454321" calcext:value-type="float">
            <text:p>199390760.454321</text:p>
          </table:table-cell>
          <table:table-cell office:value-type="float" office:value="58881965.8271605" calcext:value-type="float">
            <text:p>58881965.8271605</text:p>
          </table:table-cell>
          <table:table-cell office:value-type="float" office:value="150484882.376014" calcext:value-type="float">
            <text:p>150484882.376014</text:p>
          </table:table-cell>
          <table:table-cell office:value-type="float" office:value="2675476.02660536" calcext:value-type="float">
            <text:p>2675476.02660536</text:p>
          </table:table-cell>
          <table:table-cell office:value-type="float" office:value="12456.3256075964" calcext:value-type="float">
            <text:p>12456.3256075964</text:p>
          </table:table-cell>
          <table:table-cell office:value-type="float" office:value="110.324408969855" calcext:value-type="float">
            <text:p>110.324408969855</text:p>
          </table:table-cell>
          <table:table-cell office:value-type="float" office:value="4904.85978236269" calcext:value-type="float">
            <text:p>4904.85978236269</text:p>
          </table:table-cell>
          <table:table-cell office:value-type="float" office:value="71395.5959255549" calcext:value-type="float">
            <text:p>71395.5959255549</text:p>
          </table:table-cell>
          <table:table-cell office:value-type="float" office:value="675776.883415713" calcext:value-type="float">
            <text:p>675776.883415713</text:p>
          </table:table-cell>
          <table:table-cell office:value-type="float" office:value="303.325534953543" calcext:value-type="float">
            <text:p>303.325534953543</text:p>
          </table:table-cell>
          <table:table-cell office:value-type="float" office:value="3782.61310222256" calcext:value-type="float">
            <text:p>3782.61310222256</text:p>
          </table:table-cell>
          <table:table-cell office:value-type="float" office:value="37.1797392070487" calcext:value-type="float">
            <text:p>37.1797392070487</text:p>
          </table:table-cell>
          <table:table-cell office:value-type="float" office:value="165.201482705511" calcext:value-type="float">
            <text:p>165.201482705511</text:p>
          </table:table-cell>
          <table:table-cell table:formula="of:=[.$AC33]/[.$AC$28]" office:value-type="float" office:value="3.36257489368467" calcext:value-type="float">
            <text:p>3.36257489368467</text:p>
          </table:table-cell>
          <table:table-cell table:formula="of:=[.$AD33]/[.$AD$28]" office:value-type="float" office:value="1.11507337133708" calcext:value-type="float">
            <text:p>1.11507337133708</text:p>
          </table:table-cell>
          <table:table-cell table:style-name="ce10" table:formula="of:=[.$AD33]/([.$AD33]+[.$AC33])" office:value-type="percentage" office:value="0.816288592114972" calcext:value-type="percentage">
            <text:p>81.63%</text:p>
          </table:table-cell>
          <table:table-cell office:value-type="float" office:value="2546754501.71269" calcext:value-type="float">
            <text:p>2546754501.71269</text:p>
          </table:table-cell>
          <table:table-cell office:value-type="float" office:value="2300509673.42773" calcext:value-type="float">
            <text:p>2300509673.42773</text:p>
          </table:table-cell>
          <table:table-cell table:formula="of:=[.$AI33]/([.$AI33]+[.$AH33])" office:value-type="percentage" office:value="0.474599607181733" calcext:value-type="percentage">
            <text:p>47.46%</text:p>
          </table:table-cell>
          <table:table-cell office:value-type="float" office:value="90669419.9563432" calcext:value-type="float">
            <text:p>90669419.9563432</text:p>
          </table:table-cell>
          <table:table-cell office:value-type="float" office:value="231370205.343228" calcext:value-type="float">
            <text:p>231370205.343228</text:p>
          </table:table-cell>
          <table:table-cell table:formula="of:=[.$AL33]/([.$AL33]+[.$AK33])" office:value-type="percentage" office:value="0.71845259765161" calcext:value-type="percentage">
            <text:p>71.85%</text:p>
          </table:table-cell>
          <table:table-cell office:value-type="float" office:value="3245421428.70484" calcext:value-type="float">
            <text:p>3245421428.70484</text:p>
          </table:table-cell>
          <table:table-cell office:value-type="float" office:value="207440705.454545" calcext:value-type="float">
            <text:p>207440705.454545</text:p>
          </table:table-cell>
          <table:table-cell table:formula="of:=[.$AO33]/([.$AO33]+[.$AN33])" office:value-type="percentage" office:value="0.0600778998391858" calcext:value-type="percentage">
            <text:p>6.01%</text:p>
          </table:table-cell>
          <table:table-cell table:formula="of:=[.$AK33]+[.$AN33]" office:value-type="float" office:value="3336090848.66118" calcext:value-type="float">
            <text:p>3.34E+09</text:p>
          </table:table-cell>
          <table:table-cell table:formula="of:=[.$AL33]+[.$AO33]" office:value-type="float" office:value="438810910.797773" calcext:value-type="float">
            <text:p>4.39E+08</text:p>
          </table:table-cell>
          <table:table-cell table:formula="of:=[.$AR33]/([.$AR33]+[.$AQ33])" office:value-type="percentage" office:value="0.116244326014107" calcext:value-type="percentage">
            <text:p>11.62%</text:p>
          </table:table-cell>
          <table:table-cell office:value-type="float" office:value="3123" calcext:value-type="float">
            <text:p>3123</text:p>
          </table:table-cell>
          <table:table-cell office:value-type="float" office:value="363" calcext:value-type="float">
            <text:p>363</text:p>
          </table:table-cell>
          <table:table-cell table:formula="of:=[.$AU33]/[.$AT33]" office:value-type="percentage" office:value="0.116234390009606" calcext:value-type="percentage">
            <text:p>11.62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3.79186602870813" calcext:value-type="float">
            <text:p>3.79186602870813</text:p>
          </table:table-cell>
          <table:table-cell office:value-type="float" office:value="2.49760765550239" calcext:value-type="float">
            <text:p>2.49760765550239</text:p>
          </table:table-cell>
          <table:table-cell office:value-type="float" office:value="1.92344497607656" calcext:value-type="float">
            <text:p>1.92344497607656</text:p>
          </table:table-cell>
          <table:table-cell office:value-type="float" office:value="6.33971291866029" calcext:value-type="float">
            <text:p>6.33971291866029</text:p>
          </table:table-cell>
          <table:table-cell table:formula="of:=SUM([.$D34:.$G34])" office:value-type="float" office:value="14.5526315789474" calcext:value-type="float">
            <text:p>14.55263157894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02643738370447" calcext:value-type="float">
            <text:p>4.02643738370447</text:p>
          </table:table-cell>
          <table:table-cell office:value-type="float" office:value="2.03234430070423" calcext:value-type="float">
            <text:p>2.03234430070423</text:p>
          </table:table-cell>
          <table:table-cell office:value-type="float" office:value="0.41385904868305" calcext:value-type="float">
            <text:p>0.41385904868305</text:p>
          </table:table-cell>
          <table:table-cell office:value-type="float" office:value="1.88235143256932" calcext:value-type="float">
            <text:p>1.88235143256932</text:p>
          </table:table-cell>
          <table:table-cell office:value-type="float" office:value="204623580.07873" calcext:value-type="float">
            <text:p>204623580.07873</text:p>
          </table:table-cell>
          <table:table-cell office:value-type="float" office:value="215875070.862222" calcext:value-type="float">
            <text:p>215875070.862222</text:p>
          </table:table-cell>
          <table:table-cell office:value-type="float" office:value="64514761.5492064" calcext:value-type="float">
            <text:p>64514761.5492064</text:p>
          </table:table-cell>
          <table:table-cell office:value-type="float" office:value="154110634.693757" calcext:value-type="float">
            <text:p>154110634.693757</text:p>
          </table:table-cell>
          <table:table-cell office:value-type="float" office:value="1739446.07889484" calcext:value-type="float">
            <text:p>1739446.07889484</text:p>
          </table:table-cell>
          <table:table-cell office:value-type="float" office:value="20972.4729756157" calcext:value-type="float">
            <text:p>20972.4729756157</text:p>
          </table:table-cell>
          <table:table-cell office:value-type="float" office:value="245.671428733814" calcext:value-type="float">
            <text:p>245.671428733814</text:p>
          </table:table-cell>
          <table:table-cell office:value-type="float" office:value="7465.48779663364" calcext:value-type="float">
            <text:p>7465.48779663364</text:p>
          </table:table-cell>
          <table:table-cell office:value-type="float" office:value="44880.2515306928" calcext:value-type="float">
            <text:p>44880.2515306928</text:p>
          </table:table-cell>
          <table:table-cell office:value-type="float" office:value="1392337.422595" calcext:value-type="float">
            <text:p>1392337.422595</text:p>
          </table:table-cell>
          <table:table-cell office:value-type="float" office:value="645.06043788257" calcext:value-type="float">
            <text:p>645.06043788257</text:p>
          </table:table-cell>
          <table:table-cell office:value-type="float" office:value="5777.65806927349" calcext:value-type="float">
            <text:p>5777.65806927349</text:p>
          </table:table-cell>
          <table:table-cell office:value-type="float" office:value="45.4480715335684" calcext:value-type="float">
            <text:p>45.4480715335684</text:p>
          </table:table-cell>
          <table:table-cell office:value-type="float" office:value="171.295930785257" calcext:value-type="float">
            <text:p>171.295930785257</text:p>
          </table:table-cell>
          <table:table-cell table:formula="of:=[.$AC34]/[.$AC$28]" office:value-type="float" office:value="4.11037160465583" calcext:value-type="float">
            <text:p>4.11037160465583</text:p>
          </table:table-cell>
          <table:table-cell table:formula="of:=[.$AD34]/[.$AD$28]" office:value-type="float" office:value="1.15620954430252" calcext:value-type="float">
            <text:p>1.15620954430252</text:p>
          </table:table-cell>
          <table:table-cell table:style-name="ce10" table:formula="of:=[.$AD34]/([.$AD34]+[.$AC34])" office:value-type="percentage" office:value="0.790314513678144" calcext:value-type="percentage">
            <text:p>79.03%</text:p>
          </table:table-cell>
          <table:table-cell office:value-type="float" office:value="2867542429.84311" calcext:value-type="float">
            <text:p>2867542429.84311</text:p>
          </table:table-cell>
          <table:table-cell office:value-type="float" office:value="2219052919.46667" calcext:value-type="float">
            <text:p>2219052919.46667</text:p>
          </table:table-cell>
          <table:table-cell table:formula="of:=[.$AI34]/([.$AI34]+[.$AH34])" office:value-type="percentage" office:value="0.436255052167219" calcext:value-type="percentage">
            <text:p>43.63%</text:p>
          </table:table-cell>
          <table:table-cell office:value-type="float" office:value="122191359.813673" calcext:value-type="float">
            <text:p>122191359.813673</text:p>
          </table:table-cell>
          <table:table-cell office:value-type="float" office:value="204091115.364604" calcext:value-type="float">
            <text:p>204091115.364604</text:p>
          </table:table-cell>
          <table:table-cell table:formula="of:=[.$AL34]/([.$AL34]+[.$AK34])" office:value-type="percentage" office:value="0.625504373941907" calcext:value-type="percentage">
            <text:p>62.55%</text:p>
          </table:table-cell>
          <table:table-cell office:value-type="float" office:value="4956784262.62395" calcext:value-type="float">
            <text:p>4956784262.62395</text:p>
          </table:table-cell>
          <table:table-cell office:value-type="float" office:value="177480305.845656" calcext:value-type="float">
            <text:p>177480305.845656</text:p>
          </table:table-cell>
          <table:table-cell table:formula="of:=[.$AO34]/([.$AO34]+[.$AN34])" office:value-type="percentage" office:value="0.0345678146263815" calcext:value-type="percentage">
            <text:p>3.46%</text:p>
          </table:table-cell>
          <table:table-cell table:formula="of:=[.$AK34]+[.$AN34]" office:value-type="float" office:value="5078975622.43762" calcext:value-type="float">
            <text:p>5.08E+09</text:p>
          </table:table-cell>
          <table:table-cell table:formula="of:=[.$AL34]+[.$AO34]" office:value-type="float" office:value="381571421.21026" calcext:value-type="float">
            <text:p>3.82E+08</text:p>
          </table:table-cell>
          <table:table-cell table:formula="of:=[.$AR34]/([.$AR34]+[.$AQ34])" office:value-type="percentage" office:value="0.0698778745353238" calcext:value-type="percentage">
            <text:p>6.99%</text:p>
          </table:table-cell>
          <table:table-cell office:value-type="float" office:value="5019" calcext:value-type="float">
            <text:p>5019</text:p>
          </table:table-cell>
          <table:table-cell office:value-type="float" office:value="210" calcext:value-type="float">
            <text:p>210</text:p>
          </table:table-cell>
          <table:table-cell table:formula="of:=[.$AU34]/[.$AT34]" office:value-type="percentage" office:value="0.0418410041841004" calcext:value-type="percentage">
            <text:p>4.18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3.05802707930368" calcext:value-type="float">
            <text:p>3.05802707930368</text:p>
          </table:table-cell>
          <table:table-cell office:value-type="float" office:value="2.52611218568665" calcext:value-type="float">
            <text:p>2.52611218568665</text:p>
          </table:table-cell>
          <table:table-cell office:value-type="float" office:value="1.91295938104449" calcext:value-type="float">
            <text:p>1.91295938104449</text:p>
          </table:table-cell>
          <table:table-cell office:value-type="float" office:value="5.53384912959381" calcext:value-type="float">
            <text:p>5.53384912959381</text:p>
          </table:table-cell>
          <table:table-cell table:formula="of:=SUM([.$D35:.$G35])" office:value-type="float" office:value="13.0309477756286" calcext:value-type="float">
            <text:p>13.03094777562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41956106327541" calcext:value-type="float">
            <text:p>4.41956106327541</text:p>
          </table:table-cell>
          <table:table-cell office:value-type="float" office:value="2.14014472367264" calcext:value-type="float">
            <text:p>2.14014472367264</text:p>
          </table:table-cell>
          <table:table-cell office:value-type="float" office:value="0.435213679813361" calcext:value-type="float">
            <text:p>0.435213679813361</text:p>
          </table:table-cell>
          <table:table-cell office:value-type="float" office:value="1.86782086605359" calcext:value-type="float">
            <text:p>1.86782086605359</text:p>
          </table:table-cell>
          <table:table-cell office:value-type="float" office:value="193561053.230235" calcext:value-type="float">
            <text:p>193561053.230235</text:p>
          </table:table-cell>
          <table:table-cell office:value-type="float" office:value="196796172.171049" calcext:value-type="float">
            <text:p>196796172.171049</text:p>
          </table:table-cell>
          <table:table-cell office:value-type="float" office:value="83105834.8288974" calcext:value-type="float">
            <text:p>83105834.8288974</text:p>
          </table:table-cell>
          <table:table-cell office:value-type="float" office:value="150361383.908745" calcext:value-type="float">
            <text:p>150361383.908745</text:p>
          </table:table-cell>
          <table:table-cell office:value-type="float" office:value="1912038.9331892" calcext:value-type="float">
            <text:p>1912038.9331892</text:p>
          </table:table-cell>
          <table:table-cell office:value-type="float" office:value="26718.1920210362" calcext:value-type="float">
            <text:p>26718.1920210362</text:p>
          </table:table-cell>
          <table:table-cell office:value-type="float" office:value="244.028495914241" calcext:value-type="float">
            <text:p>244.028495914241</text:p>
          </table:table-cell>
          <table:table-cell office:value-type="float" office:value="7480.87064180608" calcext:value-type="float">
            <text:p>7480.87064180608</text:p>
          </table:table-cell>
          <table:table-cell office:value-type="float" office:value="51517.4461858029" calcext:value-type="float">
            <text:p>51517.4461858029</text:p>
          </table:table-cell>
          <table:table-cell office:value-type="float" office:value="1423780.65172526" calcext:value-type="float">
            <text:p>1423780.65172526</text:p>
          </table:table-cell>
          <table:table-cell office:value-type="float" office:value="658.46634078604" calcext:value-type="float">
            <text:p>658.46634078604</text:p>
          </table:table-cell>
          <table:table-cell office:value-type="float" office:value="6121.64520151911" calcext:value-type="float">
            <text:p>6121.64520151911</text:p>
          </table:table-cell>
          <table:table-cell office:value-type="float" office:value="44.5786846416327" calcext:value-type="float">
            <text:p>44.5786846416327</text:p>
          </table:table-cell>
          <table:table-cell office:value-type="float" office:value="174.512653692185" calcext:value-type="float">
            <text:p>174.512653692185</text:p>
          </table:table-cell>
          <table:table-cell table:formula="of:=[.$AC35]/[.$AC$28]" office:value-type="float" office:value="4.03174333565584" calcext:value-type="float">
            <text:p>4.03174333565584</text:p>
          </table:table-cell>
          <table:table-cell table:formula="of:=[.$AD35]/[.$AD$28]" office:value-type="float" office:value="1.17792171054791" calcext:value-type="float">
            <text:p>1.17792171054791</text:p>
          </table:table-cell>
          <table:table-cell table:style-name="ce10" table:formula="of:=[.$AD35]/([.$AD35]+[.$AC35])" office:value-type="percentage" office:value="0.796529223927098" calcext:value-type="percentage">
            <text:p>79.65%</text:p>
          </table:table-cell>
          <table:table-cell office:value-type="float" office:value="2677204338.13019" calcext:value-type="float">
            <text:p>2677204338.13019</text:p>
          </table:table-cell>
          <table:table-cell office:value-type="float" office:value="2052923269.38176" calcext:value-type="float">
            <text:p>2052923269.38176</text:p>
          </table:table-cell>
          <table:table-cell table:formula="of:=[.$AI35]/([.$AI35]+[.$AH35])" office:value-type="percentage" office:value="0.434010123980904" calcext:value-type="percentage">
            <text:p>43.40%</text:p>
          </table:table-cell>
          <table:table-cell office:value-type="float" office:value="176148359.845295" calcext:value-type="float">
            <text:p>176148359.845295</text:p>
          </table:table-cell>
          <table:table-cell office:value-type="float" office:value="233707703.50216" calcext:value-type="float">
            <text:p>233707703.50216</text:p>
          </table:table-cell>
          <table:table-cell table:formula="of:=[.$AL35]/([.$AL35]+[.$AK35])" office:value-type="percentage" office:value="0.570218972956939" calcext:value-type="percentage">
            <text:p>57.02%</text:p>
          </table:table-cell>
          <table:table-cell office:value-type="float" office:value="6295048925.5579" calcext:value-type="float">
            <text:p>6295048925.5579</text:p>
          </table:table-cell>
          <table:table-cell office:value-type="float" office:value="208624469.299322" calcext:value-type="float">
            <text:p>208624469.299322</text:p>
          </table:table-cell>
          <table:table-cell table:formula="of:=[.$AO35]/([.$AO35]+[.$AN35])" office:value-type="percentage" office:value="0.032077943745498" calcext:value-type="percentage">
            <text:p>3.21%</text:p>
          </table:table-cell>
          <table:table-cell table:formula="of:=[.$AK35]+[.$AN35]" office:value-type="float" office:value="6471197285.4032" calcext:value-type="float">
            <text:p>6.47E+09</text:p>
          </table:table-cell>
          <table:table-cell table:formula="of:=[.$AL35]+[.$AO35]" office:value-type="float" office:value="442332172.801482" calcext:value-type="float">
            <text:p>4.42E+08</text:p>
          </table:table-cell>
          <table:table-cell table:formula="of:=[.$AR35]/([.$AR35]+[.$AQ35])" office:value-type="percentage" office:value="0.0639806592964671" calcext:value-type="percentage">
            <text:p>6.40%</text:p>
          </table:table-cell>
          <table:table-cell office:value-type="float" office:value="6328" calcext:value-type="float">
            <text:p>6328</text:p>
          </table:table-cell>
          <table:table-cell office:value-type="float" office:value="375" calcext:value-type="float">
            <text:p>375</text:p>
          </table:table-cell>
          <table:table-cell table:formula="of:=[.$AU35]/[.$AT35]" office:value-type="percentage" office:value="0.0592604298356511" calcext:value-type="percentage">
            <text:p>5.93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6750" calcext:value-type="float">
            <text:p>6750</text:p>
          </table:table-cell>
          <table:table-cell office:value-type="float" office:value="1.79182156133829" calcext:value-type="float">
            <text:p>1.79182156133829</text:p>
          </table:table-cell>
          <table:table-cell office:value-type="float" office:value="2.42007434944238" calcext:value-type="float">
            <text:p>2.42007434944238</text:p>
          </table:table-cell>
          <table:table-cell office:value-type="float" office:value="1.92949907235622" calcext:value-type="float">
            <text:p>1.92949907235622</text:p>
          </table:table-cell>
          <table:table-cell office:value-type="float" office:value="6.41372912801484" calcext:value-type="float">
            <text:p>6.41372912801484</text:p>
          </table:table-cell>
          <table:table-cell table:formula="of:=SUM([.$D36:.$G36])" office:value-type="float" office:value="12.5551241111517" calcext:value-type="float">
            <text:p>12.55512411115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12457378989759" calcext:value-type="float">
            <text:p>3.12457378989759</text:p>
          </table:table-cell>
          <table:table-cell office:value-type="float" office:value="2.29806583255335" calcext:value-type="float">
            <text:p>2.29806583255335</text:p>
          </table:table-cell>
          <table:table-cell office:value-type="float" office:value="0.395809463622306" calcext:value-type="float">
            <text:p>0.395809463622306</text:p>
          </table:table-cell>
          <table:table-cell office:value-type="float" office:value="1.54130348918404" calcext:value-type="float">
            <text:p>1.54130348918404</text:p>
          </table:table-cell>
          <table:table-cell office:value-type="float" office:value="187434800.033643" calcext:value-type="float">
            <text:p>187434800.033643</text:p>
          </table:table-cell>
          <table:table-cell office:value-type="float" office:value="196585585.497832" calcext:value-type="float">
            <text:p>196585585.497832</text:p>
          </table:table-cell>
          <table:table-cell office:value-type="float" office:value="84964642.9431752" calcext:value-type="float">
            <text:p>84964642.9431752</text:p>
          </table:table-cell>
          <table:table-cell office:value-type="float" office:value="158968418.886401" calcext:value-type="float">
            <text:p>158968418.886401</text:p>
          </table:table-cell>
          <table:table-cell office:value-type="float" office:value="1436929.62206729" calcext:value-type="float">
            <text:p>1436929.62206729</text:p>
          </table:table-cell>
          <table:table-cell office:value-type="float" office:value="27451.9694368244" calcext:value-type="float">
            <text:p>27451.9694368244</text:p>
          </table:table-cell>
          <table:table-cell office:value-type="float" office:value="248.082894889154" calcext:value-type="float">
            <text:p>248.082894889154</text:p>
          </table:table-cell>
          <table:table-cell office:value-type="float" office:value="5492.25752953069" calcext:value-type="float">
            <text:p>5492.25752953069</text:p>
          </table:table-cell>
          <table:table-cell office:value-type="float" office:value="39994.7398059737" calcext:value-type="float">
            <text:p>39994.7398059737</text:p>
          </table:table-cell>
          <table:table-cell office:value-type="float" office:value="1542520.46768571" calcext:value-type="float">
            <text:p>1542520.46768571</text:p>
          </table:table-cell>
          <table:table-cell office:value-type="float" office:value="660.830958372198" calcext:value-type="float">
            <text:p>660.830958372198</text:p>
          </table:table-cell>
          <table:table-cell office:value-type="float" office:value="4503.01768155485" calcext:value-type="float">
            <text:p>4503.01768155485</text:p>
          </table:table-cell>
          <table:table-cell office:value-type="float" office:value="54.3231397423873" calcext:value-type="float">
            <text:p>54.3231397423873</text:p>
          </table:table-cell>
          <table:table-cell office:value-type="float" office:value="167.318188153943" calcext:value-type="float">
            <text:p>167.318188153943</text:p>
          </table:table-cell>
          <table:table-cell table:formula="of:=[.$AC36]/[.$AC$28]" office:value-type="float" office:value="4.91304214982888" calcext:value-type="float">
            <text:p>4.91304214982888</text:p>
          </table:table-cell>
          <table:table-cell table:formula="of:=[.$AD36]/[.$AD$28]" office:value-type="float" office:value="1.12936066368977" calcext:value-type="float">
            <text:p>1.12936066368977</text:p>
          </table:table-cell>
          <table:table-cell table:style-name="ce10" table:formula="of:=[.$AD36]/([.$AD36]+[.$AC36])" office:value-type="percentage" office:value="0.754905187322302" calcext:value-type="percentage">
            <text:p>75.49%</text:p>
          </table:table-cell>
          <table:table-cell office:value-type="float" office:value="3013821931.90399" calcext:value-type="float">
            <text:p>3013821931.90399</text:p>
          </table:table-cell>
          <table:table-cell office:value-type="float" office:value="2307190731.55041" calcext:value-type="float">
            <text:p>2307190731.55041</text:p>
          </table:table-cell>
          <table:table-cell table:formula="of:=[.$AI36]/([.$AI36]+[.$AH36])" office:value-type="percentage" office:value="0.433599932470858" calcext:value-type="percentage">
            <text:p>43.36%</text:p>
          </table:table-cell>
          <table:table-cell office:value-type="float" office:value="185263192.091912" calcext:value-type="float">
            <text:p>185263192.091912</text:p>
          </table:table-cell>
          <table:table-cell office:value-type="float" office:value="242822084.805313" calcext:value-type="float">
            <text:p>242822084.805313</text:p>
          </table:table-cell>
          <table:table-cell table:formula="of:=[.$AL36]/([.$AL36]+[.$AK36])" office:value-type="percentage" office:value="0.567228302186178" calcext:value-type="percentage">
            <text:p>56.72%</text:p>
          </table:table-cell>
          <table:table-cell office:value-type="float" office:value="6958977306.96064" calcext:value-type="float">
            <text:p>6958977306.96064</text:p>
          </table:table-cell>
          <table:table-cell office:value-type="float" office:value="221007480.97731" calcext:value-type="float">
            <text:p>221007480.97731</text:p>
          </table:table-cell>
          <table:table-cell table:formula="of:=[.$AO36]/([.$AO36]+[.$AN36])" office:value-type="percentage" office:value="0.0307810514234783" calcext:value-type="percentage">
            <text:p>3.08%</text:p>
          </table:table-cell>
          <table:table-cell table:formula="of:=[.$AK36]+[.$AN36]" office:value-type="float" office:value="7144240499.05255" calcext:value-type="float">
            <text:p>7.14E+09</text:p>
          </table:table-cell>
          <table:table-cell table:formula="of:=[.$AL36]+[.$AO36]" office:value-type="float" office:value="463829565.782623" calcext:value-type="float">
            <text:p>4.64E+08</text:p>
          </table:table-cell>
          <table:table-cell table:formula="of:=[.$AR36]/([.$AR36]+[.$AQ36])" office:value-type="percentage" office:value="0.0609654698011343" calcext:value-type="percentage">
            <text:p>6.10%</text:p>
          </table:table-cell>
          <table:table-cell office:value-type="float" office:value="7254" calcext:value-type="float">
            <text:p>7254</text:p>
          </table:table-cell>
          <table:table-cell office:value-type="float" office:value="139" calcext:value-type="float">
            <text:p>139</text:p>
          </table:table-cell>
          <table:table-cell table:formula="of:=[.$AU36]/[.$AT36]" office:value-type="percentage" office:value="0.0191618417424869" calcext:value-type="percentage">
            <text:p>1.92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0" calcext:value-type="float">
            <text:p>7500</text:p>
          </table:table-cell>
          <table:table-cell office:value-type="float" office:value="2.36862745098039" calcext:value-type="float">
            <text:p>2.36862745098039</text:p>
          </table:table-cell>
          <table:table-cell office:value-type="float" office:value="2.42074363992172" calcext:value-type="float">
            <text:p>2.42074363992172</text:p>
          </table:table-cell>
          <table:table-cell office:value-type="float" office:value="1.9334637964775" calcext:value-type="float">
            <text:p>1.9334637964775</text:p>
          </table:table-cell>
          <table:table-cell office:value-type="float" office:value="7.36986301369863" calcext:value-type="float">
            <text:p>7.36986301369863</text:p>
          </table:table-cell>
          <table:table-cell table:formula="of:=SUM([.$D37:.$G37])" office:value-type="float" office:value="14.0926979010782" calcext:value-type="float">
            <text:p>14.09269790107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28402830038016" calcext:value-type="float">
            <text:p>3.28402830038016</text:p>
          </table:table-cell>
          <table:table-cell office:value-type="float" office:value="2.32110047006791" calcext:value-type="float">
            <text:p>2.32110047006791</text:p>
          </table:table-cell>
          <table:table-cell office:value-type="float" office:value="0.472810239423623" calcext:value-type="float">
            <text:p>0.472810239423623</text:p>
          </table:table-cell>
          <table:table-cell office:value-type="float" office:value="2.1066422076471" calcext:value-type="float">
            <text:p>2.1066422076471</text:p>
          </table:table-cell>
          <table:table-cell office:value-type="float" office:value="189705860" calcext:value-type="float">
            <text:p>189705860</text:p>
          </table:table-cell>
          <table:table-cell office:value-type="float" office:value="204641436.291404" calcext:value-type="float">
            <text:p>204641436.291404</text:p>
          </table:table-cell>
          <table:table-cell office:value-type="float" office:value="87241376" calcext:value-type="float">
            <text:p>87241376</text:p>
          </table:table-cell>
          <table:table-cell office:value-type="float" office:value="155869474.316943" calcext:value-type="float">
            <text:p>155869474.316943</text:p>
          </table:table-cell>
          <table:table-cell office:value-type="float" office:value="1470322.78734034" calcext:value-type="float">
            <text:p>1470322.78734034</text:p>
          </table:table-cell>
          <table:table-cell office:value-type="float" office:value="27951.8845272931" calcext:value-type="float">
            <text:p>27951.8845272931</text:p>
          </table:table-cell>
          <table:table-cell office:value-type="float" office:value="305.312039014849" calcext:value-type="float">
            <text:p>305.312039014849</text:p>
          </table:table-cell>
          <table:table-cell office:value-type="float" office:value="7208.40721891853" calcext:value-type="float">
            <text:p>7208.40721891853</text:p>
          </table:table-cell>
          <table:table-cell office:value-type="float" office:value="40526.9679756701" calcext:value-type="float">
            <text:p>40526.9679756701</text:p>
          </table:table-cell>
          <table:table-cell office:value-type="float" office:value="1614404.34971334" calcext:value-type="float">
            <text:p>1614404.34971334</text:p>
          </table:table-cell>
          <table:table-cell office:value-type="float" office:value="817.849662183409" calcext:value-type="float">
            <text:p>817.849662183409</text:p>
          </table:table-cell>
          <table:table-cell office:value-type="float" office:value="6405.59126612436" calcext:value-type="float">
            <text:p>6405.59126612436</text:p>
          </table:table-cell>
          <table:table-cell office:value-type="float" office:value="54.2928560669215" calcext:value-type="float">
            <text:p>54.2928560669215</text:p>
          </table:table-cell>
          <table:table-cell office:value-type="float" office:value="169.926559520838" calcext:value-type="float">
            <text:p>169.926559520838</text:p>
          </table:table-cell>
          <table:table-cell table:formula="of:=[.$AC37]/[.$AC$28]" office:value-type="float" office:value="4.91030326222553" calcext:value-type="float">
            <text:p>4.91030326222553</text:p>
          </table:table-cell>
          <table:table-cell table:formula="of:=[.$AD37]/[.$AD$28]" office:value-type="float" office:value="1.14696659195476" calcext:value-type="float">
            <text:p>1.14696659195476</text:p>
          </table:table-cell>
          <table:table-cell table:style-name="ce10" table:formula="of:=[.$AD37]/([.$AD37]+[.$AC37])" office:value-type="percentage" office:value="0.757858364207219" calcext:value-type="percentage">
            <text:p>75.79%</text:p>
          </table:table-cell>
          <table:table-cell office:value-type="float" office:value="2977192833.05306" calcext:value-type="float">
            <text:p>2977192833.05306</text:p>
          </table:table-cell>
          <table:table-cell office:value-type="float" office:value="2474307962.71563" calcext:value-type="float">
            <text:p>2474307962.71563</text:p>
          </table:table-cell>
          <table:table-cell table:formula="of:=[.$AI37]/([.$AI37]+[.$AH37])" office:value-type="percentage" office:value="0.453876474646417" calcext:value-type="percentage">
            <text:p>45.39%</text:p>
          </table:table-cell>
          <table:table-cell office:value-type="float" office:value="191341068.741192" calcext:value-type="float">
            <text:p>191341068.741192</text:p>
          </table:table-cell>
          <table:table-cell office:value-type="float" office:value="238018037.919774" calcext:value-type="float">
            <text:p>238018037.919774</text:p>
          </table:table-cell>
          <table:table-cell table:formula="of:=[.$AL37]/([.$AL37]+[.$AK37])" office:value-type="percentage" office:value="0.554356561272892" calcext:value-type="percentage">
            <text:p>55.44%</text:p>
          </table:table-cell>
          <table:table-cell office:value-type="float" office:value="7388553207.85022" calcext:value-type="float">
            <text:p>7388553207.85022</text:p>
          </table:table-cell>
          <table:table-cell office:value-type="float" office:value="212598487.634714" calcext:value-type="float">
            <text:p>212598487.634714</text:p>
          </table:table-cell>
          <table:table-cell table:formula="of:=[.$AO37]/([.$AO37]+[.$AN37])" office:value-type="percentage" office:value="0.0279692467867727" calcext:value-type="percentage">
            <text:p>2.80%</text:p>
          </table:table-cell>
          <table:table-cell table:formula="of:=[.$AK37]+[.$AN37]" office:value-type="float" office:value="7579894276.59141" calcext:value-type="float">
            <text:p>7.58E+09</text:p>
          </table:table-cell>
          <table:table-cell table:formula="of:=[.$AL37]+[.$AO37]" office:value-type="float" office:value="450616525.554488" calcext:value-type="float">
            <text:p>4.51E+08</text:p>
          </table:table-cell>
          <table:table-cell table:formula="of:=[.$AR37]/([.$AR37]+[.$AQ37])" office:value-type="percentage" office:value="0.0561130588896132" calcext:value-type="percentage">
            <text:p>5.61%</text:p>
          </table:table-cell>
          <table:table-cell office:value-type="float" office:value="7681" calcext:value-type="float">
            <text:p>7681</text:p>
          </table:table-cell>
          <table:table-cell office:value-type="float" office:value="177" calcext:value-type="float">
            <text:p>177</text:p>
          </table:table-cell>
          <table:table-cell table:formula="of:=[.$AU37]/[.$AT37]" office:value-type="percentage" office:value="0.0230438744955084" calcext:value-type="percentage">
            <text:p>2.30%</text:p>
          </table:table-cell>
          <table:table-cell table:number-columns-repeated="9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5.37059538274605" calcext:value-type="float">
            <text:p>5.37059538274605</text:p>
          </table:table-cell>
          <table:table-cell office:value-type="float" office:value="2.27460510328068" calcext:value-type="float">
            <text:p>2.27460510328068</text:p>
          </table:table-cell>
          <table:table-cell office:value-type="float" office:value="1.95382746051033" calcext:value-type="float">
            <text:p>1.95382746051033</text:p>
          </table:table-cell>
          <table:table-cell office:value-type="float" office:value="14.5540704738761" calcext:value-type="float">
            <text:p>14.5540704738761</text:p>
          </table:table-cell>
          <table:table-cell table:formula="of:=SUM([.$D38:.$G38])" office:value-type="float" office:value="24.1530984204132" calcext:value-type="float">
            <text:p>24.15309842041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.68656797581349" calcext:value-type="float">
            <text:p>7.68656797581349</text:p>
          </table:table-cell>
          <table:table-cell office:value-type="float" office:value="8.86842268301444" calcext:value-type="float">
            <text:p>8.86842268301444</text:p>
          </table:table-cell>
          <table:table-cell office:value-type="float" office:value="1.08446300361157" calcext:value-type="float">
            <text:p>1.08446300361157</text:p>
          </table:table-cell>
          <table:table-cell office:value-type="float" office:value="3.31569980863816" calcext:value-type="float">
            <text:p>3.31569980863816</text:p>
          </table:table-cell>
          <table:table-cell office:value-type="float" office:value="213282109.331114" calcext:value-type="float">
            <text:p>213282109.331114</text:p>
          </table:table-cell>
          <table:table-cell office:value-type="float" office:value="184956062.73657" calcext:value-type="float">
            <text:p>184956062.73657</text:p>
          </table:table-cell>
          <table:table-cell office:value-type="float" office:value="103249487.008505" calcext:value-type="float">
            <text:p>103249487.008505</text:p>
          </table:table-cell>
          <table:table-cell office:value-type="float" office:value="168554796.332933" calcext:value-type="float">
            <text:p>168554796.332933</text:p>
          </table:table-cell>
          <table:table-cell office:value-type="float" office:value="3393842.90246303" calcext:value-type="float">
            <text:p>3393842.90246303</text:p>
          </table:table-cell>
          <table:table-cell office:value-type="float" office:value="109601.867201847" calcext:value-type="float">
            <text:p>109601.867201847</text:p>
          </table:table-cell>
          <table:table-cell office:value-type="float" office:value="890.230816914306" calcext:value-type="float">
            <text:p>890.230816914306</text:p>
          </table:table-cell>
          <table:table-cell office:value-type="float" office:value="10265.8461229479" calcext:value-type="float">
            <text:p>10265.8461229479</text:p>
          </table:table-cell>
          <table:table-cell office:value-type="float" office:value="88833.3691959297" calcext:value-type="float">
            <text:p>88833.3691959297</text:p>
          </table:table-cell>
          <table:table-cell office:value-type="float" office:value="6383133.152803" calcext:value-type="float">
            <text:p>6383133.152803</text:p>
          </table:table-cell>
          <table:table-cell office:value-type="float" office:value="2428.17205401052" calcext:value-type="float">
            <text:p>2428.17205401052</text:p>
          </table:table-cell>
          <table:table-cell office:value-type="float" office:value="9650.66254921947" calcext:value-type="float">
            <text:p>9650.66254921947</text:p>
          </table:table-cell>
          <table:table-cell office:value-type="float" office:value="144.012037658145" calcext:value-type="float">
            <text:p>144.012037658145</text:p>
          </table:table-cell>
          <table:table-cell office:value-type="float" office:value="204.199219500095" calcext:value-type="float">
            <text:p>204.199219500095</text:p>
          </table:table-cell>
          <table:table-cell table:formula="of:=[.$AC38]/[.$AC$28]" office:value-type="float" office:value="13.0246008322146" calcext:value-type="float">
            <text:p>13.0246008322146</text:p>
          </table:table-cell>
          <table:table-cell table:formula="of:=[.$AD38]/[.$AD$28]" office:value-type="float" office:value="1.37829944612704" calcext:value-type="float">
            <text:p>1.37829944612704</text:p>
          </table:table-cell>
          <table:table-cell table:style-name="ce10" table:formula="of:=[.$AD38]/([.$AD38]+[.$AC38])" office:value-type="percentage" office:value="0.586423371738667" calcext:value-type="percentage">
            <text:p>58.64%</text:p>
          </table:table-cell>
          <table:table-cell office:value-type="float" office:value="4937783947.74248" calcext:value-type="float">
            <text:p>4937783947.74248</text:p>
          </table:table-cell>
          <table:table-cell office:value-type="float" office:value="2294027302.38384" calcext:value-type="float">
            <text:p>2294027302.38384</text:p>
          </table:table-cell>
          <table:table-cell table:formula="of:=[.$AI38]/([.$AI38]+[.$AH38])" office:value-type="percentage" office:value="0.317213381688269" calcext:value-type="percentage">
            <text:p>31.72%</text:p>
          </table:table-cell>
          <table:table-cell office:value-type="float" office:value="888989166.174445" calcext:value-type="float">
            <text:p>888989166.174445</text:p>
          </table:table-cell>
          <table:table-cell office:value-type="float" office:value="565364750.979587" calcext:value-type="float">
            <text:p>565364750.979587</text:p>
          </table:table-cell>
          <table:table-cell table:formula="of:=[.$AL38]/([.$AL38]+[.$AK38])" office:value-type="percentage" office:value="0.388739456270677" calcext:value-type="percentage">
            <text:p>38.87%</text:p>
          </table:table-cell>
          <table:table-cell office:value-type="float" office:value="34628212821.9431" calcext:value-type="float">
            <text:p>34628212821.9431</text:p>
          </table:table-cell>
          <table:table-cell office:value-type="float" office:value="470027080.31176" calcext:value-type="float">
            <text:p>470027080.31176</text:p>
          </table:table-cell>
          <table:table-cell table:formula="of:=[.$AO38]/([.$AO38]+[.$AN38])" office:value-type="percentage" office:value="0.0133917564419395" calcext:value-type="percentage">
            <text:p>1.34%</text:p>
          </table:table-cell>
          <table:table-cell table:formula="of:=[.$AK38]+[.$AN38]" office:value-type="float" office:value="35517201988.1175" calcext:value-type="float">
            <text:p>3.55E+10</text:p>
          </table:table-cell>
          <table:table-cell table:formula="of:=[.$AL38]+[.$AO38]" office:value-type="float" office:value="1035391831.29135" calcext:value-type="float">
            <text:p>1.04E+09</text:p>
          </table:table-cell>
          <table:table-cell table:formula="of:=[.$AR38]/([.$AR38]+[.$AQ38])" office:value-type="percentage" office:value="0.0283260836811414" calcext:value-type="percentage">
            <text:p>2.83%</text:p>
          </table:table-cell>
          <table:table-cell office:value-type="float" office:value="39166" calcext:value-type="float">
            <text:p>39166</text:p>
          </table:table-cell>
          <table:table-cell office:value-type="float" office:value="4161" calcext:value-type="float">
            <text:p>4161</text:p>
          </table:table-cell>
          <table:table-cell table:formula="of:=[.$AU38]/[.$AT38]" office:value-type="percentage" office:value="0.106240106214574" calcext:value-type="percentage">
            <text:p>10.62%</text:p>
          </table:table-cell>
          <table:table-cell table:number-columns-repeated="976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43.35pt" fo:page-height="1171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21:12:59.418749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16:23.951276080</meta:creation-date>
    <dc:date>2018-01-23T21:13:04.645389604</dc:date>
    <meta:editing-duration>PT8H2M41S</meta:editing-duration>
    <meta:editing-cycles>29</meta:editing-cycles>
    <meta:generator>LibreOffice/5.4.2.2$Linux_X86_64 LibreOffice_project/40m0$Build-2</meta:generator>
    <meta:document-statistic meta:table-count="2" meta:cell-count="169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23cm" svg:y="0.316cm" chart:style-name="ch2">
          <text:p>Resource Utilisation (CPU)</text:p>
        </chart:title>
        <chart:legend chart:legend-position="end" svg:x="14.469cm" svg:y="3.706cm" style:legend-expansion="high" chart:style-name="ch3"/>
        <chart:plot-area chart:style-name="ch4" table:cell-range-address="Sheet1.B27:Sheet1.B37 Sheet1.A14:Sheet1.A15 Sheet1.M4:Sheet1.M25 Sheet1.A27:Sheet1.A27 Sheet1.M27:Sheet1.M37" chart:data-source-has-labels="both" svg:x="1.33cm" svg:y="1.275cm" svg:width="12.82cm" svg:height="6.57cm">
          <chartooo:coordinate-region svg:x="1.951cm" svg:y="1.474cm" svg:width="11.919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7"/>
          </chart:axis>
          <chart:axis chart:dimension="y" chart:name="primary-y" chart:style-name="ch5">
            <chart:title svg:x="0.451cm" svg:y="5.146cm" chart:style-name="ch7">
              <text:p>CPU %</text:p>
            </chart:title>
            <chart:grid chart:style-name="ch8" chart:class="major"/>
          </chart:axis>
          <chart:series chart:style-name="ch9" chart:values-cell-range-address="Sheet1.M4:Sheet1.M14" chart:label-cell-address="Sheet1.A14:Sheet1.A14" chart:class="chart:line">
            <chart:data-point chart:repeated="11"/>
          </chart:series>
          <chart:series chart:style-name="ch10" chart:values-cell-range-address="Sheet1.M15:Sheet1.M25" chart:label-cell-address="Sheet1.A15:Sheet1.A15" chart:class="chart:line">
            <chart:data-point chart:repeated="11"/>
          </chart:series>
          <chart:series chart:style-name="ch11" chart:values-cell-range-address="Sheet1.M27:Sheet1.M37" chart:label-cell-address="Sheet1.A27:Sheet1.A2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7</svg:desc>
                </draw:g>
              </table:table-cell>
              <table:table-cell office:value-type="float" office:value="28.6385600534351">
                <text:p>28.6385600534351</text:p>
                <draw:g>
                  <svg:desc>Sheet1.M4:Sheet1.M14</svg:desc>
                </draw:g>
              </table:table-cell>
              <table:table-cell office:value-type="float" office:value="1.88489567733713">
                <text:p>1.88489567733713</text:p>
                <draw:g>
                  <svg:desc>Sheet1.M15:Sheet1.M25</svg:desc>
                </draw:g>
              </table:table-cell>
              <table:table-cell office:value-type="float" office:value="1.76461424015623">
                <text:p>1.76461424015623</text:p>
                <draw:g>
                  <svg:desc>Sheet1.M27:Sheet1.M3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.3132768555595">
                <text:p>27.3132768555595</text:p>
              </table:table-cell>
              <table:table-cell office:value-type="float" office:value="1.70119273905436">
                <text:p>1.70119273905436</text:p>
              </table:table-cell>
              <table:table-cell office:value-type="float" office:value="1.44544962008004">
                <text:p>1.445449620080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5999317295139">
                <text:p>50.5999317295139</text:p>
              </table:table-cell>
              <table:table-cell office:value-type="float" office:value="2.76893392328964">
                <text:p>2.76893392328964</text:p>
              </table:table-cell>
              <table:table-cell office:value-type="float" office:value="2.94271644294188">
                <text:p>2.9427164429418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9.5785064471692">
                <text:p>49.5785064471692</text:p>
              </table:table-cell>
              <table:table-cell office:value-type="float" office:value="3.83941666061572">
                <text:p>3.83941666061572</text:p>
              </table:table-cell>
              <table:table-cell office:value-type="float" office:value="3.72625569369156">
                <text:p>3.726255693691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6.3549744523243">
                <text:p>46.3549744523243</text:p>
              </table:table-cell>
              <table:table-cell office:value-type="float" office:value="3.64368321168978">
                <text:p>3.64368321168978</text:p>
              </table:table-cell>
              <table:table-cell office:value-type="float" office:value="5.42367040983707">
                <text:p>5.4236704098370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1.9444081354404">
                <text:p>41.9444081354404</text:p>
              </table:table-cell>
              <table:table-cell office:value-type="float" office:value="4.10738301316932">
                <text:p>4.10738301316932</text:p>
              </table:table-cell>
              <table:table-cell office:value-type="float" office:value="7.88229756987784">
                <text:p>7.882297569877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2.6013016813558">
                <text:p>52.6013016813558</text:p>
              </table:table-cell>
              <table:table-cell office:value-type="float" office:value="12.7802358632882">
                <text:p>12.7802358632882</text:p>
              </table:table-cell>
              <table:table-cell office:value-type="float" office:value="6.05227405788113">
                <text:p>6.052274057881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0.5974401973418">
                <text:p>50.5974401973418</text:p>
              </table:table-cell>
              <table:table-cell office:value-type="float" office:value="6.64999092965007">
                <text:p>6.64999092965007</text:p>
              </table:table-cell>
              <table:table-cell office:value-type="float" office:value="4.02643738370447">
                <text:p>4.026437383704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.4220937546466">
                <text:p>48.4220937546466</text:p>
              </table:table-cell>
              <table:table-cell office:value-type="float" office:value="4.65359882822138">
                <text:p>4.65359882822138</text:p>
              </table:table-cell>
              <table:table-cell office:value-type="float" office:value="4.41956106327541">
                <text:p>4.4195610632754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5.8571065124025">
                <text:p>45.8571065124025</text:p>
              </table:table-cell>
              <table:table-cell office:value-type="float" office:value="3.83484233540575">
                <text:p>3.83484233540575</text:p>
              </table:table-cell>
              <table:table-cell office:value-type="float" office:value="3.12457378989759">
                <text:p>3.124573789897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3.0612596373028">
                <text:p>53.0612596373028</text:p>
              </table:table-cell>
              <table:table-cell office:value-type="float" office:value="4.92756234613977">
                <text:p>4.92756234613977</text:p>
              </table:table-cell>
              <table:table-cell office:value-type="float" office:value="3.28402830038016">
                <text:p>3.28402830038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138cm" svg:y="0.316cm" chart:style-name="ch2">
          <text:p>Cost (number of containers)</text:p>
        </chart:title>
        <chart:legend chart:legend-position="end" svg:x="14.469cm" svg:y="3.706cm" style:legend-expansion="high" chart:style-name="ch3"/>
        <chart:plot-area chart:style-name="ch4" table:cell-range-address="Sheet1.B15:Sheet1.B26 Sheet1.A14:Sheet1.A15 Sheet1.H4:Sheet1.H38 Sheet1.A27:Sheet1.A27" chart:data-source-has-labels="both" svg:x="1.33cm" svg:y="1.275cm" svg:width="12.82cm" svg:height="6.57cm">
          <chartooo:coordinate-region svg:x="1.951cm" svg:y="1.474cm" svg:width="11.827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15:Sheet1.B26"/>
          </chart:axis>
          <chart:axis chart:dimension="y" chart:name="primary-y" chart:style-name="ch7">
            <chart:title svg:x="0.451cm" svg:y="5.676cm" chart:style-name="ch8">
              <text:p># of containers</text:p>
            </chart:title>
            <chart:grid chart:style-name="ch9" chart:class="major"/>
          </chart:axis>
          <chart:series chart:style-name="ch10" chart:values-cell-range-address="Sheet1.H4:Sheet1.H14" chart:label-cell-address="Sheet1.A14:Sheet1.A14" chart:class="chart:line">
            <chart:data-point chart:repeated="11"/>
          </chart:series>
          <chart:series chart:style-name="ch11" chart:values-cell-range-address="Sheet1.H15:Sheet1.H26" chart:label-cell-address="Sheet1.A15:Sheet1.A15" chart:class="chart:line">
            <chart:data-point chart:repeated="12"/>
          </chart:series>
          <chart:series chart:style-name="ch12" chart:values-cell-range-address="Sheet1.H27:Sheet1.H38" chart:label-cell-address="Sheet1.A27:Sheet1.A27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15:Sheet1.B26</svg:desc>
                </draw:g>
              </table:table-cell>
              <table:table-cell office:value-type="float" office:value="1">
                <text:p>1</text:p>
                <draw:g>
                  <svg:desc>Sheet1.H4:Sheet1.H14</svg:desc>
                </draw:g>
              </table:table-cell>
              <table:table-cell office:value-type="float" office:value="7.61492861576661">
                <text:p>7.61492861576661</text:p>
                <draw:g>
                  <svg:desc>Sheet1.H15:Sheet1.H26</svg:desc>
                </draw:g>
              </table:table-cell>
              <table:table-cell office:value-type="float" office:value="7.86285714285714">
                <text:p>7.86285714285714</text:p>
                <draw:g>
                  <svg:desc>Sheet1.H27:Sheet1.H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58353510895884">
                <text:p>1.58353510895884</text:p>
              </table:table-cell>
              <table:table-cell office:value-type="float" office:value="7.55981941309256">
                <text:p>7.55981941309256</text:p>
              </table:table-cell>
              <table:table-cell office:value-type="float" office:value="7.31828442437925">
                <text:p>7.318284424379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0913978494624">
                <text:p>1.80913978494624</text:p>
              </table:table-cell>
              <table:table-cell office:value-type="float" office:value="7.56462585034014">
                <text:p>7.56462585034014</text:p>
              </table:table-cell>
              <table:table-cell office:value-type="float" office:value="7.56689342403628">
                <text:p>7.566893424036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6808510638298">
                <text:p>1.96808510638298</text:p>
              </table:table-cell>
              <table:table-cell office:value-type="float" office:value="8.01486199575372">
                <text:p>8.01486199575372</text:p>
              </table:table-cell>
              <table:table-cell office:value-type="float" office:value="7.51766477640641">
                <text:p>7.517664776406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84829329962073">
                <text:p>1.84829329962073</text:p>
              </table:table-cell>
              <table:table-cell office:value-type="float" office:value="7.5662100456621">
                <text:p>7.5662100456621</text:p>
              </table:table-cell>
              <table:table-cell office:value-type="float" office:value="9.8078081091931">
                <text:p>9.80780810919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87426160337553">
                <text:p>1.87426160337553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8.03457446808511">
                <text:p>8.034574468085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7.92774566473988">
                <text:p>7.92774566473988</text:p>
              </table:table-cell>
              <table:table-cell office:value-type="float" office:value="11.287037037037">
                <text:p>11.28703703703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.86032233307751">
                <text:p>1.86032233307751</text:p>
              </table:table-cell>
              <table:table-cell office:value-type="float" office:value="10.8373015873016">
                <text:p>10.8373015873016</text:p>
              </table:table-cell>
              <table:table-cell office:value-type="float" office:value="14.5526315789474">
                <text:p>14.552631578947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465206185567">
                <text:p>1.9465206185567</text:p>
              </table:table-cell>
              <table:table-cell office:value-type="float" office:value="11.3456464379947">
                <text:p>11.3456464379947</text:p>
              </table:table-cell>
              <table:table-cell office:value-type="float" office:value="13.0309477756286">
                <text:p>13.030947775628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.59893048128342">
                <text:p>2.59893048128342</text:p>
              </table:table-cell>
              <table:table-cell office:value-type="float" office:value="10.2984485173083">
                <text:p>10.2984485173083</text:p>
              </table:table-cell>
              <table:table-cell office:value-type="float" office:value="12.5551241111517">
                <text:p>12.55512411115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94820936639118">
                <text:p>1.94820936639118</text:p>
              </table:table-cell>
              <table:table-cell office:value-type="float" office:value="11.9391682184978">
                <text:p>11.9391682184978</text:p>
              </table:table-cell>
              <table:table-cell office:value-type="float" office:value="14.0926979010782">
                <text:p>14.09269790107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27.3998128806686">
                <text:p>27.3998128806686</text:p>
              </table:table-cell>
              <table:table-cell office:value-type="float" office:value="24.1530984204132">
                <text:p>24.15309842041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1.619cm" svg:y="0.316cm" chart:style-name="ch2">
          <text:p>Evaluation 3 Normalised CPU usage for workload and controller</text:p>
        </chart:title>
        <chart:legend chart:legend-position="end" svg:x="11.373cm" svg:y="3.955cm" style:legend-expansion="high" chart:style-name="ch3"/>
        <chart:plot-area chart:style-name="ch4" table:cell-range-address="Sheet1.B28:Sheet1.B38 Sheet1.AE3:Sheet1.AF3 Sheet1.AE28:Sheet1.AE38 Sheet1.AG27:Sheet1.AG37" chart:data-source-has-labels="both" svg:x="1.33cm" svg:y="1.275cm" svg:width="9.724cm" svg:height="6.57cm">
          <chartooo:coordinate-region svg:x="1.766cm" svg:y="1.474cm" svg:width="8.731cm" svg:height="5.724cm"/>
          <chart:axis chart:dimension="x" chart:name="primary-x" chart:style-name="ch5" chartooo:axis-type="text">
            <chart:title svg:x="4.891cm" svg:y="8.025cm" chart:style-name="ch6">
              <text:p>Concurrent users</text:p>
            </chart:title>
            <chart:categories table:cell-range-address="Sheet1.B28:Sheet1.B38"/>
          </chart:axis>
          <chart:axis chart:dimension="y" chart:name="primary-y" chart:style-name="ch5">
            <chart:title svg:x="0.451cm" svg:y="6.218cm" chart:style-name="ch7">
              <text:p>normalised cpu usage</text:p>
            </chart:title>
            <chart:grid chart:style-name="ch8" chart:class="major"/>
          </chart:axis>
          <chart:series chart:style-name="ch9" chart:values-cell-range-address="Sheet1.AE28:Sheet1.AE38" chart:label-cell-address="Sheet1.AE3:Sheet1.AE3" chart:class="chart:line">
            <chart:data-point chart:repeated="11"/>
          </chart:series>
          <chart:series chart:style-name="ch10" chart:values-cell-range-address="Sheet1.AG27:Sheet1.AG37" chart:label-cell-address="Sheet1.AF3:Sheet1.AF3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Workload</text:p>
                <draw:g>
                  <svg:desc>Sheet1.AE3:Sheet1.AE3</svg:desc>
                </draw:g>
              </table:table-cell>
              <table:table-cell office:value-type="string">
                <text:p>Normalised Controller</text:p>
                <draw:g>
                  <svg:desc>Sheet1.AF3:Sheet1.AF3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B28:Sheet1.B38</svg:desc>
                </draw:g>
              </table:table-cell>
              <table:table-cell office:value-type="float" office:value="1">
                <text:p>1</text:p>
                <draw:g>
                  <svg:desc>Sheet1.AE28:Sheet1.AE38</svg:desc>
                </draw:g>
              </table:table-cell>
              <table:table-cell office:value-type="float" office:value="0.903482209473533">
                <text:p>0.903482209473533</text:p>
                <draw:g>
                  <svg:desc>Sheet1.AG27:Sheet1.AG3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137609574626">
                <text:p>1.75137609574626</text:p>
              </table:table-cell>
              <table:table-cell office:value-type="float" office:value="0.930551288619139">
                <text:p>0.9305512886191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.34680661254711">
                <text:p>2.34680661254711</text:p>
              </table:table-cell>
              <table:table-cell office:value-type="float" office:value="0.885924960888813">
                <text:p>0.8859249608888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74359554072166">
                <text:p>2.74359554072166</text:p>
              </table:table-cell>
              <table:table-cell office:value-type="float" office:value="0.856127422532657">
                <text:p>0.8561274225326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86216672872755">
                <text:p>3.86216672872755</text:p>
              </table:table-cell>
              <table:table-cell office:value-type="float" office:value="0.837800330806738">
                <text:p>0.8378003308067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36257489368467">
                <text:p>3.36257489368467</text:p>
              </table:table-cell>
              <table:table-cell office:value-type="float" office:value="0.783507016902358">
                <text:p>0.78350701690235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.11037160465583">
                <text:p>4.11037160465583</text:p>
              </table:table-cell>
              <table:table-cell office:value-type="float" office:value="0.816288592114972">
                <text:p>0.8162885921149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03174333565584">
                <text:p>4.03174333565584</text:p>
              </table:table-cell>
              <table:table-cell office:value-type="float" office:value="0.790314513678144">
                <text:p>0.79031451367814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.91304214982888">
                <text:p>4.91304214982888</text:p>
              </table:table-cell>
              <table:table-cell office:value-type="float" office:value="0.796529223927098">
                <text:p>0.7965292239270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91030326222553">
                <text:p>4.91030326222553</text:p>
              </table:table-cell>
              <table:table-cell office:value-type="float" office:value="0.754905187322302">
                <text:p>0.7549051873223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0246008322146">
                <text:p>13.0246008322146</text:p>
              </table:table-cell>
              <table:table-cell office:value-type="float" office:value="0.757858364207219">
                <text:p>0.7578583642072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886cm" svg:y="0.316cm" chart:style-name="ch2">
          <text:p>Resource Utilisation (Memory)</text:p>
        </chart:title>
        <chart:legend chart:legend-position="end" svg:x="14.469cm" svg:y="3.706cm" style:legend-expansion="high" chart:style-name="ch3"/>
        <chart:plot-area chart:style-name="ch4" table:cell-range-address="Sheet1.B27:Sheet1.B37 Sheet1.A14:Sheet1.A15 Sheet1.Q4:Sheet1.Q14 Sheet1.T15:Sheet1.T25 Sheet1.A27:Sheet1.A27 Sheet1.T27:Sheet1.T38" chart:data-source-has-labels="both" svg:x="1.33cm" svg:y="1.275cm" svg:width="12.82cm" svg:height="6.57cm">
          <chartooo:coordinate-region svg:x="3.248cm" svg:y="1.474cm" svg:width="10.902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7"/>
          </chart:axis>
          <chart:axis chart:dimension="y" chart:name="primary-y" chart:style-name="ch5">
            <chart:title svg:x="0.451cm" svg:y="6.522cm" chart:style-name="ch7">
              <text:p>Memory (bytes / container)</text:p>
            </chart:title>
            <chart:grid chart:style-name="ch8" chart:class="major"/>
          </chart:axis>
          <chart:series chart:style-name="ch9" chart:values-cell-range-address="Sheet1.Q4:Sheet1.Q14" chart:label-cell-address="Sheet1.A14:Sheet1.A14" chart:class="chart:line">
            <chart:data-point chart:repeated="11"/>
          </chart:series>
          <chart:series chart:style-name="ch10" chart:values-cell-range-address="Sheet1.T15:Sheet1.T25" chart:label-cell-address="Sheet1.A15:Sheet1.A15" chart:class="chart:line">
            <chart:data-point chart:repeated="11"/>
          </chart:series>
          <chart:series chart:style-name="ch11" chart:values-cell-range-address="Sheet1.T27:Sheet1.T38" chart:label-cell-address="Sheet1.A27:Sheet1.A2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7</svg:desc>
                </draw:g>
              </table:table-cell>
              <table:table-cell office:value-type="float" office:value="128312741.647059">
                <text:p>128312741.647059</text:p>
                <draw:g>
                  <svg:desc>Sheet1.Q4:Sheet1.Q14</svg:desc>
                </draw:g>
              </table:table-cell>
              <table:table-cell office:value-type="float" office:value="108029956.240166">
                <text:p>108029956.240166</text:p>
                <draw:g>
                  <svg:desc>Sheet1.T15:Sheet1.T25</svg:desc>
                </draw:g>
              </table:table-cell>
              <table:table-cell office:value-type="float" office:value="98260605.8057143">
                <text:p>98260605.8057143</text:p>
                <draw:g>
                  <svg:desc>Sheet1.T27:Sheet1.T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6098318.075601">
                <text:p>176098318.075601</text:p>
              </table:table-cell>
              <table:table-cell office:value-type="float" office:value="136177349.634312">
                <text:p>136177349.634312</text:p>
              </table:table-cell>
              <table:table-cell office:value-type="float" office:value="133262357.525526">
                <text:p>133262357.525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7062362.968553">
                <text:p>237062362.968553</text:p>
              </table:table-cell>
              <table:table-cell office:value-type="float" office:value="132043359.457627">
                <text:p>132043359.457627</text:p>
              </table:table-cell>
              <table:table-cell office:value-type="float" office:value="144091166.185941">
                <text:p>144091166.18594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8666804.594435">
                <text:p>178666804.594435</text:p>
              </table:table-cell>
              <table:table-cell office:value-type="float" office:value="139052957.392592">
                <text:p>139052957.392592</text:p>
              </table:table-cell>
              <table:table-cell office:value-type="float" office:value="120038852.707355">
                <text:p>120038852.7073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5541330.211382">
                <text:p>165541330.211382</text:p>
              </table:table-cell>
              <table:table-cell office:value-type="float" office:value="137017501.478788">
                <text:p>137017501.478788</text:p>
              </table:table-cell>
              <table:table-cell office:value-type="float" office:value="144647213.209713">
                <text:p>144647213.2097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59674991.689451">
                <text:p>259674991.689451</text:p>
              </table:table-cell>
              <table:table-cell office:value-type="float" office:value="148852417.011024">
                <text:p>148852417.011024</text:p>
              </table:table-cell>
              <table:table-cell office:value-type="float" office:value="135675429.925926">
                <text:p>135675429.9259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3868869.472119">
                <text:p>213868869.472119</text:p>
              </table:table-cell>
              <table:table-cell office:value-type="float" office:value="131963786.102136">
                <text:p>131963786.102136</text:p>
              </table:table-cell>
              <table:table-cell office:value-type="float" office:value="150484882.376014">
                <text:p>150484882.37601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84866621.543434">
                <text:p>184866621.543434</text:p>
              </table:table-cell>
              <table:table-cell office:value-type="float" office:value="158458227.968905">
                <text:p>158458227.968905</text:p>
              </table:table-cell>
              <table:table-cell office:value-type="float" office:value="154110634.693757">
                <text:p>154110634.6937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1028484">
                <text:p>241028484</text:p>
              </table:table-cell>
              <table:table-cell office:value-type="float" office:value="161085681.268772">
                <text:p>161085681.268772</text:p>
              </table:table-cell>
              <table:table-cell office:value-type="float" office:value="150361383.908745">
                <text:p>150361383.90874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53186068.869566">
                <text:p>253186068.869566</text:p>
              </table:table-cell>
              <table:table-cell office:value-type="float" office:value="148004514.674472">
                <text:p>148004514.674472</text:p>
              </table:table-cell>
              <table:table-cell office:value-type="float" office:value="158968418.886401">
                <text:p>158968418.8864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0547795.478261">
                <text:p>220547795.478261</text:p>
              </table:table-cell>
              <table:table-cell office:value-type="float" office:value="169393775.881481">
                <text:p>169393775.881481</text:p>
              </table:table-cell>
              <table:table-cell office:value-type="float" office:value="155869474.316943">
                <text:p>155869474.316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554796.332933">
                <text:p>168554796.332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973cm" svg:y="0.316cm" chart:style-name="ch2">
          <text:p>Resource Utilisation (Network In Rates)</text:p>
        </chart:title>
        <chart:legend chart:legend-position="end" svg:x="14.469cm" svg:y="3.706cm" style:legend-expansion="high" chart:style-name="ch3"/>
        <chart:plot-area chart:style-name="ch4" table:cell-range-address="Sheet1.B27:Sheet1.B38 Sheet1.A14:Sheet1.A15 Sheet1.AK4:Sheet1.AK38 Sheet1.A27:Sheet1.A27" chart:data-source-has-labels="both" svg:x="1.33cm" svg:y="1.275cm" svg:width="12.82cm" svg:height="6.57cm">
          <chartooo:coordinate-region svg:x="3.248cm" svg:y="1.475cm" svg:width="10.345cm" svg:height="5.723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8"/>
          </chart:axis>
          <chart:axis chart:dimension="y" chart:name="primary-y" chart:style-name="ch5">
            <chart:title svg:x="0.451cm" svg:y="7.567cm" chart:style-name="ch7">
              <text:p>Network received (bytes / sec / container)</text:p>
            </chart:title>
            <chart:grid chart:style-name="ch8" chart:class="major"/>
          </chart:axis>
          <chart:series chart:style-name="ch9" chart:values-cell-range-address="Sheet1.AK4:Sheet1.AK14" chart:label-cell-address="Sheet1.A14:Sheet1.A14" chart:class="chart:line">
            <chart:data-point chart:repeated="11"/>
          </chart:series>
          <chart:series chart:style-name="ch10" chart:values-cell-range-address="Sheet1.AK15:Sheet1.AK26" chart:label-cell-address="Sheet1.A15:Sheet1.A15" chart:class="chart:line">
            <chart:data-point chart:repeated="12"/>
          </chart:series>
          <chart:series chart:style-name="ch11" chart:values-cell-range-address="Sheet1.AK27:Sheet1.AK38" chart:label-cell-address="Sheet1.A27:Sheet1.A2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8</svg:desc>
                </draw:g>
              </table:table-cell>
              <table:table-cell office:value-type="float" office:value="8619027.57465221">
                <text:p>8619027.57465221</text:p>
                <draw:g>
                  <svg:desc>Sheet1.AK4:Sheet1.AK14</svg:desc>
                </draw:g>
              </table:table-cell>
              <table:table-cell office:value-type="float" office:value="14302218.8309645">
                <text:p>14302218.8309645</text:p>
                <draw:g>
                  <svg:desc>Sheet1.AK15:Sheet1.AK26</svg:desc>
                </draw:g>
              </table:table-cell>
              <table:table-cell office:value-type="float" office:value="14262379.6436161">
                <text:p>14262379.6436161</text:p>
                <draw:g>
                  <svg:desc>Sheet1.AK27:Sheet1.AK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137997.1183842">
                <text:p>13137997.1183842</text:p>
              </table:table-cell>
              <table:table-cell office:value-type="float" office:value="20311520.3783356">
                <text:p>20311520.3783356</text:p>
              </table:table-cell>
              <table:table-cell office:value-type="float" office:value="17051018.922218">
                <text:p>17051018.9222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34336.7608212">
                <text:p>29134336.7608212</text:p>
              </table:table-cell>
              <table:table-cell office:value-type="float" office:value="34563318.2344089">
                <text:p>34563318.2344089</text:p>
              </table:table-cell>
              <table:table-cell office:value-type="float" office:value="34355932.4592681">
                <text:p>34355932.459268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6120518.0252502">
                <text:p>46120518.0252502</text:p>
              </table:table-cell>
              <table:table-cell office:value-type="float" office:value="48176986.1238618">
                <text:p>48176986.1238618</text:p>
              </table:table-cell>
              <table:table-cell office:value-type="float" office:value="42961125.8075589">
                <text:p>42961125.80755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902089.0346794">
                <text:p>54902089.0346794</text:p>
              </table:table-cell>
              <table:table-cell office:value-type="float" office:value="43922245.5533474">
                <text:p>43922245.5533474</text:p>
              </table:table-cell>
              <table:table-cell office:value-type="float" office:value="68179078.7783294">
                <text:p>68179078.77832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6081211.287978">
                <text:p>66081211.287978</text:p>
              </table:table-cell>
              <table:table-cell office:value-type="float" office:value="109915518.794731">
                <text:p>109915518.794731</text:p>
              </table:table-cell>
              <table:table-cell office:value-type="float" office:value="85948417.5615923">
                <text:p>85948417.56159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0193121.34211">
                <text:p>90193121.34211</text:p>
              </table:table-cell>
              <table:table-cell office:value-type="float" office:value="124956500.533091">
                <text:p>124956500.533091</text:p>
              </table:table-cell>
              <table:table-cell office:value-type="float" office:value="90669419.9563432">
                <text:p>90669419.956343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98698114.5280433">
                <text:p>98698114.5280433</text:p>
              </table:table-cell>
              <table:table-cell office:value-type="float" office:value="148479895.059896">
                <text:p>148479895.059896</text:p>
              </table:table-cell>
              <table:table-cell office:value-type="float" office:value="122191359.813673">
                <text:p>122191359.8136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7714690.99871">
                <text:p>117714690.99871</text:p>
              </table:table-cell>
              <table:table-cell office:value-type="float" office:value="138298031.99715">
                <text:p>138298031.99715</text:p>
              </table:table-cell>
              <table:table-cell office:value-type="float" office:value="176148359.845295">
                <text:p>176148359.84529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9123566.459197">
                <text:p>129123566.459197</text:p>
              </table:table-cell>
              <table:table-cell office:value-type="float" office:value="119532074.19457">
                <text:p>119532074.19457</text:p>
              </table:table-cell>
              <table:table-cell office:value-type="float" office:value="185263192.091912">
                <text:p>185263192.0919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428861.470706">
                <text:p>153428861.470706</text:p>
              </table:table-cell>
              <table:table-cell office:value-type="float" office:value="127189329.885564">
                <text:p>127189329.885564</text:p>
              </table:table-cell>
              <table:table-cell office:value-type="float" office:value="191341068.741192">
                <text:p>191341068.7411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821158125.440285">
                <text:p>821158125.440285</text:p>
              </table:table-cell>
              <table:table-cell office:value-type="float" office:value="888989166.174445">
                <text:p>888989166.17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421cm" svg:y="0.316cm" chart:style-name="ch2">
          <text:p>CPU Overhead</text:p>
        </chart:title>
        <chart:legend chart:legend-position="end" svg:x="14.469cm" svg:y="3.955cm" style:legend-expansion="high" chart:style-name="ch3"/>
        <chart:plot-area chart:style-name="ch4" table:cell-range-address="Sheet1.B27:Sheet1.B37 Sheet1.A14:Sheet1.A14 Sheet1.AG4:Sheet1.AG14 Sheet1.A27:Sheet1.A27 Sheet1.AG27:Sheet1.AG37" chart:data-source-has-labels="both" svg:x="1.33cm" svg:y="1.275cm" svg:width="12.82cm" svg:height="6.57cm">
          <chartooo:coordinate-region svg:x="2.745cm" svg:y="1.474cm" svg:width="10.94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7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G4:Sheet1.AG14" chart:label-cell-address="Sheet1.A14:Sheet1.A14" chart:class="chart:line">
            <chart:data-point chart:repeated="11"/>
          </chart:series>
          <chart:series chart:style-name="ch11" chart:values-cell-range-address="Sheet1.AG27:Sheet1.AG37" chart:label-cell-address="Sheet1.A27:Sheet1.A2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7</svg:desc>
                </draw:g>
              </table:table-cell>
              <table:table-cell office:value-type="float" office:value="0.674200308520308">
                <text:p>0.674200308520308</text:p>
                <draw:g>
                  <svg:desc>Sheet1.AG4:Sheet1.AG14</svg:desc>
                </draw:g>
              </table:table-cell>
              <table:table-cell office:value-type="float" office:value="0.903482209473533">
                <text:p>0.903482209473533</text:p>
                <draw:g>
                  <svg:desc>Sheet1.AG27:Sheet1.AG3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06751026779467">
                <text:p>0.406751026779467</text:p>
              </table:table-cell>
              <table:table-cell office:value-type="float" office:value="0.930551288619139">
                <text:p>0.9305512886191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76068243978844">
                <text:p>0.276068243978844</text:p>
              </table:table-cell>
              <table:table-cell office:value-type="float" office:value="0.885924960888813">
                <text:p>0.8859249608888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88762604676061">
                <text:p>0.288762604676061</text:p>
              </table:table-cell>
              <table:table-cell office:value-type="float" office:value="0.856127422532657">
                <text:p>0.8561274225326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6312762463564">
                <text:p>0.256312762463564</text:p>
              </table:table-cell>
              <table:table-cell office:value-type="float" office:value="0.837800330806738">
                <text:p>0.8378003308067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43635982526362">
                <text:p>0.343635982526362</text:p>
              </table:table-cell>
              <table:table-cell office:value-type="float" office:value="0.783507016902358">
                <text:p>0.7835070169023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9357859855289">
                <text:p>0.319357859855289</text:p>
              </table:table-cell>
              <table:table-cell office:value-type="float" office:value="0.816288592114972">
                <text:p>0.8162885921149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14592756447809">
                <text:p>0.314592756447809</text:p>
              </table:table-cell>
              <table:table-cell office:value-type="float" office:value="0.790314513678144">
                <text:p>0.790314513678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79908153591115">
                <text:p>0.279908153591115</text:p>
              </table:table-cell>
              <table:table-cell office:value-type="float" office:value="0.796529223927098">
                <text:p>0.79652922392709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269797145925142">
                <text:p>0.269797145925142</text:p>
              </table:table-cell>
              <table:table-cell office:value-type="float" office:value="0.754905187322302">
                <text:p>0.7549051873223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18962375659879">
                <text:p>0.318962375659879</text:p>
              </table:table-cell>
              <table:table-cell office:value-type="float" office:value="0.757858364207219">
                <text:p>0.7578583642072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77cm" svg:y="0.316cm" chart:style-name="ch2">
          <text:p>Memory Overhead</text:p>
        </chart:title>
        <chart:legend chart:legend-position="end" svg:x="14.469cm" svg:y="3.955cm" style:legend-expansion="high" chart:style-name="ch3"/>
        <chart:plot-area chart:style-name="ch4" table:cell-range-address="Sheet1.B27:Sheet1.B38 Sheet1.A14:Sheet1.A14 Sheet1.AJ4:Sheet1.AJ14 Sheet1.A27:Sheet1.A27 Sheet1.AJ27:Sheet1.AJ38" chart:data-source-has-labels="both" svg:x="1.33cm" svg:y="1.275cm" svg:width="12.82cm" svg:height="6.57cm">
          <chartooo:coordinate-region svg:x="2.745cm" svg:y="1.474cm" svg:width="11.033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8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J4:Sheet1.AJ14" chart:label-cell-address="Sheet1.A14:Sheet1.A14" chart:class="chart:line">
            <chart:data-point chart:repeated="11"/>
          </chart:series>
          <chart:series chart:style-name="ch11" chart:values-cell-range-address="Sheet1.AJ27:Sheet1.AJ38" chart:label-cell-address="Sheet1.A27:Sheet1.A2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8</svg:desc>
                </draw:g>
              </table:table-cell>
              <table:table-cell office:value-type="float" office:value="0.833342305248144">
                <text:p>0.833342305248144</text:p>
                <draw:g>
                  <svg:desc>Sheet1.AJ4:Sheet1.AJ14</svg:desc>
                </draw:g>
              </table:table-cell>
              <table:table-cell office:value-type="float" office:value="0.586397107075305">
                <text:p>0.586397107075305</text:p>
                <draw:g>
                  <svg:desc>Sheet1.AJ27:Sheet1.AJ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66173108985065">
                <text:p>0.566173108985065</text:p>
              </table:table-cell>
              <table:table-cell office:value-type="float" office:value="0.579034203105288">
                <text:p>0.5790342031052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79767127170703">
                <text:p>0.479767127170703</text:p>
              </table:table-cell>
              <table:table-cell office:value-type="float" office:value="0.573166701903386">
                <text:p>0.5731667019033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02307276823017">
                <text:p>0.502307276823017</text:p>
              </table:table-cell>
              <table:table-cell office:value-type="float" office:value="0.549373600409989">
                <text:p>0.5493736004099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24762819315841">
                <text:p>0.424762819315841</text:p>
              </table:table-cell>
              <table:table-cell office:value-type="float" office:value="0.491606963656379">
                <text:p>0.49160696365637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16370922048616">
                <text:p>0.516370922048616</text:p>
              </table:table-cell>
              <table:table-cell office:value-type="float" office:value="0.502914407508767">
                <text:p>0.5029144075087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40968657366112">
                <text:p>0.540968657366112</text:p>
              </table:table-cell>
              <table:table-cell office:value-type="float" office:value="0.474599607181733">
                <text:p>0.47459960718173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02117722235624">
                <text:p>0.602117722235624</text:p>
              </table:table-cell>
              <table:table-cell office:value-type="float" office:value="0.436255052167219">
                <text:p>0.4362550521672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89175292559214">
                <text:p>0.489175292559214</text:p>
              </table:table-cell>
              <table:table-cell office:value-type="float" office:value="0.434010123980904">
                <text:p>0.43401012398090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45445608583165">
                <text:p>0.45445608583165</text:p>
              </table:table-cell>
              <table:table-cell office:value-type="float" office:value="0.433599932470858">
                <text:p>0.43359993247085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78593758952279">
                <text:p>0.578593758952279</text:p>
              </table:table-cell>
              <table:table-cell office:value-type="float" office:value="0.453876474646417">
                <text:p>0.4538764746464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317213381688269">
                <text:p>0.3172133816882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812cm" svg:y="0.316cm" chart:style-name="ch2">
          <text:p>Network In Overhead</text:p>
        </chart:title>
        <chart:legend chart:legend-position="end" svg:x="14.469cm" svg:y="3.706cm" style:legend-expansion="high" chart:style-name="ch3"/>
        <chart:plot-area chart:style-name="ch4" table:cell-range-address="Sheet1.B27:Sheet1.B37 Sheet1.A14:Sheet1.A15 Sheet1.AM4:Sheet1.AM37 Sheet1.A27:Sheet1.A27" chart:data-source-has-labels="both" svg:x="1.33cm" svg:y="1.275cm" svg:width="12.82cm" svg:height="6.57cm">
          <chartooo:coordinate-region svg:x="2.93cm" svg:y="1.474cm" svg:width="11.22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7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M4:Sheet1.AM14" chart:label-cell-address="Sheet1.A14:Sheet1.A14" chart:class="chart:line">
            <chart:data-point chart:repeated="11"/>
          </chart:series>
          <chart:series chart:style-name="ch11" chart:values-cell-range-address="Sheet1.AM15:Sheet1.AM26" chart:label-cell-address="Sheet1.A15:Sheet1.A15" chart:class="chart:line">
            <chart:data-point chart:repeated="12"/>
          </chart:series>
          <chart:series chart:style-name="ch12" chart:values-cell-range-address="Sheet1.AM27:Sheet1.AM37" chart:label-cell-address="Sheet1.A27:Sheet1.A27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7</svg:desc>
                </draw:g>
              </table:table-cell>
              <table:table-cell office:value-type="float" office:value="0.899397804116278">
                <text:p>0.899397804116278</text:p>
                <draw:g>
                  <svg:desc>Sheet1.AM4:Sheet1.AM14</svg:desc>
                </draw:g>
              </table:table-cell>
              <table:table-cell office:value-type="float" office:value="0.809052803408523">
                <text:p>0.809052803408523</text:p>
                <draw:g>
                  <svg:desc>Sheet1.AM15:Sheet1.AM26</svg:desc>
                </draw:g>
              </table:table-cell>
              <table:table-cell office:value-type="float" office:value="0.815775096631726">
                <text:p>0.815775096631726</text:p>
                <draw:g>
                  <svg:desc>Sheet1.AM27:Sheet1.AM3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03709091341102">
                <text:p>0.903709091341102</text:p>
              </table:table-cell>
              <table:table-cell office:value-type="float" office:value="0.888595364566361">
                <text:p>0.888595364566361</text:p>
              </table:table-cell>
              <table:table-cell office:value-type="float" office:value="0.90246568721149">
                <text:p>0.902465687211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01099660197111">
                <text:p>0.801099660197111</text:p>
              </table:table-cell>
              <table:table-cell office:value-type="float" office:value="0.83001263918274">
                <text:p>0.83001263918274</text:p>
              </table:table-cell>
              <table:table-cell office:value-type="float" office:value="0.822369247238096">
                <text:p>0.82236924723809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00384865305987">
                <text:p>0.800384865305987</text:p>
              </table:table-cell>
              <table:table-cell office:value-type="float" office:value="0.77303453079455">
                <text:p>0.77303453079455</text:p>
              </table:table-cell>
              <table:table-cell office:value-type="float" office:value="0.789967498530479">
                <text:p>0.7899674985304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59412726788695">
                <text:p>0.159412726788695</text:p>
              </table:table-cell>
              <table:table-cell office:value-type="float" office:value="0.768915568618032">
                <text:p>0.768915568618032</text:p>
              </table:table-cell>
              <table:table-cell office:value-type="float" office:value="0.711906758068271">
                <text:p>0.71190675806827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5493974973043">
                <text:p>0.85493974973043</text:p>
              </table:table-cell>
              <table:table-cell office:value-type="float" office:value="0.616890252786401">
                <text:p>0.616890252786401</text:p>
              </table:table-cell>
              <table:table-cell office:value-type="float" office:value="0.626003295528061">
                <text:p>0.62600329552806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96426634697341">
                <text:p>0.796426634697341</text:p>
              </table:table-cell>
              <table:table-cell office:value-type="float" office:value="0.527354050675415">
                <text:p>0.527354050675415</text:p>
              </table:table-cell>
              <table:table-cell office:value-type="float" office:value="0.71845259765161">
                <text:p>0.718452597651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16298165145632">
                <text:p>0.816298165145632</text:p>
              </table:table-cell>
              <table:table-cell office:value-type="float" office:value="0.463457075041149">
                <text:p>0.463457075041149</text:p>
              </table:table-cell>
              <table:table-cell office:value-type="float" office:value="0.625504373941907">
                <text:p>0.6255043739419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1321466941597">
                <text:p>0.81321466941597</text:p>
              </table:table-cell>
              <table:table-cell office:value-type="float" office:value="0.522970091891021">
                <text:p>0.522970091891021</text:p>
              </table:table-cell>
              <table:table-cell office:value-type="float" office:value="0.570218972956939">
                <text:p>0.57021897295693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93189519587096">
                <text:p>0.793189519587096</text:p>
              </table:table-cell>
              <table:table-cell office:value-type="float" office:value="0.58800606238971">
                <text:p>0.58800606238971</text:p>
              </table:table-cell>
              <table:table-cell office:value-type="float" office:value="0.567228302186178">
                <text:p>0.5672283021861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8702323927661">
                <text:p>0.798702323927661</text:p>
              </table:table-cell>
              <table:table-cell office:value-type="float" office:value="0.408933086208957">
                <text:p>0.408933086208957</text:p>
              </table:table-cell>
              <table:table-cell office:value-type="float" office:value="0.554356561272892">
                <text:p>0.55435656127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4469275694147">
                <text:p>0.3944692756941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64cm" svg:y="0.316cm" chart:style-name="ch2">
          <text:p>Network Out Overhead</text:p>
        </chart:title>
        <chart:legend chart:legend-position="end" svg:x="14.469cm" svg:y="3.955cm" style:legend-expansion="high" chart:style-name="ch3"/>
        <chart:plot-area chart:style-name="ch4" table:cell-range-address="Sheet1.B27:Sheet1.B37 Sheet1.A14:Sheet1.A14 Sheet1.AP4:Sheet1.AP14 Sheet1.A27:Sheet1.A27 Sheet1.AP27:Sheet1.AP37" chart:data-source-has-labels="both" svg:x="1.33cm" svg:y="1.275cm" svg:width="12.82cm" svg:height="6.57cm">
          <chartooo:coordinate-region svg:x="2.745cm" svg:y="1.474cm" svg:width="10.94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7"/>
          </chart:axis>
          <chart:axis chart:dimension="y" chart:name="primary-y" chart:style-name="ch7">
            <chart:title svg:x="0.451cm" svg:y="4.802cm" chart:style-name="ch8">
              <text:p> %</text:p>
            </chart:title>
            <chart:grid chart:style-name="ch9" chart:class="major"/>
          </chart:axis>
          <chart:series chart:style-name="ch10" chart:values-cell-range-address="Sheet1.AP4:Sheet1.AP14" chart:label-cell-address="Sheet1.A14:Sheet1.A14" chart:class="chart:line">
            <chart:data-point chart:repeated="11"/>
          </chart:series>
          <chart:series chart:style-name="ch11" chart:values-cell-range-address="Sheet1.AP27:Sheet1.AP37" chart:label-cell-address="Sheet1.A27:Sheet1.A2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7</svg:desc>
                </draw:g>
              </table:table-cell>
              <table:table-cell office:value-type="float" office:value="0.935919320846788">
                <text:p>0.935919320846788</text:p>
                <draw:g>
                  <svg:desc>Sheet1.AP4:Sheet1.AP14</svg:desc>
                </draw:g>
              </table:table-cell>
              <table:table-cell office:value-type="float" office:value="0.155075217437898">
                <text:p>0.155075217437898</text:p>
                <draw:g>
                  <svg:desc>Sheet1.AP27:Sheet1.AP3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04236293403974">
                <text:p>0.904236293403974</text:p>
              </table:table-cell>
              <table:table-cell office:value-type="float" office:value="0.205777592692986">
                <text:p>0.205777592692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8974924510735">
                <text:p>0.868974924510735</text:p>
              </table:table-cell>
              <table:table-cell office:value-type="float" office:value="0.109179597722321">
                <text:p>0.1091795977223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80043237785298">
                <text:p>0.880043237785298</text:p>
              </table:table-cell>
              <table:table-cell office:value-type="float" office:value="0.0873395393237142">
                <text:p>0.08733953932371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4874841225134">
                <text:p>0.864874841225134</text:p>
              </table:table-cell>
              <table:table-cell office:value-type="float" office:value="0.0633549517268604">
                <text:p>0.06335495172686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94278529716617">
                <text:p>0.894278529716617</text:p>
              </table:table-cell>
              <table:table-cell office:value-type="float" office:value="0.0422887943602804">
                <text:p>0.042288794360280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75408820534218">
                <text:p>0.875408820534218</text:p>
              </table:table-cell>
              <table:table-cell office:value-type="float" office:value="0.0600778998391858">
                <text:p>0.060077899839185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74155792521489">
                <text:p>0.874155792521489</text:p>
              </table:table-cell>
              <table:table-cell office:value-type="float" office:value="0.0345678146263815">
                <text:p>0.03456781462638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80323013741792">
                <text:p>0.880323013741792</text:p>
              </table:table-cell>
              <table:table-cell office:value-type="float" office:value="0.032077943745498">
                <text:p>0.03207794374549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859119285028604">
                <text:p>0.859119285028604</text:p>
              </table:table-cell>
              <table:table-cell office:value-type="float" office:value="0.0307810514234783">
                <text:p>0.03078105142347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76853452971245">
                <text:p>0.876853452971245</text:p>
              </table:table-cell>
              <table:table-cell office:value-type="float" office:value="0.0279692467867727">
                <text:p>0.02796924678677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9cm" svg:y="0.316cm" chart:style-name="ch2">
          <text:p>Business Violation</text:p>
        </chart:title>
        <chart:legend chart:legend-position="end" svg:x="14.469cm" svg:y="3.706cm" style:legend-expansion="high" chart:style-name="ch3"/>
        <chart:plot-area chart:style-name="ch4" table:cell-range-address="Sheet1.B15:Sheet1.B26 Sheet1.A14:Sheet1.A15 Sheet1.AV4:Sheet1.AV38 Sheet1.A27:Sheet1.A27" chart:data-source-has-labels="both" svg:x="1.33cm" svg:y="1.275cm" svg:width="12.82cm" svg:height="6.57cm">
          <chartooo:coordinate-region svg:x="2.745cm" svg:y="1.474cm" svg:width="11.033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15:Sheet1.B26"/>
          </chart:axis>
          <chart:axis chart:dimension="y" chart:name="primary-y" chart:style-name="ch7">
            <chart:title svg:x="0.451cm" svg:y="4.763cm" chart:style-name="ch8">
              <text:p>%</text:p>
            </chart:title>
            <chart:grid chart:style-name="ch9" chart:class="major"/>
          </chart:axis>
          <chart:series chart:style-name="ch10" chart:values-cell-range-address="Sheet1.AV4:Sheet1.AV14" chart:label-cell-address="Sheet1.A14:Sheet1.A14" chart:class="chart:line">
            <chart:data-point chart:repeated="11"/>
          </chart:series>
          <chart:series chart:style-name="ch11" chart:values-cell-range-address="Sheet1.AV15:Sheet1.AV26" chart:label-cell-address="Sheet1.A15:Sheet1.A15" chart:class="chart:line">
            <chart:data-point chart:repeated="12"/>
          </chart:series>
          <chart:series chart:style-name="ch12" chart:values-cell-range-address="Sheet1.AV27:Sheet1.AV38" chart:label-cell-address="Sheet1.A27:Sheet1.A27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15:Sheet1.B26</svg:desc>
                </draw:g>
              </table:table-cell>
              <table:table-cell office:value-type="float" office:value="0">
                <text:p>0</text:p>
                <draw:g>
                  <svg:desc>Sheet1.AV4:Sheet1.AV14</svg:desc>
                </draw:g>
              </table:table-cell>
              <table:table-cell office:value-type="float" office:value="0">
                <text:p>0</text:p>
                <draw:g>
                  <svg:desc>Sheet1.AV15:Sheet1.AV26</svg:desc>
                </draw:g>
              </table:table-cell>
              <table:table-cell office:value-type="float" office:value="0">
                <text:p>0</text:p>
                <draw:g>
                  <svg:desc>Sheet1.AV27:Sheet1.AV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157977883096367">
                <text:p>0.00157977883096367</text:p>
              </table:table-cell>
              <table:table-cell office:value-type="float" office:value="0.00175131348511384">
                <text:p>0.001751313485113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60927152317881">
                <text:p>0.00860927152317881</text:p>
              </table:table-cell>
              <table:table-cell office:value-type="float" office:value="0.00318725099601594">
                <text:p>0.00318725099601594</text:p>
              </table:table-cell>
              <table:table-cell office:value-type="float" office:value="0.00247116968698517">
                <text:p>0.0024711696869851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11682037768994">
                <text:p>0.211682037768994</text:p>
              </table:table-cell>
              <table:table-cell office:value-type="float" office:value="0.00108283703302653">
                <text:p>0.00108283703302653</text:p>
              </table:table-cell>
              <table:table-cell office:value-type="float" office:value="0.00185643564356436">
                <text:p>0.001856435643564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7351778656126">
                <text:p>0.387351778656126</text:p>
              </table:table-cell>
              <table:table-cell office:value-type="float" office:value="0.0060672917815775">
                <text:p>0.0060672917815775</text:p>
              </table:table-cell>
              <table:table-cell office:value-type="float" office:value="0.00512382578992314">
                <text:p>0.0051238257899231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38353309015112">
                <text:p>0.638353309015112</text:p>
              </table:table-cell>
              <table:table-cell office:value-type="float" office:value="0.0245962732919255">
                <text:p>0.0245962732919255</text:p>
              </table:table-cell>
              <table:table-cell office:value-type="float" office:value="0.0311782080735149">
                <text:p>0.03117820807351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03393912853076">
                <text:p>0.503393912853076</text:p>
              </table:table-cell>
              <table:table-cell office:value-type="float" office:value="0.0943898443898444">
                <text:p>0.0943898443898444</text:p>
              </table:table-cell>
              <table:table-cell office:value-type="float" office:value="0.116234390009606">
                <text:p>0.11623439000960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21313923105636">
                <text:p>0.621313923105636</text:p>
              </table:table-cell>
              <table:table-cell office:value-type="float" office:value="0.0429001950008864">
                <text:p>0.0429001950008864</text:p>
              </table:table-cell>
              <table:table-cell office:value-type="float" office:value="0.0418410041841004">
                <text:p>0.0418410041841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40349431349926">
                <text:p>0.640349431349926</text:p>
              </table:table-cell>
              <table:table-cell office:value-type="float" office:value="0.0207625519063798">
                <text:p>0.0207625519063798</text:p>
              </table:table-cell>
              <table:table-cell office:value-type="float" office:value="0.0592604298356511">
                <text:p>0.05926042983565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17773892773893">
                <text:p>0.517773892773893</text:p>
              </table:table-cell>
              <table:table-cell office:value-type="float" office:value="0.0286761535144459">
                <text:p>0.0286761535144459</text:p>
              </table:table-cell>
              <table:table-cell office:value-type="float" office:value="0.0191618417424869">
                <text:p>0.01916184174248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59324905512837">
                <text:p>0.659324905512837</text:p>
              </table:table-cell>
              <table:table-cell office:value-type="float" office:value="0.0304966000412116">
                <text:p>0.0304966000412116</text:p>
              </table:table-cell>
              <table:table-cell office:value-type="float" office:value="0.0230438744955084">
                <text:p>0.02304387449550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762544348707552">
                <text:p>0.0762544348707552</text:p>
              </table:table-cell>
              <table:table-cell office:value-type="float" office:value="0.106240106214574">
                <text:p>0.1062401062145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801cm" svg:y="0.316cm" chart:style-name="ch2">
          <text:p>Resource Utilisation (Network Out Rates)</text:p>
        </chart:title>
        <chart:legend chart:legend-position="end" svg:x="14.469cm" svg:y="3.706cm" style:legend-expansion="high" chart:style-name="ch3"/>
        <chart:plot-area chart:style-name="ch4" table:cell-range-address="Sheet1.B27:Sheet1.B38 Sheet1.A14:Sheet1.A15 Sheet1.AN4:Sheet1.AN38 Sheet1.A27:Sheet1.A27" chart:data-source-has-labels="both" svg:x="1.33cm" svg:y="1.275cm" svg:width="12.82cm" svg:height="6.57cm">
          <chartooo:coordinate-region svg:x="3.618cm" svg:y="1.474cm" svg:width="10.161cm" svg:height="5.724cm"/>
          <chart:axis chart:dimension="x" chart:name="primary-x" chart:style-name="ch5" chartooo:axis-type="text">
            <chart:title svg:x="6.439cm" svg:y="8.025cm" chart:style-name="ch6">
              <text:p>Concurrent users</text:p>
            </chart:title>
            <chart:categories table:cell-range-address="Sheet1.B27:Sheet1.B38"/>
          </chart:axis>
          <chart:axis chart:dimension="y" chart:name="primary-y" chart:style-name="ch5">
            <chart:title svg:x="0.451cm" svg:y="7.739cm" chart:style-name="ch7">
              <text:p>Network transmitted (bytes / sec / container)</text:p>
            </chart:title>
            <chart:grid chart:style-name="ch8" chart:class="major"/>
          </chart:axis>
          <chart:series chart:style-name="ch9" chart:values-cell-range-address="Sheet1.AN4:Sheet1.AN14" chart:label-cell-address="Sheet1.A14:Sheet1.A14" chart:class="chart:line">
            <chart:data-point chart:repeated="11"/>
          </chart:series>
          <chart:series chart:style-name="ch10" chart:values-cell-range-address="Sheet1.AN15:Sheet1.AN26" chart:label-cell-address="Sheet1.A15:Sheet1.A15" chart:class="chart:line">
            <chart:data-point chart:repeated="12"/>
          </chart:series>
          <chart:series chart:style-name="ch11" chart:values-cell-range-address="Sheet1.AN27:Sheet1.AN38" chart:label-cell-address="Sheet1.A27:Sheet1.A2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string">
                <text:p>3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7:Sheet1.B38</svg:desc>
                </draw:g>
              </table:table-cell>
              <table:table-cell office:value-type="float" office:value="5008763.60042026">
                <text:p>5008763.60042026</text:p>
                <draw:g>
                  <svg:desc>Sheet1.AN4:Sheet1.AN14</svg:desc>
                </draw:g>
              </table:table-cell>
              <table:table-cell office:value-type="float" office:value="318360275.530964">
                <text:p>318360275.530964</text:p>
                <draw:g>
                  <svg:desc>Sheet1.AN15:Sheet1.AN26</svg:desc>
                </draw:g>
              </table:table-cell>
              <table:table-cell office:value-type="float" office:value="325294885.053548">
                <text:p>325294885.053548</text:p>
                <draw:g>
                  <svg:desc>Sheet1.AN27:Sheet1.AN3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598092.2773624">
                <text:p>11598092.2773624</text:p>
              </table:table-cell>
              <table:table-cell office:value-type="float" office:value="653668747.88256">
                <text:p>653668747.88256</text:p>
              </table:table-cell>
              <table:table-cell office:value-type="float" office:value="579083004.443591">
                <text:p>579083004.4435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888378.5631467">
                <text:p>15888378.5631467</text:p>
              </table:table-cell>
              <table:table-cell office:value-type="float" office:value="1237310085.46815">
                <text:p>1237310085.46815</text:p>
              </table:table-cell>
              <table:table-cell office:value-type="float" office:value="1229875102.72434">
                <text:p>1229875102.724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3868884.8870563">
                <text:p>23868884.8870563</text:p>
              </table:table-cell>
              <table:table-cell office:value-type="float" office:value="1844253889.32657">
                <text:p>1844253889.32657</text:p>
              </table:table-cell>
              <table:table-cell office:value-type="float" office:value="1600518279.49329">
                <text:p>1600518279.493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967415.1462181">
                <text:p>33967415.1462181</text:p>
              </table:table-cell>
              <table:table-cell office:value-type="float" office:value="1726697066.91804">
                <text:p>1726697066.91804</text:p>
              </table:table-cell>
              <table:table-cell office:value-type="float" office:value="2342866416.17489">
                <text:p>2342866416.1748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3486732.3979104">
                <text:p>43486732.3979104</text:p>
              </table:table-cell>
              <table:table-cell office:value-type="float" office:value="3974445571.39566">
                <text:p>3974445571.39566</text:p>
              </table:table-cell>
              <table:table-cell office:value-type="float" office:value="3027506438.27371">
                <text:p>3027506438.273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7412938.9231931">
                <text:p>47412938.9231931</text:p>
              </table:table-cell>
              <table:table-cell office:value-type="float" office:value="4993441068.36858">
                <text:p>4993441068.36858</text:p>
              </table:table-cell>
              <table:table-cell office:value-type="float" office:value="3245421428.70484">
                <text:p>3245421428.7048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9082662.3868512">
                <text:p>59082662.3868512</text:p>
              </table:table-cell>
              <table:table-cell office:value-type="float" office:value="5510421993.3946">
                <text:p>5510421993.3946</text:p>
              </table:table-cell>
              <table:table-cell office:value-type="float" office:value="4956784262.62395">
                <text:p>4956784262.623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401402.5883005">
                <text:p>65401402.5883005</text:p>
              </table:table-cell>
              <table:table-cell office:value-type="float" office:value="5258316534.97508">
                <text:p>5258316534.97508</text:p>
              </table:table-cell>
              <table:table-cell office:value-type="float" office:value="6295048925.5579">
                <text:p>6295048925.557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5469514.1611335">
                <text:p>75469514.1611335</text:p>
              </table:table-cell>
              <table:table-cell office:value-type="float" office:value="4624251281.78368">
                <text:p>4624251281.78368</text:p>
              </table:table-cell>
              <table:table-cell office:value-type="float" office:value="6958977306.96064">
                <text:p>6958977306.960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0292022.9637143">
                <text:p>80292022.9637143</text:p>
              </table:table-cell>
              <table:table-cell office:value-type="float" office:value="4666176160.95853">
                <text:p>4666176160.95853</text:p>
              </table:table-cell>
              <table:table-cell office:value-type="float" office:value="7388553207.85022">
                <text:p>7388553207.850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30145440783.9769">
                <text:p>30145440783.9769</text:p>
              </table:table-cell>
              <table:table-cell office:value-type="float" office:value="34628212821.9431">
                <text:p>34628212821.94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